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ranth" svg:font-family="Amaranth" style:font-adornments="Bold" style:font-pitch="variable"/>
    <style:font-face style:name="Amaranth1" svg:font-family="Amaranth" style:font-pitch="variable"/>
    <style:font-face style:name="Barlow" svg:font-family="Barlow" style:font-pitch="variable"/>
    <style:font-face style:name="Barlow Black" svg:font-family="'Barlow Black'" style:font-pitch="variable"/>
    <style:font-face style:name="Barlow ExtraBold" svg:font-family="'Barlow ExtraBold'" style:font-pitch="variable"/>
    <style:font-face style:name="Barlow SemiBold" svg:font-family="'Barlow Semi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aleway ExtraBold" svg:font-family="'Raleway ExtraBold'" style:font-pitch="variable"/>
    <style:font-face style:name="Staatliches" svg:font-family="Staatliches"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solid" draw:stroke-dash="Dash_20_Dot_20_4" svg:stroke-width="0.03cm" svg:stroke-color="#6ed487" draw:marker-start-width="0.25cm" draw:marker-end-width="0.25cm" draw:stroke-linejoin="round" svg:stroke-linecap="round" draw:fill="none" draw:fill-color="#ffffff" draw:textarea-horizontal-align="center" draw:textarea-vertical-align="middle" fo:padding-top="0.14cm" fo:padding-bottom="0.14cm" fo:padding-left="0.265cm" fo:padding-right="0.265cm"/>
    </style:style>
    <style:style style:name="gr2" style:family="graphic" style:parent-style-name="standard">
      <style:graphic-properties draw:stroke="solid" draw:stroke-dash="Dot" svg:stroke-width="0.08cm" svg:stroke-color="#a5e8b2" draw:marker-start-width="0.32cm" draw:marker-end-width="0.32cm" draw:fill="solid" draw:fill-color="#a5e8b6" draw:opacity="100%" draw:textarea-horizontal-align="center" draw:textarea-vertical-align="middle" draw:auto-grow-width="true" fo:min-height="1.525cm" fo:min-width="3.304cm" fo:padding-top="0.04cm" fo:padding-bottom="0.04cm" fo:padding-left="0.04cm" fo:padding-right="0.04cm" draw:shadow="hidden" draw:shadow-opacity="100%"/>
    </style:style>
    <style:style style:name="gr3" style:family="graphic" style:parent-style-name="standard">
      <style:graphic-properties draw:stroke="solid" draw:stroke-dash="Dot" svg:stroke-width="0.08cm" svg:stroke-color="#a5e8b2" draw:marker-start-width="0.32cm" draw:marker-end-width="0.32cm" draw:fill="solid" draw:fill-color="#a5e8b6" draw:opacity="100%" draw:textarea-horizontal-align="center" draw:textarea-vertical-align="middle" draw:auto-grow-width="true" fo:min-height="2.033cm" fo:min-width="3.067cm" fo:padding-top="0.04cm" fo:padding-bottom="0.04cm" fo:padding-left="0.04cm" fo:padding-right="0.04cm" draw:shadow="hidden" draw:shadow-opacity="100%"/>
    </style:style>
    <style:style style:name="gr4" style:family="graphic" style:parent-style-name="standard">
      <style:graphic-properties draw:stroke="solid" draw:stroke-dash="Dot" svg:stroke-width="0.08cm" svg:stroke-color="#a5e8b2" draw:marker-start-width="0.32cm" draw:marker-end-width="0.32cm" draw:fill="solid" draw:fill-color="#a5e8b6" draw:opacity="100%" draw:textarea-horizontal-align="center" draw:textarea-vertical-align="middle" draw:auto-grow-width="true" fo:min-height="2.033cm" fo:min-width="4.083cm" fo:padding-top="0.04cm" fo:padding-bottom="0.04cm" fo:padding-left="0.04cm" fo:padding-right="0.04cm" draw:shadow="hidden" draw:shadow-opacity="100%"/>
    </style:style>
    <style:style style:name="gr5" style:family="graphic" style:parent-style-name="standard">
      <style:graphic-properties draw:stroke="none" draw:stroke-dash="Dash_20_Dot_20_4" svg:stroke-width="0cm" draw:stroke-linejoin="none" svg:stroke-linecap="butt" draw:fill="solid" draw:fill-color="#6ed487" draw:opacity="100%" draw:textarea-horizontal-align="center" draw:textarea-vertical-align="middle" draw:shadow-opacity="100%"/>
    </style:style>
    <style:style style:name="gr6" style:family="graphic" style:parent-style-name="standard">
      <style:graphic-properties draw:stroke="none" draw:stroke-dash="Dash_20_Dot_20_4" svg:stroke-width="0cm" svg:stroke-color="#000000" draw:stroke-linejoin="none" svg:stroke-linecap="round" draw:fill="solid" draw:fill-color="#6ed487" draw:opacity="100%" draw:textarea-horizontal-align="center" draw:textarea-vertical-align="middle" draw:shadow-opacity="100%"/>
    </style:style>
    <style:style style:name="gr7" style:family="graphic" style:parent-style-name="standard">
      <style:graphic-properties draw:stroke="none" draw:fill="none" draw:fill-color="#91d99f" draw:auto-grow-width="true" fo:min-height="1.525cm" fo:min-width="3.304cm" fo:padding-top="0cm" fo:padding-bottom="0cm" fo:padding-left="0cm" fo:padding-right="0cm"/>
      <style:paragraph-properties style:writing-mode="lr-tb"/>
    </style:style>
    <style:style style:name="gr8" style:family="graphic" style:parent-style-name="standard">
      <style:graphic-properties draw:stroke="none" draw:fill="none" draw:fill-color="#91d99f" draw:auto-grow-width="true" fo:min-height="2.033cm" fo:min-width="3.067cm" fo:padding-top="0cm" fo:padding-bottom="0cm" fo:padding-left="0cm" fo:padding-right="0cm"/>
      <style:paragraph-properties style:writing-mode="lr-tb"/>
    </style:style>
    <style:style style:name="gr9" style:family="graphic" style:parent-style-name="standard">
      <style:graphic-properties draw:stroke="none" draw:fill="none" draw:fill-color="#91d99f" draw:auto-grow-width="true" fo:min-height="1.525cm" fo:min-width="4.244cm" fo:padding-top="0cm" fo:padding-bottom="0cm" fo:padding-left="0cm" fo:padding-right="0cm"/>
      <style:paragraph-properties style:writing-mode="lr-tb"/>
    </style:style>
    <style:style style:name="gr10" style:family="graphic" style:parent-style-name="standard">
      <style:graphic-properties draw:stroke="none" draw:fill="none" draw:fill-color="#91d99f" draw:auto-grow-width="true" fo:min-height="2.033cm" fo:min-width="4.083cm" fo:padding-top="0cm" fo:padding-bottom="0cm" fo:padding-left="0cm" fo:padding-right="0cm"/>
      <style:paragraph-properties style:writing-mode="lr-tb"/>
    </style:style>
    <style:style style:name="gr11" style:family="graphic" style:parent-style-name="standard">
      <style:graphic-properties draw:stroke="none" draw:fill="none" draw:fill-color="#91d99f" draw:auto-grow-width="true" fo:min-height="0.594cm" fo:min-width="1.746cm" fo:padding-top="0cm" fo:padding-bottom="0cm" fo:padding-left="0cm" fo:padding-right="0cm"/>
      <style:paragraph-properties style:writing-mode="lr-tb"/>
    </style:style>
    <style:style style:name="gr12" style:family="graphic" style:parent-style-name="standard">
      <style:graphic-properties draw:stroke="none" draw:fill="none" draw:fill-color="#91d99f" draw:auto-grow-width="true" fo:min-height="0.678cm" fo:min-width="1.264cm" fo:padding-top="0cm" fo:padding-bottom="0cm" fo:padding-left="0cm" fo:padding-right="0cm"/>
      <style:paragraph-properties style:writing-mode="lr-tb"/>
    </style:style>
    <style:style style:name="P1" style:family="paragraph">
      <loext:graphic-properties draw:fill="none" draw:fill-color="#ffffff"/>
      <style:paragraph-properties fo:text-align="center"/>
    </style:style>
    <style:style style:name="P2" style:family="paragraph">
      <loext:graphic-properties draw:fill="solid" draw:fill-color="#a5e8b6" draw:opacity="100%"/>
      <style:paragraph-properties fo:text-align="center" style:writing-mode="lr-tb"/>
      <style:text-properties fo:color="#424242" loext:opacity="100%" loext:color-lum-mod="100%" loext:color-lum-off="0%" fo:font-size="36pt" style:font-size-asian="36pt" style:font-size-complex="36pt"/>
    </style:style>
    <style:style style:name="P3" style:family="paragraph">
      <loext:graphic-properties draw:fill="solid" draw:fill-color="#a5e8b6" draw:opacity="100%"/>
      <style:paragraph-properties fo:text-align="center" style:writing-mode="lr-tb"/>
      <style:text-properties fo:color="#424242" loext:opacity="100%" loext:color-lum-mod="100%" loext:color-lum-off="0%" style:font-name="Barlow SemiBold"/>
    </style:style>
    <style:style style:name="P4" style:family="paragraph">
      <loext:graphic-properties draw:fill="solid" draw:fill-color="#a5e8b6" draw:opacity="100%"/>
      <style:paragraph-properties fo:text-align="center" style:writing-mode="lr-tb"/>
      <style:text-properties fo:color="#424242" loext:opacity="100%" loext:color-lum-mod="100%" loext:color-lum-off="0%" style:font-name="Barlow SemiBold" fo:font-weight="bold" style:font-weight-asian="bold" style:font-weight-complex="bold"/>
    </style:style>
    <style:style style:name="P5" style:family="paragraph">
      <loext:graphic-properties draw:fill="solid" draw:fill-color="#6ed487" draw:opacity="100%"/>
      <style:paragraph-properties fo:text-align="center"/>
    </style:style>
    <style:style style:name="P6" style:family="paragraph">
      <loext:graphic-properties draw:fill="solid" draw:fill-color="#6ed487" draw:opacity="100%"/>
      <style:paragraph-properties fo:text-align="center" style:writing-mode="lr-tb"/>
    </style:style>
    <style:style style:name="P7" style:family="paragraph">
      <loext:graphic-properties draw:fill="none" draw:fill-color="#91d99f"/>
      <style:paragraph-properties style:writing-mode="lr-tb"/>
      <style:text-properties fo:color="#525252" loext:opacity="100%" loext:color-lum-mod="100%" loext:color-lum-off="0%" fo:font-size="36pt" fo:background-color="#ffff00" style:font-size-asian="36pt" style:font-size-complex="36pt"/>
    </style:style>
    <style:style style:name="P8" style:family="paragraph">
      <loext:graphic-properties draw:fill="none" draw:fill-color="#91d99f"/>
      <style:paragraph-properties style:writing-mode="lr-tb"/>
      <style:text-properties fo:color="#525252" loext:opacity="100%" loext:color-lum-mod="100%" loext:color-lum-off="0%" style:font-name="Barlow SemiBold"/>
    </style:style>
    <style:style style:name="P9" style:family="paragraph">
      <loext:graphic-properties draw:fill="none" draw:fill-color="#91d99f"/>
      <style:paragraph-properties style:writing-mode="lr-tb"/>
      <style:text-properties fo:color="#000000" loext:opacity="100%" loext:color-lum-mod="100%" loext:color-lum-off="0%" style:font-name="Barlow Black" fo:font-weight="normal" style:font-weight-asian="normal" style:font-weight-complex="normal"/>
    </style:style>
    <style:style style:name="P10" style:family="paragraph">
      <loext:graphic-properties draw:fill="none" draw:fill-color="#91d99f"/>
      <style:paragraph-properties style:writing-mode="lr-tb"/>
      <style:text-properties fo:color="#525252" loext:opacity="100%" loext:color-lum-mod="100%" loext:color-lum-off="0%" style:font-name="Barlow SemiBold" fo:font-weight="bold" style:font-weight-asian="bold" style:font-weight-complex="bold"/>
    </style:style>
    <style:style style:name="P11" style:family="paragraph">
      <loext:graphic-properties draw:fill="none" draw:fill-color="#91d99f"/>
      <style:paragraph-properties style:writing-mode="lr-tb"/>
      <style:text-properties fo:color="#525252" loext:opacity="100%" loext:color-lum-mod="100%" loext:color-lum-off="0%" fo:font-size="14pt" style:font-size-asian="14pt" style:font-size-complex="14pt"/>
    </style:style>
    <style:style style:name="P12" style:family="paragraph">
      <loext:graphic-properties draw:fill="none" draw:fill-color="#91d99f"/>
      <style:paragraph-properties style:writing-mode="lr-tb"/>
      <style:text-properties fo:color="#525252" loext:opacity="100%" loext:color-lum-mod="100%" loext:color-lum-off="0%" style:font-name="Barlow ExtraBold"/>
    </style:style>
    <style:style style:name="T1" style:family="text">
      <style:text-properties fo:color="#525252" loext:opacity="100%" style:font-name="Barlow" fo:font-size="36pt" fo:font-weight="bold" style:font-size-asian="36pt" style:font-weight-asian="bold" style:font-size-complex="36pt" style:font-weight-complex="bold"/>
    </style:style>
    <style:style style:name="T2" style:family="text">
      <style:text-properties fo:color="#525252" loext:opacity="100%" style:font-name="Barlow SemiBold" fo:font-size="48pt" fo:font-weight="bold" style:font-size-asian="48pt" style:font-weight-asian="bold" style:font-size-complex="48pt" style:font-weight-complex="bold"/>
    </style:style>
    <style:style style:name="T3" style:family="text">
      <style:text-properties fo:color="#000000" loext:opacity="100%" style:font-name="Barlow Black" fo:font-size="36pt" fo:font-weight="normal" style:font-size-asian="36pt" style:font-weight-asian="normal" style:font-size-complex="36pt" style:font-weight-complex="normal"/>
    </style:style>
    <style:style style:name="T4" style:family="text">
      <style:text-properties fo:color="#525252" loext:opacity="100%" style:font-name="Barlow" fo:font-size="14pt" fo:font-weight="bold" style:font-size-asian="14pt" style:font-weight-asian="bold" style:font-size-complex="14pt" style:font-weight-complex="bold"/>
    </style:style>
    <style:style style:name="T5" style:family="text">
      <style:text-properties fo:color="#525252" loext:opacity="100%" style:font-name="Barlow ExtraBold"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1.849cm" svg:height="11.839cm" svg:x="0.072cm" svg:y="0.088cm" svg:viewBox="0 0 11850 11840" svg:d="M6186 11840l-50-123c-6-15-8-32-5-47 2-16 9-31 19-44l47-60c2-2 4-5 5-7 6-10 10-23 10-35 1-13-3-25-9-36-1-3-2-5-4-7l-86-121c-10-14-22-28-33-41-12-13-26-25-39-36l-122-100c-13-12-27-22-42-33-14-11-28-22-43-32l-183-130c-14-10-30-17-46-22-17-4-34-5-51-4-15 2-31 0-46-6-14-5-27-12-39-23l-187-160c-13-11-28-19-44-23s-33-4-49-1l-66 15c-1 0-2 1-4 1-3 0-6-1-9-3s-5-4-7-7-2-5-3-8c0-3 1-7 2-10 1-1 2-2 2-3l277-341c11-13 23-27 35-40 11-13 24-26 36-39l224-223c13-13 25-25 39-37 14-11 28-22 42-32l94-64c14-10 28-20 43-31 14-10 29-21 43-31l143-105c13-9 24-22 32-37 8-14 11-30 12-47l3-136c1-17-2-34-7-50-5-17-13-32-24-45l-72-92c-1-2-4-4-6-7-9-8-19-14-31-17s-24-3-36 1c-3 0-6 1-9 2l-38 17c0 0-1 0-2 1-4 1-8 1-12 0-5-1-9-3-12-6-3-2-6-6-7-10-2-4-2-8-1-13 0-1 1-1 1-2l22-73c5-17 10-35 15-52 4-17 8-34 11-52l16-75c4-17 6-35 8-53 1-17 2-35 2-53v-60-1c0-15-4-31-12-45-9-14-20-24-33-32-1 0-1 0-2-1l-6-3c-15-8-31-12-48-13-16-1-32 3-47 10l-8 4c-16 7-33 13-50 16-17 2-34 2-52 0-1 0-2 0-4 0-14-3-26-10-37-19-10-9-19-20-23-33-1-1-1-4-2-5l-4-14c-4-17-9-34-12-52-4-17-7-35-8-52l-18-172c-2-18-6-34-11-51-6-17-13-33-22-48-9-14-20-27-33-38s-27-21-43-27l-93-39c-16-6-32-8-49-8-17 1-33 6-47 14l-21 11c-15 8-31 13-48 16s-34 2-51 0l-195-34c-3-1-7-1-11-3-10-4-19-10-26-18-7-9-11-19-13-29-1-4-1-8-1-12l6-306c1-18-1-35-5-52-5-18-11-34-19-49l-39-73c-1-3-3-7-4-10-3-11-3-22-1-33 2-10 7-20 15-28 2-3 5-5 9-7l2-2c0-1 2-2 2-2 12-9 21-22 26-35 6-14 8-30 6-45-1 0-1-2-1-2l-13-68c-2-17-2-34 0-51 3-16 9-33 17-48l24-42c8-15 16-31 22-48 6-16 11-34 14-51l26-135c4-17 5-35 3-52-2-18-5-34-11-51l-34-88c-6-16-16-30-27-43-11-12-25-23-40-31l-65-33c-16-8-29-18-39-32-11-13-19-27-24-43l-5-17c-4-17-7-34-8-52 0-17 2-35 6-52l15-72c1-5 2-10 1-16-1-7-4-14-9-20s-11-11-18-13c-5-2-10-3-16-3l-455 1c-2 0-4 0-6 0-14-1-27-5-37-13-11-8-19-18-25-30-1-3-2-4-2-6l-89-252c-1-5-2-10-2-15 0-8 3-15 7-21 4-7 9-11 15-14 5-3 10-4 16-5 3-1 6-3 10-5 6-4 12-9 16-16 4-8 5-16 5-24 0-3 0-7-2-11l-1-25c-1-17-4-34-10-51-6-16-14-31-23-46-10-14-18-30-24-46s-10-33-12-50l-6-70c-2-16-8-32-17-45-10-14-22-24-37-32l-79-39c-15-7-32-13-49-17-17-3-35-4-52-4l-80 4c-17 1-35-1-51-6-16-4-32-12-47-21l-37-26c-15-9-30-18-46-25s-32-14-49-18l-100-27c-17-4-33-11-49-19-15-8-29-18-42-30l-42-39c-13-11-27-21-43-28s-33-12-50-14l-229-26c-17-2-34-6-50-13s-31-15-45-26l-251-197c-13-10-23-24-29-38-7-16-10-32-9-48l9-102c1-18 1-35-2-53-2-17-7-34-12-51l-6-16c-6-17-10-34-12-51-2-18-2-35 0-52l13-127c0-5 0-11-2-16-2-7-6-12-11-17s-12-9-18-11c-6-1-11-1-16 0l-287 48c-16 4-33 8-49 16-16 7-31 16-45 27l-70 56c-14 11-28 21-43 31s-30 19-45 27l-163 88c-16 8-30 18-42 29-13 12-25 26-34 41l-5 7c-9 14-21 26-35 34-14 9-31 15-47 16l-47 5c-18 1-35 2-54 2-17 0-35 0-53-1l-117-8c-17-1-35-1-52 2-18 3-35 7-51 13l-66 25c-16 6-34 10-50 12-18 1-35 0-52-4l-34-6c-3-1-6-2-10-4-11-4-20-10-27-19-8-9-13-20-15-32 0-3 0-7 0-10l-4-373c0-1 0-1 0-2 0-4-2-8-4-12-3-4-6-7-10-8-4-2-9-3-13-3-5 0-9 2-12 5-1 0-2 0-2 1l-156 130c-13 11-28 20-44 26s-33 9-50 10l-158 4c-17 0-33-4-48-11-15-8-28-18-38-31l-58-78c-10-14-23-25-38-32-14-8-31-12-47-13l-95-3c-5 0-10-2-15-5-6-3-11-7-15-13s-5-11-5-18c-1-5 0-11 2-16l17-41c0-2 1-3 1-4 4-14 6-29 3-43-2-15-9-28-18-39-1-1-3-2-3-3l-104-108c-12-13-23-27-33-41-11-15-19-30-27-46l-92-187c-2-2-3-6-4-9-2-7-3-13-3-20v-3c0-4 1-8 1-11 3-12 8-23 16-31 2-2 5-5 8-7 11-10 20-23 26-37s8-30 7-45l-1-29c-1-1-1-2-1-3 0-14 4-30 12-43 7-13 18-24 31-32 0-1 1-1 2-1l86-48c3-1 4-3 7-5 10-7 18-16 24-28 5-12 7-25 6-37 0-3-1-5-2-8l-14-68c-3-16-4-33 0-50 3-16 9-33 19-47l15-24c9-15 18-30 24-47 5-16 9-34 11-50l5-45c2-16 8-32 16-46 9-14 21-27 35-36l252-167c15-10 31-18 47-26 16-7 32-13 50-18l144-39c17-4 33-11 47-21 15-9 28-20 38-34 9-5 19-8 29-9 11-1 21 0 31 4l168 5c4 0 8 0 12-1 10-1 20-6 28-13s14-15 17-25c2-4 3-8 4-12l109-758c3-18 5-36 6-53 2-18 4-36 4-53l2-30c0-17 0-36-2-53-1-18-5-35-10-52l-20-76c-4-17-12-33-21-47-9-15-20-28-34-39l-54-46c-12-11-23-24-30-40-7-15-11-31-10-48l1-122c0-3 0-5 0-8 2-13 6-25 14-35s18-18 29-23c3-1 6-2 8-2l70-21c16-5 33-7 50-5s33 7 48 15c5-2 9-3 13-6s7-8 8-12c2-5 3-10 2-16 0-4-2-9-4-12l1-14c0-4 0-9 0-13-1-10-6-20-12-28-7-8-14-14-24-18-4-2-8-4-12-4l-74-14c-3 0-7-1-10-2-11-4-20-11-27-20-8-9-12-19-14-30-1-4-2-7-2-11v-90c-1-5 0-10 1-14 3-9 7-17 13-24 7-6 15-11 24-13 4-1 9-1 14-1l487 9c17 0 34-3 49-9 16-7 30-16 41-29l29-29c3-4 7-7 12-9 7-4 15-6 24-6 8 0 16 3 23 7 4 3 8 6 12 10l15 18c11 13 22 28 30 43s15 32 21 48l26 83c1 5 4 10 7 14 5 5 11 9 18 12 7 2 13 2 21 1 5-1 10-3 14-5 2-1 5-1 8-1 8-1 16 1 23 5s13 10 17 18c1 2 3 4 3 6l92 90c12 12 26 21 42 27s33 7 49 6l131-11c17-1 33-6 47-15 14-8 26-20 35-34l2-4c9-15 21-27 34-38 14-10 29-18 45-23l126-40c17-5 33-11 50-17s34-12 50-18l27-11c15-6 29-15 40-28 11-12 19-27 24-43l7-27c5-16 13-31 24-43 11-13 24-23 40-29l119-46c4-2 7-4 11-6 9-6 16-13 21-23 5-9 8-20 7-31-1-4-1-8-2-12-1-1-2-2-3-3-6-7-13-12-22-15s-18-3-27-1c-1 0-3 0-4 1l-153-17c-2-1-4-1-7-1-13-3-24-9-34-18-9-8-16-19-20-32-1-2-2-5-2-7l-19-90c-4-17-6-35-7-52-1-18-1-36 0-53l7-100c0-1 0-2 0-2 0-16-3-31-10-45-7-13-17-25-30-33-1 0-1-1-2-1l-44-27c-5-3-8-7-10-11-3-5-4-9-4-15 0-5 2-9 5-14 3-4 6-8 11-10 11-3 21-3 32-2 10 1 21 3 30 7l120 23c17 3 35 7 52 11 17 5 35 10 51 15l140 46c16 5 33 7 49 4s31-10 43-20l6-5c14-11 29-20 44-28 16-7 32-13 50-16l115-24c17-4 34-8 52-12 16-4 34-10 51-16l240-77c16-6 32-13 47-23 14-9 29-20 41-32l37-39c2-1 3-3 4-5 9-10 15-22 17-36 2-13 1-27-3-40-1-2-2-4-2-6-2-4-2-10-1-14 1-6 3-11 7-16 4-4 9-8 15-10 4-2 10-2 14-2l52-4h12c13 1 25 3 37 7 16 6 30 15 42 27l1 1c9 11 16 25 19 39s2 29-3 43c0 1 0 1 0 1l-10 32c-1 3-2 7-2 11-1 11 0 21 5 31s12 18 20 24c3 3 7 5 10 6l7 4c15 7 30 17 42 29 12 11 22 25 30 41l22 45c1 2 1 2 1 4 6 13 9 28 7 43s-7 29-16 41c-1 1-1 2-2 3l-18 23c-11 14-20 28-28 44-7 16-13 33-16 50l-29 154c-4 17-4 34-2 51 3 18 8 34 16 49l29 59c8 16 14 33 20 49 5 17 9 34 12 52l5 35c3 17 9 33 17 48 8 14 20 27 34 38l102 78c14 10 29 19 45 25 17 6 33 11 51 13l44 4c1 1 2 1 4 1 14 0 28-3 41-9 13-7 24-17 31-29 1-1 2-3 3-3 7-9 17-15 27-18 11-3 22-5 33-3 16-2 32-6 47-10 16-4 31-9 46-15l39-15c16-6 32-14 48-23 15-9 29-19 43-29l17-14c12-11 28-18 44-23 16-4 33-5 50-2l63 10c17 2 35 4 52 4 19 0 36-2 53-4 13-1 25-1 37 0 13 0 25 2 37 5l61 9c3 0 6 0 9 0 12 1 24-2 35-8 10-5 19-15 26-25 2-3 3-5 5-8 0-1 0-2 0-2 0-10-2-20-7-29s-12-16-20-22c-1 0-2 0-2-1-6-11-9-23-9-35s3-24 9-35c2-3 4-6 6-9 6-7 14-13 23-16 8-4 17-4 26-3 4 1 7 1 10 3l19 4c18 3 35 5 53 5 17 0 35-1 52-5l39-8c18-4 34-6 52-4 17 1 34 5 50 10l75 28c17 6 34 13 50 19 16 7 33 14 49 22l36 17c1 1 3 2 4 2 14 6 27 7 42 5 14-2 28-7 39-16 2-1 2-2 4-3l13-12c13-11 28-19 44-23 16-5 33-6 49-2 10 4 19 12 26 20 6 9 11 19 13 31 1 2 3 4 4 5 8 9 16 17 27 21s22 6 33 4c3 0 5-1 7-1l41-6c16-3 33-8 49-15 15-8 29-18 41-31l41-40c12-12 24-25 34-40s18-30 25-47l52-125c7-16 14-32 22-47 9-16 18-31 27-47l122-188c9-14 21-26 35-35s30-15 47-17c3 0 5 0 8 0 12 0 24 2 35 8s20 15 25 26c2 3 3 5 5 7l31 71c8 16 14 32 21 49 7 16 12 33 18 50l139 429c5 16 14 30 26 41 12 12 26 20 41 25l62 19c2 1 4 2 6 3 12 5 23 13 31 23 8 11 14 23 16 36 0 2 0 4 0 7l4 103c1 17-2 34-8 50-5 15-14 30-26 43l-157 171c-3 4-5 7-8 11-4 9-7 18-6 27 0 10 3 20 8 28 2 4 5 7 9 10l18 18c12 12 27 22 42 29 16 7 32 11 49 12l433 39c4 0 8 1 12 2 10 4 20 9 27 16 7 8 12 18 15 28 1 4 1 8 1 12l7 198c0 1 1 2 1 2 0 5 2 9 4 13 3 4 6 6 10 8s9 3 14 2c4 0 8-2 12-4 1-1 1-1 1-2l151-130c13-10 28-18 44-22 16-3 32-2 49 2l280 81c17 5 35 10 52 15 16 6 33 12 50 19l406 151c16 6 32 14 46 24s27 22 37 36l81 98c10 13 18 27 21 43 3 17 2 33-3 49l-20 68c-1 5-2 11-1 16 2 5 4 10 8 13 3 4 8 7 13 8 5 2 11 2 16 0l252-65c17-5 34-6 51-6 18 0 35 3 52 8l489 139c17 5 34 9 52 11 17 2 35 3 53 3l349-5c16-1 34 1 51 6 16 5 33 12 47 20l355 211c16 10 30 19 44 30s28 22 41 34l304 288c13 12 26 23 41 33 15 9 30 18 46 25l134 55c16 7 33 13 50 17s35 7 52 8l153 12c17 2 34 6 49 13 16 7 31 16 43 28l30 30c13 12 23 26 32 41 8 15 14 32 18 48l66 306c4 18 7 35 11 52 4 18 8 35 11 52l21 92c2 12 4 25 4 38v14c0 17-3 35-8 51l-116 420c-5 17-11 33-19 49-8 15-17 30-29 44l-96 117c-11 14-23 27-35 40s-25 25-37 38l-369 344c-13 12-25 25-36 39-11 13-22 28-31 43l-155 254c-9 15-19 29-30 43-11 15-22 29-33 41l-165 181c-12 12-26 22-41 29s-32 11-49 11c0 1-1 1-2 1-10 4-19 10-26 18s-11 17-13 28c0 1-1 1-1 3l-54 127c-8 16-13 33-16 49-4 18-7 35-7 53l-15 480c-1 18-2 35-4 53-2 17-6 35-10 52l-92 371c-4 18-7 35-12 52-4 18-8 35-12 53l-23 98c-4 17-10 34-18 49-8 16-17 31-29 43l-31 36c-11 13-21 28-28 43-8 16-14 32-18 49l-62 307c-4 17-10 34-17 49-8 17-18 31-29 44l-254 299c-11 14-20 28-28 44-9 15-15 32-19 49l-49 212c-4 16-12 31-23 44-10 13-23 24-38 31l-143 69c-15 7-29 17-41 29s-22 26-29 42l-37 82c-1 2-2 4-3 7-6 11-16 20-27 27-12 7-25 11-38 11-2 0-4 0-7 0l-198-16c-17-2-35-2-53-1-17 1-35 3-52 7l-344 66c-18 4-35 9-51 15-17 7-32 14-48 23l-113 68c-16 10-31 18-47 24-17 7-34 12-51 16l-213 48c-17 4-34 9-50 16s-32 15-47 26l-250 166c-14 10-28 21-41 33-14 12-26 24-37 38l-178 210c-11 14-21 28-29 44-7 15-13 32-16 49l-27 122c-4 16-6 34-6 51 0 18 2 35 6 53l15 66c4 16 6 34 6 52s-2 35-6 52l-41 201c-5 17-9 34-15 51-5 17-12 34-19 50l-22 49c-8 15-17 31-28 44-11 14-23 27-36 38l-111 92c-13 11-26 23-38 37-11 13-21 28-31 43l-256 433c-9 16-19 31-30 45-11 13-22 27-35 39l-160 160c-13 12-25 25-39 37-13 11-27 23-41 33l-94 74c-14 10-26 23-37 37-11 13-19 28-26 45l-80 189c-7 16-15 32-25 46-9 15-21 29-33 41z">
          <text:p/>
        </draw:path>
        <draw:g>
          <draw:g>
            <draw:path draw:style-name="gr2" draw:text-style-name="P2" draw:layer="layout" svg:width="0.607cm" svg:height="0.672cm" svg:x="4.236cm" svg:y="5.418cm" svg:viewBox="0 0 608 673" svg:d="M305 673c-71 0-132-19-183-56s-86-88-104-152c-12-40-18-83-18-130 0-50 6-95 18-134 19-63 54-112 105-148 51-35 112-53 183-53 69 0 129 18 178 53s84 84 104 146c14 43 20 87 20 134 0 45-6 88-17 128-19 66-54 118-104 156-50 37-111 56-182 56zM305 519c28 0 51-8 71-25 19-17 33-40 42-70 7-27 10-57 10-89 0-35-3-65-10-90-9-29-24-51-43-67-20-16-44-24-71-24-29 0-53 8-72 24s-33 38-41 67c-7 20-11 50-11 90 0 38 3 68 9 89 9 30 23 53 43 70s44 25 73 25z">
              <text:p/>
            </draw:path>
            <draw:path draw:style-name="gr2" draw:text-style-name="P2" draw:layer="layout" svg:width="0.419cm" svg:height="0.888cm" svg:x="4.909cm" svg:y="5.192cm" svg:viewBox="0 0 420 889" svg:d="M405 235c4 0 8 2 11 5s4 6 4 11v120c0 4-1 8-4 11s-7 4-11 4h-123c-4 0-6 3-6 7v481c0 4-2 8-5 11s-6 4-11 4h-148c-4 0-8-1-11-4s-4-7-4-11v-481c0-4-3-7-7-7h-75c-4 0-8-1-11-4s-4-7-4-11v-120c0-5 1-8 4-11s7-5 11-5h75c4 0 7-2 7-6v-28c0-53 8-93 24-123 16-29 42-50 78-62s85-17 149-16h48c4 0 8 2 11 5s4 6 4 11v102c0 5-1 9-4 12s-7 5-11 5h-42c-29 0-50 6-61 17-12 12-17 32-17 63v14c0 4 2 6 6 6z">
              <text:p/>
            </draw:path>
            <draw:path draw:style-name="gr2" draw:text-style-name="P2" draw:layer="layout" svg:width="0.409cm" svg:height="0.828cm" svg:x="5.651cm" svg:y="5.256cm" svg:viewBox="0 0 410 829" svg:d="M410 301c0 4-1 8-4 11s-7 5-11 5h-122c-4 0-6 2-6 6v269c0 28 5 49 17 62 11 14 30 21 55 21h42c4 0 8 1 11 4s4 7 4 11v120c0 10-5 15-15 17-36 2-61 2-76 2-70 0-123-11-158-34-34-24-52-68-53-132v-340c0-4-2-6-6-6h-73c-4 0-8-2-11-5s-4-7-4-11v-113c0-4 1-8 4-11s7-4 11-4h73c4 0 6-2 6-6v-152c0-4 1-8 4-11s7-4 11-4h142c5 0 8 1 11 4s5 7 5 11v152c0 4 2 6 6 6h122c4 0 8 1 11 4s4 7 4 11z">
              <text:p/>
            </draw:path>
            <draw:path draw:style-name="gr2" draw:text-style-name="P2" draw:layer="layout" svg:width="0.565cm" svg:height="0.888cm" svg:x="6.17cm" svg:y="5.192cm" svg:viewBox="0 0 566 889" svg:d="M340 226c68 0 123 21 164 62 42 42 62 98 62 169v417c0 4-1 8-4 11s-7 4-11 4h-148c-5 0-8-1-11-4s-5-7-5-11v-380c0-34-9-61-28-82-19-22-44-32-76-32-31 0-56 10-75 32-19 21-29 48-29 82v380c0 4-1 8-4 11s-7 4-11 4h-149c-4 0-8-1-11-4s-4-7-4-11v-859c0-4 1-8 4-11s7-4 11-4h149c4 0 8 1 11 4s4 7 4 11v281c0 2 1 4 3 5 1 1 3 0 3-1 35-49 87-74 155-74z">
              <text:p/>
            </draw:path>
            <draw:path draw:style-name="gr2" draw:text-style-name="P2" draw:layer="layout" svg:width="0.597cm" svg:height="0.673cm" svg:x="6.846cm" svg:y="5.417cm" svg:viewBox="0 0 598 674" svg:d="M592 270c5 32 7 68 5 108-1 10-6 15-17 15h-392c-5 0-7 2-5 6 2 17 7 34 14 51 22 48 67 72 134 72 55 0 97-22 129-65 3-5 7-8 11-8 3 0 6 2 9 5l92 90c4 4 6 8 6 12 0 1-2 5-5 10-28 34-64 61-108 80s-92 28-145 28c-73 0-134-16-185-49-50-33-86-80-108-139-18-42-27-98-27-166 0-47 6-88 19-123 20-60 54-108 102-144 49-35 107-53 174-53 84 0 152 25 203 74 52 49 83 114 94 196zM296 155c-53 0-89 25-105 74-4 11-7 25-9 41 0 4 2 6 6 6h220c5 0 6-2 5-6-4-25-7-36-7-36-7-25-21-44-40-58s-42-21-70-21z">
              <text:p/>
            </draw:path>
          </draw:g>
          <draw:g>
            <draw:path draw:style-name="gr3" draw:text-style-name="P3" draw:layer="layout" svg:width="0.962cm" svg:height="1.185cm" svg:x="7.696cm" svg:y="4.938cm" svg:viewBox="0 0 963 1186" svg:d="M764 14c5-9 13-14 23-14h156c6 0 10 2 14 6s6 9 6 14v1145c0 6-2 11-6 15s-8 6-14 6h-156c-5 0-10-2-14-6s-6-9-6-15v-808c0-3-1-5-4-6-3-2-5 0-6 3l-212 325c-5 9-13 14-24 14h-77c-11 0-18-5-24-14l-213-323c-2-4-4-5-6-4-3 1-5 4-5 7v806c0 6-2 11-6 15-3 4-8 6-14 6h-156c-5 0-10-2-14-6s-6-9-6-15v-1145c0-5 2-10 6-14s9-6 14-6h156c10 0 18 5 24 14l276 418c2 2 4 3 7 3 2 0 3-1 5-3z">
              <text:p/>
            </draw:path>
            <draw:path draw:style-name="gr3" draw:text-style-name="P3" draw:layer="layout" svg:width="0.737cm" svg:height="0.891cm" svg:x="8.837cm" svg:y="5.246cm" svg:viewBox="0 0 738 892" svg:d="M381 0c71 0 134 12 188 37s96 59 125 103c29 43 44 93 44 148v571c0 5-2 10-6 14s-9 6-14 6h-156c-6 0-10-2-14-6s-6-9-6-14v-55c0-3-1-5-4-6-2 0-4 1-6 3-56 61-136 91-241 91-84 0-154-21-209-64s-82-107-82-191c0-88 31-157 92-206 62-49 148-74 260-74h181c6 0 9-2 9-8v-41c0-44-13-78-39-102s-65-37-117-37c-43 0-78 8-104 23-27 15-43 37-50 64-3 13-11 19-24 17l-164-21c-6-1-10-3-14-6-4-2-6-6-5-11 9-68 46-125 111-169s147-66 245-66zM340 737c56 0 103-15 143-44 39-30 59-67 59-112v-80c0-5-3-8-9-8h-142c-60 0-107 11-141 34-35 22-52 54-52 96 0 36 13 64 40 84 26 20 61 30 102 30z">
              <text:p/>
            </draw:path>
            <draw:path draw:style-name="gr3" draw:text-style-name="P3" draw:layer="layout" svg:width="0.754cm" svg:height="1.198cm" svg:x="9.781cm" svg:y="5.245cm" svg:viewBox="0 0 755 1199" svg:d="M725 237c20 58 30 128 30 212 0 80-10 149-29 206-25 75-64 133-119 175-55 41-124 62-207 62-81 0-145-28-193-86-3-2-5-3-7-2s-4 4-4 7v368c0 5-2 10-6 14-3 4-8 6-14 6h-156c-5 0-10-2-14-6s-6-9-6-14v-1145c0-6 2-11 6-15s9-6 14-6h156c6 0 11 2 14 6 4 4 6 9 6 15v51c0 3 2 5 4 6 2 2 4 0 7-3 49-59 114-88 194-88s148 21 203 63c56 41 96 100 121 174zM505 652c33-52 50-121 50-207 0-82-13-147-40-194-32-56-80-83-144-83-59 0-103 27-132 81-26 44-39 109-39 196 0 90 14 157 42 204 29 49 72 74 127 74 60 0 105-24 136-71z">
              <text:p/>
            </draw:path>
          </draw:g>
          <draw:g>
            <draw:path draw:style-name="gr4" draw:text-style-name="P4" draw:layer="layout" svg:width="0.854cm" svg:height="1.211cm" svg:x="3.543cm" svg:y="3.858cm" svg:viewBox="0 0 855 1212" svg:d="M435 1212c-88 0-165-14-230-42-66-28-116-68-152-118-35-51-53-111-53-180v-42c0-6 2-11 6-15s9-6 14-6h151c6 0 10 2 14 6s6 9 6 15v32c0 52 23 95 70 129 46 35 109 52 189 52 69 0 121-15 156-44s53-67 53-113c0-32-10-59-29-81s-47-42-82-60c-36-18-89-41-160-68-80-29-145-57-195-83s-91-61-124-105c-34-45-50-101-50-167 0-100 36-178 108-236 72-57 169-86 289-86 85 0 160 15 225 44s115 70 151 123c36 52 55 113 55 182v29c0 5-2 10-6 14s-9 6-15 6h-152c-6 0-11-2-15-6s-5-9-5-14v-19c0-53-22-98-66-135-43-36-103-55-180-55-62 0-110 13-145 39-34 26-51 63-51 110 0 34 9 62 27 83 18 22 45 41 81 59 36 17 92 40 168 67 80 30 144 58 192 83 48 24 89 59 123 104 35 44 52 100 52 167 0 101-38 182-113 242-75 59-177 89-307 89z">
              <text:p/>
            </draw:path>
            <draw:path draw:style-name="gr4" draw:text-style-name="P4" draw:layer="layout" svg:width="0.514cm" svg:height="1.095cm" svg:x="4.52cm" svg:y="3.963cm" svg:viewBox="0 0 515 1096" svg:d="M515 366c0 6-2 10-6 14s-9 6-15 6h-172c-6 0-9 3-9 9v408c0 43 10 74 28 93 19 19 48 29 89 29h51c5 0 10 2 14 6s6 9 6 14v129c0 12-7 20-20 22h-88c-89 0-156-15-200-46-44-30-67-88-68-173v-482c0-6-3-9-8-9h-97c-5 0-10-2-14-6s-6-8-6-14v-119c0-5 2-10 6-14s9-6 14-6h97c5 0 8-3 8-8v-199c0-5 2-10 6-14s9-6 15-6h147c6 0 10 2 14 6s6 9 6 14v199c0 5 3 8 9 8h172c6 0 11 2 15 6s6 9 6 14z">
              <text:p/>
            </draw:path>
            <draw:path draw:style-name="gr4" draw:text-style-name="P4" draw:layer="layout" svg:width="0.737cm" svg:height="0.891cm" svg:x="5.16cm" svg:y="4.178cm" svg:viewBox="0 0 738 892" svg:d="M381 0c71 0 134 12 188 37s96 59 125 103c29 43 44 93 44 148v571c0 5-2 10-6 14s-9 6-14 6h-156c-6 0-10-2-14-6s-6-9-6-14v-55c0-3-1-5-4-6-2 0-4 1-6 3-56 61-136 91-241 91-84 0-154-21-209-64s-82-107-82-191c0-88 31-157 92-206 62-49 148-74 260-74h181c6 0 9-2 9-8v-41c0-44-13-78-39-102s-65-37-117-37c-43 0-78 8-104 23-27 15-43 37-50 64-3 13-11 19-24 17l-164-21c-6-1-10-3-14-6-4-2-6-6-5-11 9-68 46-125 111-169s147-66 245-66zM340 737c56 0 103-15 143-44 39-30 59-67 59-112v-80c0-5-3-8-9-8h-142c-60 0-107 11-141 34-35 22-52 54-52 96 0 36 13 64 40 84 26 20 61 30 102 30z">
              <text:p/>
            </draw:path>
            <draw:path draw:style-name="gr4" draw:text-style-name="P4" draw:layer="layout" svg:width="0.514cm" svg:height="1.095cm" svg:x="6.027cm" svg:y="3.963cm" svg:viewBox="0 0 515 1096" svg:d="M515 366c0 6-2 10-6 14s-9 6-15 6h-172c-6 0-9 3-9 9v408c0 43 10 74 28 93 19 19 48 29 89 29h51c5 0 10 2 14 6s6 9 6 14v129c0 12-7 20-20 22h-88c-89 0-156-15-200-46-44-30-67-88-68-173v-482c0-6-3-9-8-9h-97c-5 0-10-2-14-6s-6-8-6-14v-119c0-5 2-10 6-14s9-6 14-6h97c5 0 8-3 8-8v-199c0-5 2-10 6-14s9-6 15-6h147c6 0 10 2 14 6s6 9 6 14v199c0 5 3 8 9 8h172c6 0 11 2 15 6s6 9 6 14z">
              <text:p/>
            </draw:path>
            <draw:path draw:style-name="gr4" draw:text-style-name="P4" draw:layer="layout" svg:width="0.756cm" svg:height="0.893cm" svg:x="6.681cm" svg:y="4.177cm" svg:viewBox="0 0 757 894" svg:d="M750 349c5 28 7 60 7 95l-2 52c0 14-7 20-20 20h-530c-6 0-9 3-9 9 4 38 9 63 16 77 27 82 93 123 198 123 76 0 137-32 183-95 4-7 10-10 16-10 5 0 9 2 12 5l105 86c10 8 12 17 5 27-35 50-81 89-139 116s-123 40-194 40c-88 0-163-19-224-59-62-39-107-95-135-166-26-61-39-146-39-254 0-65 7-119 20-159 23-79 65-142 128-187 63-46 138-69 226-69 223 0 348 116 376 349zM374 169c-42 0-76 11-104 32s-47 50-58 87c-7 19-12 44-14 74-2 6 0 9 7 9h344c5 0 8-3 8-9-2-28-6-49-10-64-10-41-30-72-60-95-30-22-68-34-113-34z">
              <text:p/>
            </draw:path>
          </draw:g>
        </draw:g>
        <draw:g>
          <draw:path draw:style-name="gr5" draw:text-style-name="P5" draw:layer="layout" svg:width="0.678cm" svg:height="0.64cm" svg:x="5.571cm" svg:y="1.072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olygon draw:style-name="gr5" draw:text-style-name="P5" draw:layer="layout" svg:width="0.606cm" svg:height="0.605cm" svg:x="7.021cm" svg:y="3.007cm" svg:viewBox="0 0 607 606" draw:points="327,209 297,239 297,239 296,239 295,240 294,241 293,242 292,242 291,243 290,243 289,243 288,244 286,244 285,244 284,244 283,244 282,244 280,244 279,243 278,243 277,243 276,242 275,242 274,241 274,241 273,240 272,239 272,239 271,239 258,225 257,224 257,224 256,224 256,223 256,223 255,222 254,221 254,220 254,219 253,218 253,217 253,215 253,214 253,213 253,212 253,211 253,210 253,209 253,207 253,206 254,206 254,205 254,205 254,204 255,204 255,203 255,203 255,203 255,202 256,202 256,201 257,201 257,200 258,200 258,199 259,198 259,198 259,197 259,197 260,196 260,196 260,195 260,194 260,193 260,192 260,191 260,190 260,189 260,188 260,187 259,186 259,185 259,185 258,184 258,183 257,182 256,181 256,181 255,180 254,180 254,179 254,179 253,179 81,6 80,5 80,5 79,4 79,4 78,4 78,3 77,3 77,3 76,2 75,2 74,1 73,1 71,0 70,0 69,0 68,0 67,0 65,0 64,0 63,1 62,1 61,1 60,2 59,2 58,3 57,4 56,5 55,5 55,5 5,53 5,53 5,54 4,55 3,56 2,57 2,58 1,59 1,60 1,61 0,62 0,63 0,64 0,65 0,67 0,68 0,69 1,70 1,71 1,72 2,73 2,74 2,75 3,75 3,76 3,76 4,77 4,77 4,77 5,78 178,252 178,252 179,252 180,253 181,254 182,254 183,255 184,255 185,256 186,256 187,256 188,257 190,257 191,257 192,257 193,257 195,256 196,256 197,256 198,255 199,255 200,254 201,254 202,253 203,252 203,252 204,252 209,247 209,247 209,247 210,246 211,245 212,245 212,244 213,244 214,243 215,243 217,243 218,242 219,242 220,242 222,242 223,242 224,242 225,242 226,243 227,243 228,243 229,244 231,244 231,245 232,245 232,246 233,247 234,247 234,247 248,262 249,262 249,262 250,263 250,264 251,265 252,266 252,267 252,268 253,269 253,271 253,272 253,273 253,274 253,275 253,276 253,278 253,279 252,280 252,281 252,282 251,283 250,284 250,285 249,286 249,287 248,287 216,319 215,319 215,320 214,321 214,322 213,322 213,323 212,324 212,325 212,326 211,327 211,328 211,329 211,331 211,332 211,333 211,334 211,335 211,337 212,338 212,339 212,340 213,341 213,341 214,342 214,343 215,344 215,344 216,345 217,346 217,346 218,347 218,348 218,348 218,348 218,348 218,349 218,349 218,349 218,349 218,349 218,350 217,350 217,350 216,350 215,350 214,350 212,350 208,349 201,348 195,348 188,347 181,347 174,348 168,348 157,349 155,350 154,350 152,351 151,352 150,352 150,353 149,353 149,354 148,354 148,355 148,355 148,356 148,357 148,357 148,358 148,359 148,361 149,362 150,363 151,365 152,366 245,462 246,463 247,465 249,465 250,466 251,467 253,467 253,467 254,467 255,467 255,467 256,466 257,466 257,466 258,466 259,465 260,464 261,463 261,461 262,460 263,458 264,453 265,447 266,441 267,435 267,428 267,422 267,415 266,408 266,405 266,403 266,402 266,401 266,401 266,401 267,400 267,400 267,400 267,400 267,399 268,399 268,399 268,399 269,400 269,400 270,400 271,401 272,402 275,404 275,404 275,404 275,404 276,404 277,405 277,405 278,405 278,405 278,405 279,405 279,405 280,405 281,405 281,405 282,405 283,404 285,404 286,404 287,403 288,403 288,402 289,402 290,401 290,401 291,400 292,399 292,398 293,398 293,397 326,364 326,364 326,364 327,363 328,362 329,361 330,361 332,360 333,360 334,360 335,359 336,359 337,359 338,359 340,359 341,359 342,359 343,360 344,360 345,360 346,361 348,361 348,362 349,362 349,363 350,364 351,364 351,364 359,372 359,373 360,373 360,374 361,375 362,376 362,377 363,378 363,379 364,380 364,381 364,383 364,384 364,385 364,386 364,387 364,388 364,389 363,391 363,392 362,393 362,394 361,395 361,395 360,396 360,396 360,397 359,397 359,398 354,402 353,403 353,403 352,404 352,404 352,405 352,405 351,406 351,406 351,407 350,408 350,409 349,410 349,411 349,413 349,414 348,415 348,415 348,416 349,417 349,418 349,419 349,421 350,422 350,423 351,423 352,425 352,426 353,426 353,427 354,427 527,601 527,601 528,601 528,602 529,603 530,603 530,603 531,604 531,604 532,604 533,605 534,605 535,605 536,605 537,606 539,606 541,606 542,606 543,606 544,605 546,605 547,605 548,604 549,603 549,603 550,603 550,603 551,602 551,602 552,602 552,601 552,601 602,553 602,553 603,553 603,552 603,552 604,551 604,551 605,549 605,548 606,547 606,546 607,545 607,544 607,543 607,542 607,540 607,539 607,538 607,537 607,536 606,535 606,534 605,533 605,532 604,531 603,530 603,529 602,528 602,528 429,355 428,354 428,353 427,353 427,353 426,352 426,352 425,351 424,351 423,350 421,350 420,350 419,350 418,350 417,349 416,349 414,350 413,350 412,350 411,350 409,351 408,351 408,352 407,352 407,352 406,352 406,353 405,353 403,354 403,355 403,355 402,355 402,355 401,356 401,356 401,356 400,356 399,356 398,357 397,357 396,357 395,357 394,357 393,357 392,357 391,356 390,356 389,356 388,355 387,355 386,354 386,353 385,353 384,352 383,351 383,351 383,351 383,350 382,350 374,342 374,341 374,341 373,340 372,339 372,339 371,338 371,337 370,336 370,335 370,334 369,332 369,331 369,330 369,329 369,328 369,327 369,325 370,324 370,323 370,322 371,321 371,320 372,319 373,318 374,317 374,316 374,316 403,287 404,287 404,286 405,285 406,285 406,284 406,284 407,283 407,281 408,280 408,279 408,278 408,277 409,276 409,275 409,273 408,272 408,271 408,270 408,269 407,268 407,267 406,265 406,264 405,263 404,262 404,262 403,262 352,210 351,209 351,208 350,208 350,207 349,207 349,207 349,207 348,207 347,206 346,205 345,205 344,205 343,204 342,204 341,204 339,204 338,204 337,204 336,204 335,205 334,205 333,205 331,206 330,206 329,207 328,208 327,208">
            <text:p/>
          </draw:polygon>
          <draw:polygon draw:style-name="gr6" draw:text-style-name="P5" draw:layer="layout" svg:width="0.461cm" svg:height="0.447cm" svg:x="7.259cm" svg:y="8.313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ath draw:style-name="gr6" draw:text-style-name="P5" draw:layer="layout" svg:width="0.495cm" svg:height="0.495cm" svg:x="8.271cm" svg:y="4.26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319cm" svg:height="0.592cm" svg:x="7.921cm" svg:y="2.013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452cm" svg:height="0.544cm" svg:x="1.818cm" svg:y="4.218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olygon draw:style-name="gr6" draw:text-style-name="P5" draw:layer="layout" svg:width="0.487cm" svg:height="0.647cm" svg:x="6.321cm" svg:y="1.115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ath draw:style-name="gr6" draw:text-style-name="P6" draw:layer="layout" svg:width="0.642cm" svg:height="0.39cm" svg:x="3.505cm" svg:y="5.213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5" draw:text-style-name="P5" draw:layer="layout" svg:width="0.678cm" svg:height="0.64cm" svg:x="2.747cm" svg:y="4.623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6" draw:text-style-name="P5" draw:layer="layout" svg:width="0.452cm" svg:height="0.544cm" svg:x="7.666cm" svg:y="4.255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ath draw:style-name="gr6" draw:text-style-name="P5" draw:layer="layout" svg:width="0.495cm" svg:height="0.495cm" svg:x="6.938cm" svg:y="9.85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5.146cm" svg:y="7.058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olygon draw:style-name="gr5" draw:text-style-name="P5" draw:layer="layout" svg:width="0.606cm" svg:height="0.605cm" svg:x="5.458cm" svg:y="10.163cm" svg:viewBox="0 0 607 606" draw:points="280,209 310,239 310,239 311,239 312,240 313,241 314,242 315,242 316,243 317,243 318,243 319,244 321,244 322,244 323,244 324,244 325,244 327,244 328,243 329,243 330,243 331,242 332,242 333,241 333,241 334,240 335,239 335,239 336,239 349,225 350,224 350,224 351,224 351,223 351,223 352,222 353,221 353,220 353,219 354,218 354,217 354,215 354,214 354,213 354,212 354,211 354,210 354,209 354,207 354,206 353,206 353,205 353,205 353,204 352,204 352,203 352,203 352,203 352,202 351,202 351,201 350,201 350,200 349,200 349,199 348,198 348,198 348,197 348,197 347,196 347,196 347,195 347,194 347,193 347,192 347,191 347,190 347,189 347,188 347,187 348,186 348,185 348,185 349,184 349,183 350,182 351,181 351,181 352,180 353,180 353,179 353,179 354,179 526,6 527,5 527,5 528,4 528,4 529,4 529,3 530,3 530,3 531,2 532,2 533,1 534,1 536,0 537,0 538,0 539,0 540,0 542,0 543,0 544,1 545,1 546,1 547,2 548,2 549,3 550,4 551,5 552,5 552,5 602,53 602,53 602,54 603,55 604,56 605,57 605,58 606,59 606,60 606,61 607,62 607,63 607,64 607,65 607,67 607,68 607,69 606,70 606,71 606,72 605,73 605,74 605,75 604,75 604,76 604,76 603,77 603,77 603,77 602,78 429,252 429,252 428,252 427,253 426,254 425,254 424,255 423,255 422,256 421,256 420,256 419,257 417,257 416,257 415,257 414,257 412,256 411,256 410,256 409,255 408,255 407,254 406,254 405,253 404,252 404,252 403,252 398,247 398,247 398,247 397,246 396,245 395,245 395,244 394,244 393,243 392,243 390,243 389,242 388,242 387,242 385,242 384,242 383,242 382,242 381,243 380,243 379,243 378,244 376,244 376,245 375,245 375,246 374,247 373,247 373,247 359,262 358,262 358,262 357,263 357,264 356,265 355,266 355,267 355,268 354,269 354,271 354,272 354,273 354,274 354,275 354,276 354,278 354,279 355,280 355,281 355,282 356,283 357,284 357,285 358,286 358,287 359,287 391,319 392,319 392,320 393,321 393,322 394,322 394,323 395,324 395,325 395,326 396,327 396,328 396,329 396,331 396,332 396,333 396,334 396,335 396,337 395,338 395,339 395,340 394,341 394,341 393,342 393,343 392,344 392,344 391,345 390,346 390,346 389,347 389,348 389,348 389,348 389,348 389,349 389,349 389,349 389,349 389,349 389,350 390,350 390,350 391,350 392,350 393,350 395,350 399,349 406,348 412,348 419,347 426,347 433,348 439,348 450,349 452,350 453,350 455,351 456,352 457,352 457,353 458,353 458,354 459,354 459,355 459,355 459,356 459,357 459,357 459,358 459,359 459,361 458,362 457,363 456,365 455,366 362,462 361,463 360,465 358,465 357,466 356,467 354,467 354,467 353,467 352,467 352,467 351,466 350,466 350,466 349,466 348,465 347,464 346,463 346,461 345,460 344,458 343,453 342,447 341,441 340,435 340,428 340,422 340,415 341,408 341,405 341,403 341,402 341,401 341,401 341,401 340,400 340,400 340,400 340,400 340,399 339,399 339,399 339,399 338,400 338,400 337,400 336,401 335,402 332,404 332,404 332,404 332,404 331,404 330,405 330,405 329,405 329,405 329,405 328,405 328,405 327,405 326,405 326,405 325,405 324,404 322,404 321,404 320,403 319,403 319,402 318,402 317,401 317,401 316,400 315,399 315,398 314,398 314,397 281,364 281,364 281,364 280,363 279,362 278,361 277,361 275,360 274,360 273,360 272,359 271,359 270,359 269,359 267,359 266,359 265,359 264,360 263,360 262,360 261,361 259,361 259,362 258,362 258,363 257,364 256,364 256,364 248,372 248,373 247,373 247,374 246,375 245,376 245,377 244,378 244,379 243,380 243,381 243,383 243,384 243,385 243,386 243,387 243,388 243,389 244,391 244,392 245,393 245,394 246,395 246,395 247,396 247,396 247,397 248,397 248,398 253,402 254,403 254,403 255,404 255,404 255,405 255,405 256,406 256,406 256,407 257,408 257,409 258,410 258,411 258,413 258,414 259,415 259,415 259,416 258,417 258,418 258,419 258,421 257,422 257,423 256,423 255,425 255,426 254,426 254,427 253,427 80,601 80,601 79,601 79,602 78,603 77,603 77,603 76,604 76,604 75,604 74,605 73,605 72,605 71,605 70,606 68,606 66,606 65,606 64,606 63,605 61,605 60,605 59,604 58,603 58,603 57,603 57,603 56,602 56,602 55,602 55,601 55,601 5,553 5,553 4,553 4,552 4,552 3,551 3,551 2,549 2,548 1,547 1,546 0,545 0,544 0,543 0,542 0,540 0,539 0,538 0,537 0,536 1,535 1,534 2,533 2,532 3,531 4,530 4,529 5,528 5,528 178,355 179,354 179,353 180,353 180,353 181,352 181,352 182,351 183,351 184,350 186,350 187,350 188,350 189,350 190,349 191,349 193,350 194,350 195,350 196,350 198,351 199,351 199,352 200,352 200,352 201,352 201,353 202,353 204,354 204,355 204,355 205,355 205,355 206,356 206,356 206,356 207,356 208,356 209,357 210,357 211,357 212,357 213,357 214,357 215,357 216,356 217,356 218,356 219,355 220,355 221,354 221,353 222,353 223,352 224,351 224,351 224,351 224,350 225,350 233,342 233,341 233,341 234,340 235,339 235,339 236,338 236,337 237,336 237,335 237,334 238,332 238,331 238,330 238,329 238,328 238,327 238,325 237,324 237,323 237,322 236,321 236,320 235,319 234,318 233,317 233,316 233,316 204,287 203,287 203,286 202,285 201,285 201,284 201,284 200,283 200,281 199,280 199,279 199,278 199,277 198,276 198,275 198,273 199,272 199,271 199,270 199,269 200,268 200,267 201,265 201,264 202,263 203,262 203,262 204,262 255,210 256,209 256,208 257,208 257,207 258,207 258,207 258,207 259,207 260,206 261,205 262,205 263,205 264,204 265,204 266,204 268,204 269,204 270,204 271,204 272,205 273,205 274,205 276,206 277,206 278,207 279,208 280,208">
            <text:p/>
          </draw:polygon>
          <draw:path draw:style-name="gr5" draw:text-style-name="P5" draw:layer="layout" svg:width="0.521cm" svg:height="0.718cm" svg:x="4.571cm" svg:y="2.194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2.649cm" svg:y="1.985cm" svg:viewBox="0 0 522 719" svg:d="M426 1l86 44h1l1 1h1l1 1 1 1 1 1v1l1 1 1 1v1l1 1v1 1l1 2v1 1 1 1 1 1l-1 2v1l-1 1v1 1h-1v1l-1 1-1 1-1 1-8 7-2 2-2 2-1 2-2 2-1 3-1 2-1 3-1 3v3 3 2 3 3l1 3 1 3 1 2 2 4 1 4 3 8 3 9 1 4 1 4 1 3v3 3l-1 3v3l-1 3-1 3-2 3-3 6-3 6-4 5-2 2-2 2-191 175h-1v1h-1v1h-1-1l-1 1h-1-1-1-1v-1h-1-1-1v-1h-1l-1-1v-1l-1-1v-1h-1v-1l-1-1v-1-1-1l32-252 1-3 1-3v-3l2-3 2-6 3-6 2-3 2-3 2-3 2-2 3-2 2-2 2-2 3-1 8-3 8-3 8-3 7-2 3-1 3-1 2-1 3-2 2-1 2-2 2-2 2-2 2-3 1-2 2-2 1-3 1-3v-2l1-3v-3-12-1-1-1-2l1-1v-1l1-1v-1l1-1 1-1 1-1v-1h1l1-1 1-1h1l1-1h1 1l1-1h1 1 1 1 1 1 1l1 1h1 1zM245 217l-3 138v1 1 1h-1v1 1h-1v1h-1v1h-1l-1 1h-1-1l-1 1h-1-1-1-1v-1h-1l-1-1h-1v-1l-2-1-79-112-2-2-1-2-1-2v-2-2-1-1-1-1l1-1 1-1 1-1 1-1 2-1 2-1h2l2-1h3 6 6l6-2 7-1 7-2 7-2 7-3 6-3 5-3 5-2 2-2 3-2 2-1 2-1 3-1h2l2-1h1l1 1h1 1 1v1h1l1 1 1 1v1l1 2 1 1v3 2zM100 288l315 340 2 2 2 3 1 2 1 2 1 3v2 3 2 3l-1 2-1 3-1 2-1 2-2 2-2 2-2 2-24 14-30 16-18 7-19 6-20 5-21 4-22 2h-23l-24-3-24-6-24-9-24-12-24-17-25-20-9-9-10-11-9-11-8-9-18-27-14-26-10-25-7-25-4-24-1-24 1-23 3-22 5-21 7-19 7-19 8-17 17-29 16-22 2-2 2-2 2-2 2-1 2-1 3-1h2 3 2 2l3 1 2 1 3 1 2 1 2 2zM476 339l1 6 2 7 2 6 3 7 3 7 3 6 3 6 4 5 7 9 1 2 2 2 1 2v2l1 2v1 1 1 1l-1 1v1l-1 1v1h-1l-1 1-1 1h-2l-2 1h-3l-2 1-141 8h-1l-1-1h-1-1l-1-1-1-1h-1v-1h-1v-1-1l-1-1v-1-1-1-1-1h1v-1-1l1-1v-1h1l104-88 2-1 2-2 2-1h2l2-1h1 1 1l1 1h1 1v1h1l1 1 1 1 1 2 1 2 1 2v2l1 3v1 2 1 1zM366 484l137 11h2 3l2 1 2 1 1 1h1v1l1 1 1 1v1l1 1v1 1 2l-1 1v2l-1 2-2 2-1 3h-1v1l-1 1-1 1h-1v1l-3 5-4 6-3 6-3 7-2 6-3 7-1 7-2 5v3l-1 3v6l-1 3-1 2v2l-1 2-1 2-2 1v1h-1-1v1h-1-1-1-1-1-2l-2-1-2-1-2-1-2-2-104-91v-1h-1v-1l-1-1v-1h-1v-1-1-2-1-1h1v-1-1h1v-1l1-1h1v-1h1l1-1h1 1 1z">
            <text:p/>
          </draw:path>
          <draw:path draw:style-name="gr5" draw:text-style-name="P5" draw:layer="layout" svg:width="0.521cm" svg:height="0.718cm" svg:x="8.621cm" svg:y="3.063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2.071cm" svg:y="1.444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8.349cm" svg:y="2.044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4.968cm" svg:y="6.27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678cm" svg:height="0.64cm" svg:x="1.021cm" svg:y="3.222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5" draw:text-style-name="P5" draw:layer="layout" svg:width="0.678cm" svg:height="0.64cm" svg:x="8.892cm" svg:y="4.463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5" draw:text-style-name="P5" draw:layer="layout" svg:width="0.678cm" svg:height="0.64cm" svg:x="6.142cm" svg:y="9.905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5" draw:text-style-name="P5" draw:layer="layout" svg:width="0.678cm" svg:height="0.64cm" svg:x="8.521cm" svg:y="7.313cm" svg:viewBox="0 0 679 641" svg:d="M635 12l2 463v1 1 1 1h-1v1l-1 1-1 1h-1l-1 1h-1l-1 1h-1-1-1l-1-1h-1-1v-1h-1l-163-122-1-2-2-1-1-1-1-2-1-2-1-2-1-1v-2l-1-2v-2l-1-2v-2-2-2l1-2v-2l5-23 2-23-1-23-3-23-6-21-9-21-10-20-13-19-14-18-16-17-18-14-18-13-20-12-21-9-22-7-23-5h-2l-2-1-1-1h-2l-2-1-1-2-1-1-2-1-1-2-1-1-1-2-1-1v-2l-1-2v-2-1-1-2l1-2v-1l1-2v-2l1-1 1-1 1-2 1-1 1-1 1-2 1-1 2-1 1-1 2-1h1 1v-1l36-16 2-1 2-1 2-1h2 2l2-1h3 2 2 2 2 2l2 1h2l2 1 2 1 141 59h2l2 1h2l2 1h3 2l2 1h2l2-1h2 2l2-1h2l2-1 2-1 2-1 114-58v-1h1 1v-1h1 1 1 2l1 1h1l1 1h1l1 1 1 1 1 1 1 1v1 1l1 1v1 1zM17 3l86 38h1 1l1 1 2 1 1 1 2 1 1 1 1 2 2 1 1 2v1l1 2 1 1 1 2v2l1 2v2 2 1 9 2 2 2l-1 2v2l-1 2-1 2-1 2-2 3-2 4-2 1-1 2-1 1-2 1-4 3-4 3-4 3-3 4-7 5-7 7-6 7-3 3-3 3-6 6-5 7-5 6-4 6-4 7-5 6-7 14-1 1-1 2-1 1-1 2-2 1-1 2-2 1-1 1-2 1-2 1-2 1-2 1h-1l-2 1h-2-2-1-1v-1h-1v-1-1l-1-192v-1-1l1-1v-1-1h1v-1-1h1v-1h1l1-1 1-1h1l1-1h1 1 1l1-1h1 1l1 1h1zM248 112l19 4 19 5 18 8 16 9 16 11 15 12 13 14 12 15 9 16 9 17 6 18 4 19 1 19v19l-4 20-6 19-1 2v2 2l-1 1v2l1 2v2 2l1 2v1l1 2 1 2 1 1 1 2 2 1 1 1 270 204 4 3v1l1 1v1l1 1v1l1 1v2 1 1 1 1 1l-1 1v1 2l-1 1-1 1v1l-1 1v1l-27 31-1 1-1 1h-1l-1 1-1 1h-1l-2 1h-1l-1 1h-1-1-2-1-1-1-2-1l-2-1h-1v-1h-1l-1-1h-1v-1l-268-203-1-1-2-1-2-1h-1l-2-1h-2-2-2-2-2-2l-2 1-1 1-2 1h-2l-1 2-15 10-16 8-15 6-15 5-16 3-15 1h-15l-15-2-14-2-14-5-14-5-13-6-12-8-12-9-22-20-18-23-8-12-6-13-6-14-4-14-3-14-2-15v-15l1-15 3-15 4-15 6-15 7-14 9-15 11-14 3-3 3-4 7-6 7-7 6-6 11-8 11-7 11-7 11-5 11-4 12-4 11-2 12-2h3l5-1h9 10l4 1zM210 166l-7 2-7 1-6 2-7 3-6 3-7 4-6 4-6 4-4 3-3 3-7 6-7 7-3 3-2 3-7 10-6 11-5 10-3 10-3 11-1 10-1 10 1 11 2 10 2 9 3 10 5 9 10 18 13 15 15 14 9 5 8 5 10 5 9 3 10 3 10 1 10 1h11l10-1 11-3 10-3 11-5 11-6 10-7 3-3 4-3 7-6 6-7 3-3 3-4 10-15 8-15 5-15 3-15 1-16-2-14-4-15-6-13-7-13-9-12-10-11-11-10-13-8-13-7-14-5-15-4h-4l-5-1h-4-5-5-5l-4 1zM31 379l11 18 12 18 14 17 15 15 16 14 18 12 19 10 19 9 20 7 21 4 22 3h22l22-3 23-5 22-8 23-11 1-1 2-1h2l2-1h2 2 2 2 2 2l2 1h2l2 1 1 1 2 1 2 1 160 122h1l1 1v1h1v1 1h1v1 1h1v1 1 1 1 2l-1 1v1 1l-1 1-1 1v1h-1v1h-1v1h-1l-19 13-2 1h-2l-2 1-2 1-2 1h-2l-2 1h-2-2-2l-2-1h-2-2l-2-1-2-1-2-1-137-63h-2l-2-1-2-1h-2-2l-2-1h-3-2-2-2l-2 1h-2-2l-2 1-2 1h-2l-122 58-2 1h-2l-2 1h-2l-2 1h-2-2-2-2-2l-2-1h-3l-2-1h-1l-2-1-2-1-127-65v-1l-2-1-2-1-1-1-2-1-1-2-1-1-2-2-1-1-1-2v-2l-1-1-1-2v-2l-1-2v-2-2-159-2-1-1-1h1v-1-1l1-1v-1l1-1 1-1 1-1v-1l1-1 1-1 1-1h1l1-1h1l1-1h1 2v-1h1 1 1 1l1 1 1 1 1 1 1 2 2 2 2 3 1 3z">
            <text:p/>
          </draw:path>
          <draw:path draw:style-name="gr5" draw:text-style-name="P5" draw:layer="layout" svg:width="0.678cm" svg:height="0.64cm" svg:x="5.085cm" svg:y="7.664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6" draw:text-style-name="P5" draw:layer="layout" svg:width="0.452cm" svg:height="0.544cm" svg:x="4.771cm" svg:y="1.763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ath draw:style-name="gr6" draw:text-style-name="P5" draw:layer="layout" svg:width="0.452cm" svg:height="0.544cm" svg:x="10.571cm" svg:y="4.218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ath draw:style-name="gr6" draw:text-style-name="P5" draw:layer="layout" svg:width="0.452cm" svg:height="0.544cm" svg:x="7.368cm" svg:y="7.318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ath draw:style-name="gr6" draw:text-style-name="P5" draw:layer="layout" svg:width="0.452cm" svg:height="0.544cm" svg:x="9.669cm" svg:y="7.394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ath draw:style-name="gr6" draw:text-style-name="P5" draw:layer="layout" svg:width="0.452cm" svg:height="0.544cm" svg:x="8.171cm" svg:y="8.413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olygon draw:style-name="gr6" draw:text-style-name="P5" draw:layer="layout" svg:width="0.461cm" svg:height="0.447cm" svg:x="10.771cm" svg:y="3.163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ath draw:style-name="gr6" draw:text-style-name="P6" draw:layer="layout" svg:width="0.642cm" svg:height="0.39cm" svg:x="5.771cm" svg:y="2.872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6" draw:text-style-name="P6" draw:layer="layout" svg:width="0.642cm" svg:height="0.39cm" svg:x="3.321cm" svg:y="2.163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6" draw:text-style-name="P6" draw:layer="layout" svg:width="0.642cm" svg:height="0.39cm" svg:x="7.028cm" svg:y="1.813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6" draw:text-style-name="P6" draw:layer="layout" svg:width="0.642cm" svg:height="0.39cm" svg:x="5.795cm" svg:y="10.672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6" draw:text-style-name="P6" draw:layer="layout" svg:width="0.642cm" svg:height="0.39cm" svg:x="9.778cm" svg:y="4.722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6" draw:text-style-name="P6" draw:layer="layout" svg:width="0.642cm" svg:height="0.39cm" svg:x="7.828cm" svg:y="7.941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olygon draw:style-name="gr6" draw:text-style-name="P5" draw:layer="layout" svg:width="0.487cm" svg:height="0.647cm" svg:x="0.471cm" svg:y="3.265cm" svg:viewBox="0 0 488 648" draw:points="206,0 225,0 225,0 226,1 227,1 229,1 229,1 230,1 231,1 232,2 233,2 234,3 235,4 236,5 238,6 239,7 239,8 240,9 241,10 241,11 242,12 242,13 243,14 243,15 243,15 243,16 243,17 243,18 243,19 243,33 243,34 243,34 243,35 243,36 244,38 244,39 245,40 245,41 246,43 246,44 247,45 248,45 249,46 250,47 251,48 251,48 252,49 253,50 255,50 256,50 257,51 258,51 259,51 259,51 260,51 260,51 261,52 262,52 382,52 385,52 387,52 389,52 391,52 393,53 395,53 397,54 400,54 402,55 404,56 405,57 407,58 409,59 411,60 413,61 415,63 484,116 484,117 485,117 485,118 485,118 486,119 487,120 487,121 488,122 488,123 488,123 488,124 488,125 488,126 488,127 488,129 488,130 488,131 488,131 487,132 487,133 487,133 487,133 486,134 486,134 486,135 485,135 485,136 485,136 484,137 483,138 419,183 417,185 416,186 414,187 412,188 410,189 408,189 403,191 401,192 399,192 397,193 395,193 393,193 391,194 389,194 386,194 263,195 261,195 260,195 260,195 259,195 258,195 258,195 257,196 256,196 255,197 253,197 252,198 251,198 251,199 250,200 249,201 248,202 248,203 247,204 246,205 246,206 246,207 245,208 245,209 245,210 245,210 245,211 245,212 244,212 244,213 245,296 245,298 245,299 246,299 246,300 246,301 246,301 246,302 247,303 247,304 248,305 248,306 249,307 250,308 251,309 252,310 253,311 254,312 255,312 256,313 257,313 258,314 259,314 259,314 260,314 261,314 262,315 263,315 264,315 322,314 323,314 324,314 325,314 325,314 326,314 327,315 328,315 329,315 330,316 331,316 332,317 333,318 334,319 335,319 336,320 336,321 337,322 338,323 338,324 339,325 339,326 339,327 340,328 340,329 340,330 340,331 340,332 340,332 342,430 342,431 342,431 342,433 341,434 341,434 341,435 341,436 341,437 340,438 340,439 339,440 338,441 337,442 337,443 336,444 335,445 334,445 333,446 332,446 331,447 330,447 328,448 328,448 327,448 327,448 326,448 325,448 324,448 265,449 263,449 262,449 261,449 261,449 260,449 260,449 259,450 258,450 256,451 255,451 254,452 253,452 252,453 252,454 251,455 250,456 249,457 249,458 248,459 248,460 248,461 247,462 247,463 247,464 247,464 247,465 246,466 246,466 246,467 248,630 248,631 248,632 248,632 248,633 247,634 247,634 247,636 247,637 246,638 245,639 245,640 244,641 243,642 243,643 242,643 241,644 240,645 239,645 238,646 237,647 236,647 234,647 234,647 233,647 232,648 231,648 230,648 230,648 207,648 206,648 204,648 204,648 203,648 203,648 202,647 201,647 200,647 199,646 198,645 197,645 196,644 195,643 194,643 193,642 192,641 192,640 191,639 190,638 190,637 189,636 189,635 189,634 189,634 189,632 189,631 189,631 189,630 189,467 189,466 189,466 188,465 188,464 188,464 188,463 188,462 188,462 187,461 187,460 187,460 187,459 186,459 186,458 185,457 184,456 183,454 182,453 181,452 180,452 179,451 178,451 177,450 176,450 175,449 174,449 174,449 173,449 173,449 172,449 170,449 100,449 98,449 96,449 93,448 91,448 89,448 87,447 85,447 83,446 81,445 79,444 77,443 75,442 71,440 67,438 5,389 5,389 4,388 4,387 3,387 3,386 2,385 1,383 1,382 1,382 0,381 0,380 0,379 0,379 0,379 0,378 0,377 0,376 1,375 1,375 1,374 1,373 2,372 2,371 3,371 3,370 4,370 4,369 4,369 5,368 6,367 64,326 65,325 67,324 69,323 71,322 75,320 79,318 81,318 83,317 85,317 87,316 90,316 92,316 94,316 96,316 170,315 171,315 173,315 173,315 174,315 174,315 175,315 176,314 177,314 178,313 179,313 180,312 181,311 182,311 183,310 184,309 184,308 185,307 186,306 186,305 187,304 187,303 188,302 188,301 188,300 188,300 188,299 188,298 188,297 188,213 188,212 188,212 188,211 188,210 188,209 188,209 187,207 187,206 186,205 186,204 185,203 184,202 184,201 183,201 182,200 181,199 180,198 179,198 178,197 177,197 176,196 175,196 174,196 173,195 173,195 172,195 171,195 170,195 115,195 113,195 112,195 112,195 111,195 110,195 110,195 109,194 108,194 107,193 106,193 105,192 104,192 103,191 102,190 101,189 100,188 99,187 99,186 98,185 98,184 97,183 97,182 97,181 96,180 96,179 96,179 96,178 96,178 95,70 95,68 95,67 95,67 95,66 95,65 95,65 95,64 96,63 96,62 97,61 97,60 98,59 99,58 99,57 100,56 101,55 102,55 103,54 104,53 105,53 106,52 107,52 108,52 109,52 109,52 110,52 111,52 112,52 170,52 170,52 171,51 171,51 172,51 173,51 173,51 174,51 175,50 177,50 178,50 179,49 180,48 181,48 181,47 182,46 183,45 184,45 185,44 185,43 186,41 186,40 187,39 187,38 187,37 187,37 188,36 188,36 188,34 188,33 188,18 188,18 188,17 188,16 188,16 188,15 189,13 189,12 189,11 190,10 190,9 191,8 191,7 192,6 193,5 194,4 195,4 196,3 197,2 198,2 199,2 200,1 201,1 202,1 203,0 204,0 205,0 205,0">
            <text:p/>
          </draw:polygon>
          <draw:polygon draw:style-name="gr6" draw:text-style-name="P5" draw:layer="layout" svg:width="0.487cm" svg:height="0.647cm" svg:x="11.383cm" svg:y="3.513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olygon draw:style-name="gr6" draw:text-style-name="P5" draw:layer="layout" svg:width="0.487cm" svg:height="0.647cm" svg:x="5.728cm" svg:y="7.413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olygon draw:style-name="gr6" draw:text-style-name="P5" draw:layer="layout" svg:width="0.487cm" svg:height="0.647cm" svg:x="8.535cm" svg:y="8.099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olygon draw:style-name="gr6" draw:text-style-name="P5" draw:layer="layout" svg:width="0.487cm" svg:height="0.647cm" svg:x="10.027cm" svg:y="6.223cm" svg:viewBox="0 0 488 648" draw:points="206,0 225,0 225,0 226,1 227,1 229,1 229,1 230,1 231,1 232,2 233,2 234,3 235,4 236,5 238,6 239,7 239,8 240,9 241,10 241,11 242,12 242,13 243,14 243,15 243,15 243,16 243,17 243,18 243,19 243,33 243,34 243,34 243,35 243,36 244,38 244,39 245,40 245,41 246,43 246,44 247,45 248,45 249,46 250,47 251,48 251,48 252,49 253,50 255,50 256,50 257,51 258,51 259,51 259,51 260,51 260,51 261,52 262,52 382,52 385,52 387,52 389,52 391,52 393,53 395,53 397,54 400,54 402,55 404,56 405,57 407,58 409,59 411,60 413,61 415,63 484,116 484,117 485,117 485,118 485,118 486,119 487,120 487,121 488,122 488,123 488,123 488,124 488,125 488,126 488,127 488,129 488,130 488,131 488,131 487,132 487,133 487,133 487,133 486,134 486,134 486,135 485,135 485,136 485,136 484,137 483,138 419,183 417,185 416,186 414,187 412,188 410,189 408,189 403,191 401,192 399,192 397,193 395,193 393,193 391,194 389,194 386,194 263,195 261,195 260,195 260,195 259,195 258,195 258,195 257,196 256,196 255,197 253,197 252,198 251,198 251,199 250,200 249,201 248,202 248,203 247,204 246,205 246,206 246,207 245,208 245,209 245,210 245,210 245,211 245,212 244,212 244,213 245,296 245,298 245,299 246,299 246,300 246,301 246,301 246,302 247,303 247,304 248,305 248,306 249,307 250,308 251,309 252,310 253,311 254,312 255,312 256,313 257,313 258,314 259,314 259,314 260,314 261,314 262,315 263,315 264,315 322,314 323,314 324,314 325,314 325,314 326,314 327,315 328,315 329,315 330,316 331,316 332,317 333,318 334,319 335,319 336,320 336,321 337,322 338,323 338,324 339,325 339,326 339,327 340,328 340,329 340,330 340,331 340,332 340,332 342,430 342,431 342,431 342,433 341,434 341,434 341,435 341,436 341,437 340,438 340,439 339,440 338,441 337,442 337,443 336,444 335,445 334,445 333,446 332,446 331,447 330,447 328,448 328,448 327,448 327,448 326,448 325,448 324,448 265,449 263,449 262,449 261,449 261,449 260,449 260,449 259,450 258,450 256,451 255,451 254,452 253,452 252,453 252,454 251,455 250,456 249,457 249,458 248,459 248,460 248,461 247,462 247,463 247,464 247,464 247,465 246,466 246,466 246,467 248,630 248,631 248,632 248,632 248,633 247,634 247,634 247,636 247,637 246,638 245,639 245,640 244,641 243,642 243,643 242,643 241,644 240,645 239,645 238,646 237,647 236,647 234,647 234,647 233,647 232,648 231,648 230,648 230,648 207,648 206,648 204,648 204,648 203,648 203,648 202,647 201,647 200,647 199,646 198,645 197,645 196,644 195,643 194,643 193,642 192,641 192,640 191,639 190,638 190,637 189,636 189,635 189,634 189,634 189,632 189,631 189,631 189,630 189,467 189,466 189,466 188,465 188,464 188,464 188,463 188,462 188,462 187,461 187,460 187,460 187,459 186,459 186,458 185,457 184,456 183,454 182,453 181,452 180,452 179,451 178,451 177,450 176,450 175,449 174,449 174,449 173,449 173,449 172,449 170,449 100,449 98,449 96,449 93,448 91,448 89,448 87,447 85,447 83,446 81,445 79,444 77,443 75,442 71,440 67,438 5,389 5,389 4,388 4,387 3,387 3,386 2,385 1,383 1,382 1,382 0,381 0,380 0,379 0,379 0,379 0,378 0,377 0,376 1,375 1,375 1,374 1,373 2,372 2,371 3,371 3,370 4,370 4,369 4,369 5,368 6,367 64,326 65,325 67,324 69,323 71,322 75,320 79,318 81,318 83,317 85,317 87,316 90,316 92,316 94,316 96,316 170,315 171,315 173,315 173,315 174,315 174,315 175,315 176,314 177,314 178,313 179,313 180,312 181,311 182,311 183,310 184,309 184,308 185,307 186,306 186,305 187,304 187,303 188,302 188,301 188,300 188,300 188,299 188,298 188,297 188,213 188,212 188,212 188,211 188,210 188,209 188,209 187,207 187,206 186,205 186,204 185,203 184,202 184,201 183,201 182,200 181,199 180,198 179,198 178,197 177,197 176,196 175,196 174,196 173,195 173,195 172,195 171,195 170,195 115,195 113,195 112,195 112,195 111,195 110,195 110,195 109,194 108,194 107,193 106,193 105,192 104,192 103,191 102,190 101,189 100,188 99,187 99,186 98,185 98,184 97,183 97,182 97,181 96,180 96,179 96,179 96,178 96,178 95,70 95,68 95,67 95,67 95,66 95,65 95,65 95,64 96,63 96,62 97,61 97,60 98,59 99,58 99,57 100,56 101,55 102,55 103,54 104,53 105,53 106,52 107,52 108,52 109,52 109,52 110,52 111,52 112,52 170,52 170,52 171,51 171,51 172,51 173,51 173,51 174,51 175,50 177,50 178,50 179,49 180,48 181,48 181,47 182,46 183,45 184,45 185,44 185,43 186,41 186,40 187,39 187,38 187,37 187,37 188,36 188,36 188,34 188,33 188,18 188,18 188,17 188,16 188,16 188,15 189,13 189,12 189,11 190,10 190,9 191,8 191,7 192,6 193,5 194,4 195,4 196,3 197,2 198,2 199,2 200,1 201,1 202,1 203,0 204,0 205,0 205,0">
            <text:p/>
          </draw:polygon>
          <draw:path draw:style-name="gr6" draw:text-style-name="P5" draw:layer="layout" svg:width="0.319cm" svg:height="0.592cm" svg:x="0.221cm" svg:y="3.863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11.071cm" svg:y="3.77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10.621cm" svg:y="4.97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6.221cm" svg:y="11.12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3.101cm" svg:y="3.92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5" draw:text-style-name="P5" draw:layer="layout" svg:width="0.521cm" svg:height="0.718cm" svg:x="3.649cm" svg:y="0.308cm" svg:viewBox="0 0 522 719" svg:d="M426 1l86 44h1l1 1h1l1 1 1 1 1 1v1l1 1 1 1v1l1 1v1 1l1 2v1 1 1 1 1 1l-1 2v1l-1 1v1 1h-1v1l-1 1-1 1-1 1-8 7-2 2-2 2-1 2-2 2-1 3-1 2-1 3-1 3v3 3 2 3 3l1 3 1 3 1 2 2 4 1 4 3 8 3 9 1 4 1 4 1 3v3 3l-1 3v3l-1 3-1 3-2 3-3 6-3 6-4 5-2 2-2 2-191 175h-1v1h-1v1h-1-1l-1 1h-1-1-1-1v-1h-1-1-1v-1h-1l-1-1v-1l-1-1v-1h-1v-1l-1-1v-1-1-1l32-252 1-3 1-3v-3l2-3 2-6 3-6 2-3 2-3 2-3 2-2 3-2 2-2 2-2 3-1 8-3 8-3 8-3 7-2 3-1 3-1 2-1 3-2 2-1 2-2 2-2 2-2 2-3 1-2 2-2 1-3 1-3v-2l1-3v-3-12-1-1-1-2l1-1v-1l1-1v-1l1-1 1-1 1-1v-1h1l1-1 1-1h1l1-1h1 1l1-1h1 1 1 1 1 1 1l1 1h1 1zM245 217l-3 138v1 1 1h-1v1 1h-1v1h-1v1h-1l-1 1h-1-1l-1 1h-1-1-1-1v-1h-1l-1-1h-1v-1l-2-1-79-112-2-2-1-2-1-2v-2-2-1-1-1-1l1-1 1-1 1-1 1-1 2-1 2-1h2l2-1h3 6 6l6-2 7-1 7-2 7-2 7-3 6-3 5-3 5-2 2-2 3-2 2-1 2-1 3-1h2l2-1h1l1 1h1 1 1v1h1l1 1 1 1v1l1 2 1 1v3 2zM100 288l315 340 2 2 2 3 1 2 1 2 1 3v2 3 2 3l-1 2-1 3-1 2-1 2-2 2-2 2-2 2-24 14-30 16-18 7-19 6-20 5-21 4-22 2h-23l-24-3-24-6-24-9-24-12-24-17-25-20-9-9-10-11-9-11-8-9-18-27-14-26-10-25-7-25-4-24-1-24 1-23 3-22 5-21 7-19 7-19 8-17 17-29 16-22 2-2 2-2 2-2 2-1 2-1 3-1h2 3 2 2l3 1 2 1 3 1 2 1 2 2zM476 339l1 6 2 7 2 6 3 7 3 7 3 6 3 6 4 5 7 9 1 2 2 2 1 2v2l1 2v1 1 1 1l-1 1v1l-1 1v1h-1l-1 1-1 1h-2l-2 1h-3l-2 1-141 8h-1l-1-1h-1-1l-1-1-1-1h-1v-1h-1v-1-1l-1-1v-1-1-1-1-1h1v-1-1l1-1v-1h1l104-88 2-1 2-2 2-1h2l2-1h1 1 1l1 1h1 1v1h1l1 1 1 1 1 2 1 2 1 2v2l1 3v1 2 1 1zM366 484l137 11h2 3l2 1 2 1 1 1h1v1l1 1 1 1v1l1 1v1 1 2l-1 1v2l-1 2-2 2-1 3h-1v1l-1 1-1 1h-1v1l-3 5-4 6-3 6-3 7-2 6-3 7-1 7-2 5v3l-1 3v6l-1 3-1 2v2l-1 2-1 2-2 1v1h-1-1v1h-1-1-1-1-1-2l-2-1-2-1-2-1-2-2-104-91v-1h-1v-1l-1-1v-1h-1v-1-1-2-1-1h1v-1-1h1v-1l1-1h1v-1h1l1-1h1 1 1z">
            <text:p/>
          </draw:path>
          <draw:path draw:style-name="gr5" draw:text-style-name="P5" draw:layer="layout" svg:width="0.521cm" svg:height="0.718cm" svg:x="0.571cm" svg:y="3.994cm" svg:viewBox="0 0 522 719" svg:d="M426 1l86 44h1l1 1h1l1 1 1 1 1 1v1l1 1 1 1v1l1 1v1 1l1 2v1 1 1 1 1 1l-1 2v1l-1 1v1 1h-1v1l-1 1-1 1-1 1-8 7-2 2-2 2-1 2-2 2-1 3-1 2-1 3-1 3v3 3 2 3 3l1 3 1 3 1 2 2 4 1 4 3 8 3 9 1 4 1 4 1 3v3 3l-1 3v3l-1 3-1 3-2 3-3 6-3 6-4 5-2 2-2 2-191 175h-1v1h-1v1h-1-1l-1 1h-1-1-1-1v-1h-1-1-1v-1h-1l-1-1v-1l-1-1v-1h-1v-1l-1-1v-1-1-1l32-252 1-3 1-3v-3l2-3 2-6 3-6 2-3 2-3 2-3 2-2 3-2 2-2 2-2 3-1 8-3 8-3 8-3 7-2 3-1 3-1 2-1 3-2 2-1 2-2 2-2 2-2 2-3 1-2 2-2 1-3 1-3v-2l1-3v-3-12-1-1-1-2l1-1v-1l1-1v-1l1-1 1-1 1-1v-1h1l1-1 1-1h1l1-1h1 1l1-1h1 1 1 1 1 1 1l1 1h1 1zM245 217l-3 138v1 1 1h-1v1 1h-1v1h-1v1h-1l-1 1h-1-1l-1 1h-1-1-1-1v-1h-1l-1-1h-1v-1l-2-1-79-112-2-2-1-2-1-2v-2-2-1-1-1-1l1-1 1-1 1-1 1-1 2-1 2-1h2l2-1h3 6 6l6-2 7-1 7-2 7-2 7-3 6-3 5-3 5-2 2-2 3-2 2-1 2-1 3-1h2l2-1h1l1 1h1 1 1v1h1l1 1 1 1v1l1 2 1 1v3 2zM100 288l315 340 2 2 2 3 1 2 1 2 1 3v2 3 2 3l-1 2-1 3-1 2-1 2-2 2-2 2-2 2-24 14-30 16-18 7-19 6-20 5-21 4-22 2h-23l-24-3-24-6-24-9-24-12-24-17-25-20-9-9-10-11-9-11-8-9-18-27-14-26-10-25-7-25-4-24-1-24 1-23 3-22 5-21 7-19 7-19 8-17 17-29 16-22 2-2 2-2 2-2 2-1 2-1 3-1h2 3 2 2l3 1 2 1 3 1 2 1 2 2zM476 339l1 6 2 7 2 6 3 7 3 7 3 6 3 6 4 5 7 9 1 2 2 2 1 2v2l1 2v1 1 1 1l-1 1v1l-1 1v1h-1l-1 1-1 1h-2l-2 1h-3l-2 1-141 8h-1l-1-1h-1-1l-1-1-1-1h-1v-1h-1v-1-1l-1-1v-1-1-1-1-1h1v-1-1l1-1v-1h1l104-88 2-1 2-2 2-1h2l2-1h1 1 1l1 1h1 1v1h1l1 1 1 1 1 2 1 2 1 2v2l1 3v1 2 1 1zM366 484l137 11h2 3l2 1 2 1 1 1h1v1l1 1 1 1v1l1 1v1 1 2l-1 1v2l-1 2-2 2-1 3h-1v1l-1 1-1 1h-1v1l-3 5-4 6-3 6-3 7-2 6-3 7-1 7-2 5v3l-1 3v6l-1 3-1 2v2l-1 2-1 2-2 1v1h-1-1v1h-1-1-1-1-1-2l-2-1-2-1-2-1-2-2-104-91v-1h-1v-1l-1-1v-1h-1v-1-1-2-1-1h1v-1-1h1v-1l1-1h1v-1h1l1-1h1 1 1z">
            <text:p/>
          </draw:path>
          <draw:path draw:style-name="gr5" draw:text-style-name="P5" draw:layer="layout" svg:width="0.521cm" svg:height="0.718cm" svg:x="6.586cm" svg:y="3.011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2.449cm" svg:y="3.844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10.249cm" svg:y="2.744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ath draw:style-name="gr5" draw:text-style-name="P5" draw:layer="layout" svg:width="0.521cm" svg:height="0.718cm" svg:x="5.701cm" svg:y="8.063cm" svg:viewBox="0 0 522 719" svg:d="M426 1l86 44h1l1 1h1l1 1 1 1 1 1v1l1 1 1 1v1l1 1v1 1l1 2v1 1 1 1 1 1l-1 2v1l-1 1v1 1h-1v1l-1 1-1 1-1 1-8 7-2 2-2 2-1 2-2 2-1 3-1 2-1 3-1 3v3 3 2 3 3l1 3 1 3 1 2 2 4 1 4 3 8 3 9 1 4 1 4 1 3v3 3l-1 3v3l-1 3-1 3-2 3-3 6-3 6-4 5-2 2-2 2-191 175h-1v1h-1v1h-1-1l-1 1h-1-1-1-1v-1h-1-1-1v-1h-1l-1-1v-1l-1-1v-1h-1v-1l-1-1v-1-1-1l32-252 1-3 1-3v-3l2-3 2-6 3-6 2-3 2-3 2-3 2-2 3-2 2-2 2-2 3-1 8-3 8-3 8-3 7-2 3-1 3-1 2-1 3-2 2-1 2-2 2-2 2-2 2-3 1-2 2-2 1-3 1-3v-2l1-3v-3-12-1-1-1-2l1-1v-1l1-1v-1l1-1 1-1 1-1v-1h1l1-1 1-1h1l1-1h1 1l1-1h1 1 1 1 1 1 1l1 1h1 1zM245 217l-3 138v1 1 1h-1v1 1h-1v1h-1v1h-1l-1 1h-1-1l-1 1h-1-1-1-1v-1h-1l-1-1h-1v-1l-2-1-79-112-2-2-1-2-1-2v-2-2-1-1-1-1l1-1 1-1 1-1 1-1 2-1 2-1h2l2-1h3 6 6l6-2 7-1 7-2 7-2 7-3 6-3 5-3 5-2 2-2 3-2 2-1 2-1 3-1h2l2-1h1l1 1h1 1 1v1h1l1 1 1 1v1l1 2 1 1v3 2zM100 288l315 340 2 2 2 3 1 2 1 2 1 3v2 3 2 3l-1 2-1 3-1 2-1 2-2 2-2 2-2 2-24 14-30 16-18 7-19 6-20 5-21 4-22 2h-23l-24-3-24-6-24-9-24-12-24-17-25-20-9-9-10-11-9-11-8-9-18-27-14-26-10-25-7-25-4-24-1-24 1-23 3-22 5-21 7-19 7-19 8-17 17-29 16-22 2-2 2-2 2-2 2-1 2-1 3-1h2 3 2 2l3 1 2 1 3 1 2 1 2 2zM476 339l1 6 2 7 2 6 3 7 3 7 3 6 3 6 4 5 7 9 1 2 2 2 1 2v2l1 2v1 1 1 1l-1 1v1l-1 1v1h-1l-1 1-1 1h-2l-2 1h-3l-2 1-141 8h-1l-1-1h-1-1l-1-1-1-1h-1v-1h-1v-1-1l-1-1v-1-1-1-1-1h1v-1-1l1-1v-1h1l104-88 2-1 2-2 2-1h2l2-1h1 1 1l1 1h1 1v1h1l1 1 1 1 1 2 1 2 1 2v2l1 3v1 2 1 1zM366 484l137 11h2 3l2 1 2 1 1 1h1v1l1 1 1 1v1l1 1v1 1 2l-1 1v2l-1 2-2 2-1 3h-1v1l-1 1-1 1h-1v1l-3 5-4 6-3 6-3 7-2 6-3 7-1 7-2 5v3l-1 3v6l-1 3-1 2v2l-1 2-1 2-2 1v1h-1-1v1h-1-1-1-1-1-2l-2-1-2-1-2-1-2-2-104-91v-1h-1v-1l-1-1v-1h-1v-1-1-2-1-1h1v-1-1h1v-1l1-1h1v-1h1l1-1h1 1 1z">
            <text:p/>
          </draw:path>
          <draw:path draw:style-name="gr5" draw:text-style-name="P5" draw:layer="layout" svg:width="0.521cm" svg:height="0.718cm" svg:x="9.055cm" svg:y="7.984cm" svg:viewBox="0 0 522 719" svg:d="M96 1l-86 44h-1l-1 1h-1l-1 1-1 1-1 1v1l-1 1-1 1v1l-1 1v1 1l-1 2v1 1 1 1 1 1l1 2v1l1 1v1 1h1v1l1 1 1 1 1 1 8 7 2 2 2 2 1 2 2 2 1 3 1 2 1 3 1 3v3 3 2 3 3l-1 3-1 3-1 2-2 4-1 4-3 8-3 9-1 4-1 4-1 3v3 3l1 3v3l1 3 1 3 2 3 3 6 3 6 4 5 2 2 2 2 191 175h1v1h1v1h1 1l1 1h1 1 1 1v-1h1 1 1v-1h1l1-1v-1l1-1v-1h1v-1l1-1v-1-1-1l-32-252-1-3-1-3v-3l-2-3-2-6-3-6-2-3-2-3-2-3-2-2-3-2-2-2-2-2-3-1-8-3-8-3-8-3-7-2-3-1-3-1-2-1-3-2-2-1-2-2-2-2-2-2-2-3-1-2-2-2-1-3-1-3v-2l-1-3v-3-12-1-1-1-2l-1-1v-1l-1-1v-1l-1-1-1-1-1-1v-1h-1l-1-1-1-1h-1l-1-1h-1-1l-1-1h-1-1-1-1-1-1-1l-1 1h-1-1zM277 217l3 138v1 1 1h1v1 1h1v1h1v1h1l1 1h1 1l1 1h1 1 1 1v-1h1l1-1h1v-1l2-1 79-112 2-2 1-2 1-2v-2-2-1-1-1-1l-1-1-1-1-1-1-1-1-2-1-2-1h-2l-2-1h-3-6-6l-6-2-7-1-7-2-7-2-7-3-6-3-5-3-5-2-2-2-3-2-2-1-2-1-3-1h-2l-2-1h-1l-1 1h-1-1-1v1h-1l-1 1-1 1v1l-1 2-1 1v3 2zM422 288l-315 340-2 2-2 3-1 2-1 2-1 3v2 3 2 3l1 2 1 3 1 2 1 2 2 2 2 2 2 2 24 14 30 16 18 7 19 6 20 5 21 4 22 2h23l24-3 24-6 24-9 24-12 24-17 25-20 9-9 10-11 9-11 8-9 18-27 14-26 10-25 7-25 4-24 1-24-1-23-3-22-5-21-7-19-7-19-8-17-17-29-16-22-2-2-2-2-2-2-2-1-2-1-3-1h-2-3-2-2l-3 1-2 1-3 1-2 1-2 2zM46 339l-1 6-2 7-2 6-3 7-3 7-3 6-3 6-4 5-7 9-1 2-2 2-1 2v2l-1 2v1 1 1 1l1 1v1l1 1v1h1l1 1 1 1h2l2 1h3l2 1 141 8h1l1-1h1 1l1-1 1-1h1v-1h1v-1-1l1-1v-1-1-1-1-1h-1v-1-1l-1-1v-1h-1l-104-88-2-1-2-2-2-1h-2l-2-1h-1-1-1l-1 1h-1-1v1h-1l-1 1-1 1-1 2-1 2-1 2v2l-1 3v1 2 1 1zM156 484l-137 11h-2-3l-2 1-2 1-1 1h-1v1l-1 1-1 1v1l-1 1v1 1 2l1 1v2l1 2 2 2 1 3h1v1l1 1 1 1h1v1l3 5 4 6 3 6 3 7 2 6 3 7 1 7 2 5v3l1 3v6l1 3 1 2v2l1 2 1 2 2 1v1h1 1v1h1 1 1 1 1 2l2-1 2-1 2-1 2-2 104-91v-1h1v-1l1-1v-1h1v-1-1-2-1-1h-1v-1-1h-1v-1l-1-1h-1v-1h-1l-1-1h-1-1-1z">
            <text:p/>
          </draw:path>
          <draw:polygon draw:style-name="gr6" draw:text-style-name="P5" draw:layer="layout" svg:width="0.461cm" svg:height="0.447cm" draw:transform="rotate (-3.14159265358979) translate (9.721cm 7.711cm)" svg:viewBox="0 0 462 448" draw:points="461,424 240,10 240,10 239,10 239,10 239,10 239,10 239,10 239,9 239,9 239,9 239,9 239,9 239,9 238,8 238,7 237,6 236,5 235,4 234,4 233,3 232,2 231,2 230,1 229,1 228,1 227,0 225,0 224,0 223,0 222,0 220,0 219,0 218,1 217,1 216,2 215,2 214,3 213,4 212,4 211,5 210,6 209,7 208,8 208,9 207,9 207,10 207,10 207,10 207,10 207,10 207,10 207,10 207,10 207,10 207,10 207,11 1,433 1,433 1,433 1,433 1,434 1,434 1,435 0,435 0,435 0,435 0,436 0,437 0,437 0,438 0,439 0,439 0,439 0,440 0,440 0,440 0,441 1,442 1,443 2,443 2,444 2,444 3,445 3,445 4,446 4,446 4,446 4,446 5,447 6,447 7,447 7,447 9,448 9,448 9,448 10,448 10,448 10,448 11,448 12,448 12,448 14,447 14,447 14,447 14,447 14,447 15,447 15,447 15,447 16,446 190,338 190,338 194,335 198,334 202,332 205,331 209,330 213,329 217,328 222,328 226,328 230,328 234,329 238,330 242,331 246,332 249,333 253,335 253,336 446,439 447,440 447,440 448,440 448,440 448,440 448,440 448,440 448,440 449,440 450,440 450,441 451,441 452,441 453,440 453,440 454,440 455,440 455,440 456,439 457,439 457,439 458,438 458,438 459,437 459,437 460,436 460,436 460,435 461,435 461,434 461,433 462,433 462,432 462,431 462,430 462,430 462,429 462,428 462,428 462,427 462,427 462,427 462,426 461,426 461,425 461,425 461,425 461,425">
            <text:p/>
          </draw:polygon>
          <draw:polygon draw:style-name="gr5" draw:text-style-name="P5" draw:layer="layout" svg:width="0.606cm" svg:height="0.605cm" svg:x="3.046cm" svg:y="0.497cm" svg:viewBox="0 0 607 606" draw:points="327,209 297,239 297,239 296,239 295,240 294,241 293,242 292,242 291,243 290,243 289,243 288,244 286,244 285,244 284,244 283,244 282,244 280,244 279,243 278,243 277,243 276,242 275,242 274,241 274,241 273,240 272,239 272,239 271,239 258,225 257,224 257,224 256,224 256,223 256,223 255,222 254,221 254,220 254,219 253,218 253,217 253,215 253,214 253,213 253,212 253,211 253,210 253,209 253,207 253,206 254,206 254,205 254,205 254,204 255,204 255,203 255,203 255,203 255,202 256,202 256,201 257,201 257,200 258,200 258,199 259,198 259,198 259,197 259,197 260,196 260,196 260,195 260,194 260,193 260,192 260,191 260,190 260,189 260,188 260,187 259,186 259,185 259,185 258,184 258,183 257,182 256,181 256,181 255,180 254,180 254,179 254,179 253,179 81,6 80,5 80,5 79,4 79,4 78,4 78,3 77,3 77,3 76,2 75,2 74,1 73,1 71,0 70,0 69,0 68,0 67,0 65,0 64,0 63,1 62,1 61,1 60,2 59,2 58,3 57,4 56,5 55,5 55,5 5,53 5,53 5,54 4,55 3,56 2,57 2,58 1,59 1,60 1,61 0,62 0,63 0,64 0,65 0,67 0,68 0,69 1,70 1,71 1,72 2,73 2,74 2,75 3,75 3,76 3,76 4,77 4,77 4,77 5,78 178,252 178,252 179,252 180,253 181,254 182,254 183,255 184,255 185,256 186,256 187,256 188,257 190,257 191,257 192,257 193,257 195,256 196,256 197,256 198,255 199,255 200,254 201,254 202,253 203,252 203,252 204,252 209,247 209,247 209,247 210,246 211,245 212,245 212,244 213,244 214,243 215,243 217,243 218,242 219,242 220,242 222,242 223,242 224,242 225,242 226,243 227,243 228,243 229,244 231,244 231,245 232,245 232,246 233,247 234,247 234,247 248,262 249,262 249,262 250,263 250,264 251,265 252,266 252,267 252,268 253,269 253,271 253,272 253,273 253,274 253,275 253,276 253,278 253,279 252,280 252,281 252,282 251,283 250,284 250,285 249,286 249,287 248,287 216,319 215,319 215,320 214,321 214,322 213,322 213,323 212,324 212,325 212,326 211,327 211,328 211,329 211,331 211,332 211,333 211,334 211,335 211,337 212,338 212,339 212,340 213,341 213,341 214,342 214,343 215,344 215,344 216,345 217,346 217,346 218,347 218,348 218,348 218,348 218,348 218,349 218,349 218,349 218,349 218,349 218,350 217,350 217,350 216,350 215,350 214,350 212,350 208,349 201,348 195,348 188,347 181,347 174,348 168,348 157,349 155,350 154,350 152,351 151,352 150,352 150,353 149,353 149,354 148,354 148,355 148,355 148,356 148,357 148,357 148,358 148,359 148,361 149,362 150,363 151,365 152,366 245,462 246,463 247,465 249,465 250,466 251,467 253,467 253,467 254,467 255,467 255,467 256,466 257,466 257,466 258,466 259,465 260,464 261,463 261,461 262,460 263,458 264,453 265,447 266,441 267,435 267,428 267,422 267,415 266,408 266,405 266,403 266,402 266,401 266,401 266,401 267,400 267,400 267,400 267,400 267,399 268,399 268,399 268,399 269,400 269,400 270,400 271,401 272,402 275,404 275,404 275,404 275,404 276,404 277,405 277,405 278,405 278,405 278,405 279,405 279,405 280,405 281,405 281,405 282,405 283,404 285,404 286,404 287,403 288,403 288,402 289,402 290,401 290,401 291,400 292,399 292,398 293,398 293,397 326,364 326,364 326,364 327,363 328,362 329,361 330,361 332,360 333,360 334,360 335,359 336,359 337,359 338,359 340,359 341,359 342,359 343,360 344,360 345,360 346,361 348,361 348,362 349,362 349,363 350,364 351,364 351,364 359,372 359,373 360,373 360,374 361,375 362,376 362,377 363,378 363,379 364,380 364,381 364,383 364,384 364,385 364,386 364,387 364,388 364,389 363,391 363,392 362,393 362,394 361,395 361,395 360,396 360,396 360,397 359,397 359,398 354,402 353,403 353,403 352,404 352,404 352,405 352,405 351,406 351,406 351,407 350,408 350,409 349,410 349,411 349,413 349,414 348,415 348,415 348,416 349,417 349,418 349,419 349,421 350,422 350,423 351,423 352,425 352,426 353,426 353,427 354,427 527,601 527,601 528,601 528,602 529,603 530,603 530,603 531,604 531,604 532,604 533,605 534,605 535,605 536,605 537,606 539,606 541,606 542,606 543,606 544,605 546,605 547,605 548,604 549,603 549,603 550,603 550,603 551,602 551,602 552,602 552,601 552,601 602,553 602,553 603,553 603,552 603,552 604,551 604,551 605,549 605,548 606,547 606,546 607,545 607,544 607,543 607,542 607,540 607,539 607,538 607,537 607,536 606,535 606,534 605,533 605,532 604,531 603,530 603,529 602,528 602,528 429,355 428,354 428,353 427,353 427,353 426,352 426,352 425,351 424,351 423,350 421,350 420,350 419,350 418,350 417,349 416,349 414,350 413,350 412,350 411,350 409,351 408,351 408,352 407,352 407,352 406,352 406,353 405,353 403,354 403,355 403,355 402,355 402,355 401,356 401,356 401,356 400,356 399,356 398,357 397,357 396,357 395,357 394,357 393,357 392,357 391,356 390,356 389,356 388,355 387,355 386,354 386,353 385,353 384,352 383,351 383,351 383,351 383,350 382,350 374,342 374,341 374,341 373,340 372,339 372,339 371,338 371,337 370,336 370,335 370,334 369,332 369,331 369,330 369,329 369,328 369,327 369,325 370,324 370,323 370,322 371,321 371,320 372,319 373,318 374,317 374,316 374,316 403,287 404,287 404,286 405,285 406,285 406,284 406,284 407,283 407,281 408,280 408,279 408,278 408,277 409,276 409,275 409,273 408,272 408,271 408,270 408,269 407,268 407,267 406,265 406,264 405,263 404,262 404,262 403,262 352,210 351,209 351,208 350,208 350,207 349,207 349,207 349,207 348,207 347,206 346,205 345,205 344,205 343,204 342,204 341,204 339,204 338,204 337,204 336,204 335,205 334,205 333,205 331,206 330,206 329,207 328,208 327,208">
            <text:p/>
          </draw:polygon>
          <draw:polygon draw:style-name="gr5" draw:text-style-name="P5" draw:layer="layout" svg:width="0.606cm" svg:height="0.605cm" svg:x="1.721cm" svg:y="3.063cm" svg:viewBox="0 0 607 606" draw:points="327,209 297,239 297,239 296,239 295,240 294,241 293,242 292,242 291,243 290,243 289,243 288,244 286,244 285,244 284,244 283,244 282,244 280,244 279,243 278,243 277,243 276,242 275,242 274,241 274,241 273,240 272,239 272,239 271,239 258,225 257,224 257,224 256,224 256,223 256,223 255,222 254,221 254,220 254,219 253,218 253,217 253,215 253,214 253,213 253,212 253,211 253,210 253,209 253,207 253,206 254,206 254,205 254,205 254,204 255,204 255,203 255,203 255,203 255,202 256,202 256,201 257,201 257,200 258,200 258,199 259,198 259,198 259,197 259,197 260,196 260,196 260,195 260,194 260,193 260,192 260,191 260,190 260,189 260,188 260,187 259,186 259,185 259,185 258,184 258,183 257,182 256,181 256,181 255,180 254,180 254,179 254,179 253,179 81,6 80,5 80,5 79,4 79,4 78,4 78,3 77,3 77,3 76,2 75,2 74,1 73,1 71,0 70,0 69,0 68,0 67,0 65,0 64,0 63,1 62,1 61,1 60,2 59,2 58,3 57,4 56,5 55,5 55,5 5,53 5,53 5,54 4,55 3,56 2,57 2,58 1,59 1,60 1,61 0,62 0,63 0,64 0,65 0,67 0,68 0,69 1,70 1,71 1,72 2,73 2,74 2,75 3,75 3,76 3,76 4,77 4,77 4,77 5,78 178,252 178,252 179,252 180,253 181,254 182,254 183,255 184,255 185,256 186,256 187,256 188,257 190,257 191,257 192,257 193,257 195,256 196,256 197,256 198,255 199,255 200,254 201,254 202,253 203,252 203,252 204,252 209,247 209,247 209,247 210,246 211,245 212,245 212,244 213,244 214,243 215,243 217,243 218,242 219,242 220,242 222,242 223,242 224,242 225,242 226,243 227,243 228,243 229,244 231,244 231,245 232,245 232,246 233,247 234,247 234,247 248,262 249,262 249,262 250,263 250,264 251,265 252,266 252,267 252,268 253,269 253,271 253,272 253,273 253,274 253,275 253,276 253,278 253,279 252,280 252,281 252,282 251,283 250,284 250,285 249,286 249,287 248,287 216,319 215,319 215,320 214,321 214,322 213,322 213,323 212,324 212,325 212,326 211,327 211,328 211,329 211,331 211,332 211,333 211,334 211,335 211,337 212,338 212,339 212,340 213,341 213,341 214,342 214,343 215,344 215,344 216,345 217,346 217,346 218,347 218,348 218,348 218,348 218,348 218,349 218,349 218,349 218,349 218,349 218,350 217,350 217,350 216,350 215,350 214,350 212,350 208,349 201,348 195,348 188,347 181,347 174,348 168,348 157,349 155,350 154,350 152,351 151,352 150,352 150,353 149,353 149,354 148,354 148,355 148,355 148,356 148,357 148,357 148,358 148,359 148,361 149,362 150,363 151,365 152,366 245,462 246,463 247,465 249,465 250,466 251,467 253,467 253,467 254,467 255,467 255,467 256,466 257,466 257,466 258,466 259,465 260,464 261,463 261,461 262,460 263,458 264,453 265,447 266,441 267,435 267,428 267,422 267,415 266,408 266,405 266,403 266,402 266,401 266,401 266,401 267,400 267,400 267,400 267,400 267,399 268,399 268,399 268,399 269,400 269,400 270,400 271,401 272,402 275,404 275,404 275,404 275,404 276,404 277,405 277,405 278,405 278,405 278,405 279,405 279,405 280,405 281,405 281,405 282,405 283,404 285,404 286,404 287,403 288,403 288,402 289,402 290,401 290,401 291,400 292,399 292,398 293,398 293,397 326,364 326,364 326,364 327,363 328,362 329,361 330,361 332,360 333,360 334,360 335,359 336,359 337,359 338,359 340,359 341,359 342,359 343,360 344,360 345,360 346,361 348,361 348,362 349,362 349,363 350,364 351,364 351,364 359,372 359,373 360,373 360,374 361,375 362,376 362,377 363,378 363,379 364,380 364,381 364,383 364,384 364,385 364,386 364,387 364,388 364,389 363,391 363,392 362,393 362,394 361,395 361,395 360,396 360,396 360,397 359,397 359,398 354,402 353,403 353,403 352,404 352,404 352,405 352,405 351,406 351,406 351,407 350,408 350,409 349,410 349,411 349,413 349,414 348,415 348,415 348,416 349,417 349,418 349,419 349,421 350,422 350,423 351,423 352,425 352,426 353,426 353,427 354,427 527,601 527,601 528,601 528,602 529,603 530,603 530,603 531,604 531,604 532,604 533,605 534,605 535,605 536,605 537,606 539,606 541,606 542,606 543,606 544,605 546,605 547,605 548,604 549,603 549,603 550,603 550,603 551,602 551,602 552,602 552,601 552,601 602,553 602,553 603,553 603,552 603,552 604,551 604,551 605,549 605,548 606,547 606,546 607,545 607,544 607,543 607,542 607,540 607,539 607,538 607,537 607,536 606,535 606,534 605,533 605,532 604,531 603,530 603,529 602,528 602,528 429,355 428,354 428,353 427,353 427,353 426,352 426,352 425,351 424,351 423,350 421,350 420,350 419,350 418,350 417,349 416,349 414,350 413,350 412,350 411,350 409,351 408,351 408,352 407,352 407,352 406,352 406,353 405,353 403,354 403,355 403,355 402,355 402,355 401,356 401,356 401,356 400,356 399,356 398,357 397,357 396,357 395,357 394,357 393,357 392,357 391,356 390,356 389,356 388,355 387,355 386,354 386,353 385,353 384,352 383,351 383,351 383,351 383,350 382,350 374,342 374,341 374,341 373,340 372,339 372,339 371,338 371,337 370,336 370,335 370,334 369,332 369,331 369,330 369,329 369,328 369,327 369,325 370,324 370,323 370,322 371,321 371,320 372,319 373,318 374,317 374,316 374,316 403,287 404,287 404,286 405,285 406,285 406,284 406,284 407,283 407,281 408,280 408,279 408,278 408,277 409,276 409,275 409,273 408,272 408,271 408,270 408,269 407,268 407,267 406,265 406,264 405,263 404,262 404,262 403,262 352,210 351,209 351,208 350,208 350,207 349,207 349,207 349,207 348,207 347,206 346,205 345,205 344,205 343,204 342,204 341,204 339,204 338,204 337,204 336,204 335,205 334,205 333,205 331,206 330,206 329,207 328,208 327,208">
            <text:p/>
          </draw:polygon>
          <draw:polygon draw:style-name="gr5" draw:text-style-name="P5" draw:layer="layout" svg:width="0.606cm" svg:height="0.605cm" svg:x="7.162cm" svg:y="7.763cm" svg:viewBox="0 0 607 606" draw:points="327,209 297,239 297,239 296,239 295,240 294,241 293,242 292,242 291,243 290,243 289,243 288,244 286,244 285,244 284,244 283,244 282,244 280,244 279,243 278,243 277,243 276,242 275,242 274,241 274,241 273,240 272,239 272,239 271,239 258,225 257,224 257,224 256,224 256,223 256,223 255,222 254,221 254,220 254,219 253,218 253,217 253,215 253,214 253,213 253,212 253,211 253,210 253,209 253,207 253,206 254,206 254,205 254,205 254,204 255,204 255,203 255,203 255,203 255,202 256,202 256,201 257,201 257,200 258,200 258,199 259,198 259,198 259,197 259,197 260,196 260,196 260,195 260,194 260,193 260,192 260,191 260,190 260,189 260,188 260,187 259,186 259,185 259,185 258,184 258,183 257,182 256,181 256,181 255,180 254,180 254,179 254,179 253,179 81,6 80,5 80,5 79,4 79,4 78,4 78,3 77,3 77,3 76,2 75,2 74,1 73,1 71,0 70,0 69,0 68,0 67,0 65,0 64,0 63,1 62,1 61,1 60,2 59,2 58,3 57,4 56,5 55,5 55,5 5,53 5,53 5,54 4,55 3,56 2,57 2,58 1,59 1,60 1,61 0,62 0,63 0,64 0,65 0,67 0,68 0,69 1,70 1,71 1,72 2,73 2,74 2,75 3,75 3,76 3,76 4,77 4,77 4,77 5,78 178,252 178,252 179,252 180,253 181,254 182,254 183,255 184,255 185,256 186,256 187,256 188,257 190,257 191,257 192,257 193,257 195,256 196,256 197,256 198,255 199,255 200,254 201,254 202,253 203,252 203,252 204,252 209,247 209,247 209,247 210,246 211,245 212,245 212,244 213,244 214,243 215,243 217,243 218,242 219,242 220,242 222,242 223,242 224,242 225,242 226,243 227,243 228,243 229,244 231,244 231,245 232,245 232,246 233,247 234,247 234,247 248,262 249,262 249,262 250,263 250,264 251,265 252,266 252,267 252,268 253,269 253,271 253,272 253,273 253,274 253,275 253,276 253,278 253,279 252,280 252,281 252,282 251,283 250,284 250,285 249,286 249,287 248,287 216,319 215,319 215,320 214,321 214,322 213,322 213,323 212,324 212,325 212,326 211,327 211,328 211,329 211,331 211,332 211,333 211,334 211,335 211,337 212,338 212,339 212,340 213,341 213,341 214,342 214,343 215,344 215,344 216,345 217,346 217,346 218,347 218,348 218,348 218,348 218,348 218,349 218,349 218,349 218,349 218,349 218,350 217,350 217,350 216,350 215,350 214,350 212,350 208,349 201,348 195,348 188,347 181,347 174,348 168,348 157,349 155,350 154,350 152,351 151,352 150,352 150,353 149,353 149,354 148,354 148,355 148,355 148,356 148,357 148,357 148,358 148,359 148,361 149,362 150,363 151,365 152,366 245,462 246,463 247,465 249,465 250,466 251,467 253,467 253,467 254,467 255,467 255,467 256,466 257,466 257,466 258,466 259,465 260,464 261,463 261,461 262,460 263,458 264,453 265,447 266,441 267,435 267,428 267,422 267,415 266,408 266,405 266,403 266,402 266,401 266,401 266,401 267,400 267,400 267,400 267,400 267,399 268,399 268,399 268,399 269,400 269,400 270,400 271,401 272,402 275,404 275,404 275,404 275,404 276,404 277,405 277,405 278,405 278,405 278,405 279,405 279,405 280,405 281,405 281,405 282,405 283,404 285,404 286,404 287,403 288,403 288,402 289,402 290,401 290,401 291,400 292,399 292,398 293,398 293,397 326,364 326,364 326,364 327,363 328,362 329,361 330,361 332,360 333,360 334,360 335,359 336,359 337,359 338,359 340,359 341,359 342,359 343,360 344,360 345,360 346,361 348,361 348,362 349,362 349,363 350,364 351,364 351,364 359,372 359,373 360,373 360,374 361,375 362,376 362,377 363,378 363,379 364,380 364,381 364,383 364,384 364,385 364,386 364,387 364,388 364,389 363,391 363,392 362,393 362,394 361,395 361,395 360,396 360,396 360,397 359,397 359,398 354,402 353,403 353,403 352,404 352,404 352,405 352,405 351,406 351,406 351,407 350,408 350,409 349,410 349,411 349,413 349,414 348,415 348,415 348,416 349,417 349,418 349,419 349,421 350,422 350,423 351,423 352,425 352,426 353,426 353,427 354,427 527,601 527,601 528,601 528,602 529,603 530,603 530,603 531,604 531,604 532,604 533,605 534,605 535,605 536,605 537,606 539,606 541,606 542,606 543,606 544,605 546,605 547,605 548,604 549,603 549,603 550,603 550,603 551,602 551,602 552,602 552,601 552,601 602,553 602,553 603,553 603,552 603,552 604,551 604,551 605,549 605,548 606,547 606,546 607,545 607,544 607,543 607,542 607,540 607,539 607,538 607,537 607,536 606,535 606,534 605,533 605,532 604,531 603,530 603,529 602,528 602,528 429,355 428,354 428,353 427,353 427,353 426,352 426,352 425,351 424,351 423,350 421,350 420,350 419,350 418,350 417,349 416,349 414,350 413,350 412,350 411,350 409,351 408,351 408,352 407,352 407,352 406,352 406,353 405,353 403,354 403,355 403,355 402,355 402,355 401,356 401,356 401,356 400,356 399,356 398,357 397,357 396,357 395,357 394,357 393,357 392,357 391,356 390,356 389,356 388,355 387,355 386,354 386,353 385,353 384,352 383,351 383,351 383,351 383,350 382,350 374,342 374,341 374,341 373,340 372,339 372,339 371,338 371,337 370,336 370,335 370,334 369,332 369,331 369,330 369,329 369,328 369,327 369,325 370,324 370,323 370,322 371,321 371,320 372,319 373,318 374,317 374,316 374,316 403,287 404,287 404,286 405,285 406,285 406,284 406,284 407,283 407,281 408,280 408,279 408,278 408,277 409,276 409,275 409,273 408,272 408,271 408,270 408,269 407,268 407,267 406,265 406,264 405,263 404,262 404,262 403,262 352,210 351,209 351,208 350,208 350,207 349,207 349,207 349,207 348,207 347,206 346,205 345,205 344,205 343,204 342,204 341,204 339,204 338,204 337,204 336,204 335,205 334,205 333,205 331,206 330,206 329,207 328,208 327,208">
            <text:p/>
          </draw:polygon>
          <draw:polygon draw:style-name="gr5" draw:text-style-name="P5" draw:layer="layout" svg:width="0.606cm" svg:height="0.605cm" svg:x="9.212cm" svg:y="7.655cm" svg:viewBox="0 0 607 606" draw:points="327,209 297,239 297,239 296,239 295,240 294,241 293,242 292,242 291,243 290,243 289,243 288,244 286,244 285,244 284,244 283,244 282,244 280,244 279,243 278,243 277,243 276,242 275,242 274,241 274,241 273,240 272,239 272,239 271,239 258,225 257,224 257,224 256,224 256,223 256,223 255,222 254,221 254,220 254,219 253,218 253,217 253,215 253,214 253,213 253,212 253,211 253,210 253,209 253,207 253,206 254,206 254,205 254,205 254,204 255,204 255,203 255,203 255,203 255,202 256,202 256,201 257,201 257,200 258,200 258,199 259,198 259,198 259,197 259,197 260,196 260,196 260,195 260,194 260,193 260,192 260,191 260,190 260,189 260,188 260,187 259,186 259,185 259,185 258,184 258,183 257,182 256,181 256,181 255,180 254,180 254,179 254,179 253,179 81,6 80,5 80,5 79,4 79,4 78,4 78,3 77,3 77,3 76,2 75,2 74,1 73,1 71,0 70,0 69,0 68,0 67,0 65,0 64,0 63,1 62,1 61,1 60,2 59,2 58,3 57,4 56,5 55,5 55,5 5,53 5,53 5,54 4,55 3,56 2,57 2,58 1,59 1,60 1,61 0,62 0,63 0,64 0,65 0,67 0,68 0,69 1,70 1,71 1,72 2,73 2,74 2,75 3,75 3,76 3,76 4,77 4,77 4,77 5,78 178,252 178,252 179,252 180,253 181,254 182,254 183,255 184,255 185,256 186,256 187,256 188,257 190,257 191,257 192,257 193,257 195,256 196,256 197,256 198,255 199,255 200,254 201,254 202,253 203,252 203,252 204,252 209,247 209,247 209,247 210,246 211,245 212,245 212,244 213,244 214,243 215,243 217,243 218,242 219,242 220,242 222,242 223,242 224,242 225,242 226,243 227,243 228,243 229,244 231,244 231,245 232,245 232,246 233,247 234,247 234,247 248,262 249,262 249,262 250,263 250,264 251,265 252,266 252,267 252,268 253,269 253,271 253,272 253,273 253,274 253,275 253,276 253,278 253,279 252,280 252,281 252,282 251,283 250,284 250,285 249,286 249,287 248,287 216,319 215,319 215,320 214,321 214,322 213,322 213,323 212,324 212,325 212,326 211,327 211,328 211,329 211,331 211,332 211,333 211,334 211,335 211,337 212,338 212,339 212,340 213,341 213,341 214,342 214,343 215,344 215,344 216,345 217,346 217,346 218,347 218,348 218,348 218,348 218,348 218,349 218,349 218,349 218,349 218,349 218,350 217,350 217,350 216,350 215,350 214,350 212,350 208,349 201,348 195,348 188,347 181,347 174,348 168,348 157,349 155,350 154,350 152,351 151,352 150,352 150,353 149,353 149,354 148,354 148,355 148,355 148,356 148,357 148,357 148,358 148,359 148,361 149,362 150,363 151,365 152,366 245,462 246,463 247,465 249,465 250,466 251,467 253,467 253,467 254,467 255,467 255,467 256,466 257,466 257,466 258,466 259,465 260,464 261,463 261,461 262,460 263,458 264,453 265,447 266,441 267,435 267,428 267,422 267,415 266,408 266,405 266,403 266,402 266,401 266,401 266,401 267,400 267,400 267,400 267,400 267,399 268,399 268,399 268,399 269,400 269,400 270,400 271,401 272,402 275,404 275,404 275,404 275,404 276,404 277,405 277,405 278,405 278,405 278,405 279,405 279,405 280,405 281,405 281,405 282,405 283,404 285,404 286,404 287,403 288,403 288,402 289,402 290,401 290,401 291,400 292,399 292,398 293,398 293,397 326,364 326,364 326,364 327,363 328,362 329,361 330,361 332,360 333,360 334,360 335,359 336,359 337,359 338,359 340,359 341,359 342,359 343,360 344,360 345,360 346,361 348,361 348,362 349,362 349,363 350,364 351,364 351,364 359,372 359,373 360,373 360,374 361,375 362,376 362,377 363,378 363,379 364,380 364,381 364,383 364,384 364,385 364,386 364,387 364,388 364,389 363,391 363,392 362,393 362,394 361,395 361,395 360,396 360,396 360,397 359,397 359,398 354,402 353,403 353,403 352,404 352,404 352,405 352,405 351,406 351,406 351,407 350,408 350,409 349,410 349,411 349,413 349,414 348,415 348,415 348,416 349,417 349,418 349,419 349,421 350,422 350,423 351,423 352,425 352,426 353,426 353,427 354,427 527,601 527,601 528,601 528,602 529,603 530,603 530,603 531,604 531,604 532,604 533,605 534,605 535,605 536,605 537,606 539,606 541,606 542,606 543,606 544,605 546,605 547,605 548,604 549,603 549,603 550,603 550,603 551,602 551,602 552,602 552,601 552,601 602,553 602,553 603,553 603,552 603,552 604,551 604,551 605,549 605,548 606,547 606,546 607,545 607,544 607,543 607,542 607,540 607,539 607,538 607,537 607,536 606,535 606,534 605,533 605,532 604,531 603,530 603,529 602,528 602,528 429,355 428,354 428,353 427,353 427,353 426,352 426,352 425,351 424,351 423,350 421,350 420,350 419,350 418,350 417,349 416,349 414,350 413,350 412,350 411,350 409,351 408,351 408,352 407,352 407,352 406,352 406,353 405,353 403,354 403,355 403,355 402,355 402,355 401,356 401,356 401,356 400,356 399,356 398,357 397,357 396,357 395,357 394,357 393,357 392,357 391,356 390,356 389,356 388,355 387,355 386,354 386,353 385,353 384,352 383,351 383,351 383,351 383,350 382,350 374,342 374,341 374,341 373,340 372,339 372,339 371,338 371,337 370,336 370,335 370,334 369,332 369,331 369,330 369,329 369,328 369,327 369,325 370,324 370,323 370,322 371,321 371,320 372,319 373,318 374,317 374,316 374,316 403,287 404,287 404,286 405,285 406,285 406,284 406,284 407,283 407,281 408,280 408,279 408,278 408,277 409,276 409,275 409,273 408,272 408,271 408,270 408,269 407,268 407,267 406,265 406,264 405,263 404,262 404,262 403,262 352,210 351,209 351,208 350,208 350,207 349,207 349,207 349,207 348,207 347,206 346,205 345,205 344,205 343,204 342,204 341,204 339,204 338,204 337,204 336,204 335,205 334,205 333,205 331,206 330,206 329,207 328,208 327,208">
            <text:p/>
          </draw:polygon>
          <draw:path draw:style-name="gr5" draw:text-style-name="P5" draw:layer="layout" svg:width="0.479cm" svg:height="0.449cm" svg:x="1.471cm" svg:y="1.86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ath draw:style-name="gr5" draw:text-style-name="P5" draw:layer="layout" svg:width="0.479cm" svg:height="0.449cm" svg:x="8.841cm" svg:y="3.86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ath draw:style-name="gr5" draw:text-style-name="P5" draw:layer="layout" svg:width="0.479cm" svg:height="0.449cm" svg:x="1.241cm" svg:y="4.613cm" svg:viewBox="0 0 480 450" svg:d="M77 8l163 156 2 3 3 2 2 3 2 2 2 3 2 2 2 3 2 3 3 6 3 6 3 6 2 6 29 87v1 1 1 1 1 1 1l-1 1v1l-1 1-1 1h-1v1h-1v1h-1-1-1-1-1-1-1-1-1v-1h-1l-72-44-6-4-6-4-5-4-6-4-5-4-5-4-5-5-5-4-159-160-1-1-1-1-1-1v-1h-1v-1-1l-1-2-1-1-1-2v-1-2l-1-2v-1-2-2-1l1-2v-2l1-1v-2l1-1 1-2 2-3 1-1 2-2 28-25 1-1 1-1 1-1h1l1-1 2-1 2-1h1l2-1h2l2-1h2 2 2 2l2 1h1l2 1h2l2 1 1 1 1 1h1v1h1l1 1 1 1zM285 25l50 28 3 1 2 1 3 1 3 1 4 1h3l3 1h3 3 3 3l4-1h3l3-1 3-1 3-1 71-31h1l1-1h1 1 1 1 1 1 2 1 1l1 1h1l1 1h1l1 1h1l1 1 1 1v1l1 1h1l1 1v1l1 2v1 1l1 1v1 1 1 1 330 1l-1 3v3 2l-1 3-1 3-1 3-1 2-2 3-1 2-2 3-2 2-2 2-2 2-3 1-2 2-2 2h-1-1l-65 34-3 1-3 1-3 1-3 1h-3l-3 1h-3-4-3-3l-3-1h-3l-3-1-3-1-3-1-3-1-56-29-3-1-3-1-3-1h-3l-3-1h-3l-3-1-3 1h-3-3l-3 1-3 1-3 1-3 1-2 2-3 1-41 26-1 1h-1l-2 2-3 1h-2l-3 1-3 1h-2-3-3-2-3l-2-1h-3l-2-1-3-1-2-1-2-2h-1-1v-1l-36-25-3-2-2-2-2-3-2-2-2-2-2-3-2-3-2-2-1-3-1-3-1-3-1-3-1-3v-3l-1-3v-3l-2-134v-1-1-1h1v-1-1l1-1v-1h1v-1h1v-1h1l1-1h1 1 1l1-1h1l1 1h1 1 1v1h1 1v1h1l20 21 5 5 5 4 10 9 11 8 6 4 6 3 118 70h2l1 1 1 1h1l2 1h2l2 1h3l2 1h2 3l2-1h2 2l3-1 2-1 2-1 2-1 2-1 2-2 1-1 1-1h1v-1l1-2 1-2 1-2 1-2 1-2v-3l1-2v-2-3-2-2l-1-3v-2l-1-2-1-2-1-2-35-131v-3l-1-4-1-3-2-3-1-3-1-3-4-6-3-5-2-3-2-3-2-2-3-3-2-2-2-2-64-61h-1l-1-1v-1l-1-1-1-1v-1l-1-1v-1l-1-1v-1l-1-1v-2-1-2-1-1-2-1l1-2v-1l1-1v-2l1-1v-1l2-2 1-1 1-1h1v-1l1-1 25-17h1v-1l3-1 2-2 3-1 3-1 2-1h3l3-1h3 3 3 3l3 1 2 1 3 1 3 1 2 1h1z">
            <text:p/>
          </draw:path>
          <draw:path draw:style-name="gr5" draw:text-style-name="P5" draw:layer="layout" svg:width="0.479cm" svg:height="0.449cm" svg:x="4.391cm" svg:y="6.16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ath draw:style-name="gr5" draw:text-style-name="P5" draw:layer="layout" svg:width="0.479cm" svg:height="0.449cm" svg:x="7.954cm" svg:y="7.34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olygon draw:style-name="gr5" draw:text-style-name="P5" draw:layer="layout" svg:width="0.606cm" svg:height="0.605cm" svg:x="11.064cm" svg:y="4.357cm" svg:viewBox="0 0 607 606" draw:points="280,209 310,239 310,239 311,239 312,240 313,241 314,242 315,242 316,243 317,243 318,243 319,244 321,244 322,244 323,244 324,244 325,244 327,244 328,243 329,243 330,243 331,242 332,242 333,241 333,241 334,240 335,239 335,239 336,239 349,225 350,224 350,224 351,224 351,223 351,223 352,222 353,221 353,220 353,219 354,218 354,217 354,215 354,214 354,213 354,212 354,211 354,210 354,209 354,207 354,206 353,206 353,205 353,205 353,204 352,204 352,203 352,203 352,203 352,202 351,202 351,201 350,201 350,200 349,200 349,199 348,198 348,198 348,197 348,197 347,196 347,196 347,195 347,194 347,193 347,192 347,191 347,190 347,189 347,188 347,187 348,186 348,185 348,185 349,184 349,183 350,182 351,181 351,181 352,180 353,180 353,179 353,179 354,179 526,6 527,5 527,5 528,4 528,4 529,4 529,3 530,3 530,3 531,2 532,2 533,1 534,1 536,0 537,0 538,0 539,0 540,0 542,0 543,0 544,1 545,1 546,1 547,2 548,2 549,3 550,4 551,5 552,5 552,5 602,53 602,53 602,54 603,55 604,56 605,57 605,58 606,59 606,60 606,61 607,62 607,63 607,64 607,65 607,67 607,68 607,69 606,70 606,71 606,72 605,73 605,74 605,75 604,75 604,76 604,76 603,77 603,77 603,77 602,78 429,252 429,252 428,252 427,253 426,254 425,254 424,255 423,255 422,256 421,256 420,256 419,257 417,257 416,257 415,257 414,257 412,256 411,256 410,256 409,255 408,255 407,254 406,254 405,253 404,252 404,252 403,252 398,247 398,247 398,247 397,246 396,245 395,245 395,244 394,244 393,243 392,243 390,243 389,242 388,242 387,242 385,242 384,242 383,242 382,242 381,243 380,243 379,243 378,244 376,244 376,245 375,245 375,246 374,247 373,247 373,247 359,262 358,262 358,262 357,263 357,264 356,265 355,266 355,267 355,268 354,269 354,271 354,272 354,273 354,274 354,275 354,276 354,278 354,279 355,280 355,281 355,282 356,283 357,284 357,285 358,286 358,287 359,287 391,319 392,319 392,320 393,321 393,322 394,322 394,323 395,324 395,325 395,326 396,327 396,328 396,329 396,331 396,332 396,333 396,334 396,335 396,337 395,338 395,339 395,340 394,341 394,341 393,342 393,343 392,344 392,344 391,345 390,346 390,346 389,347 389,348 389,348 389,348 389,348 389,349 389,349 389,349 389,349 389,349 389,350 390,350 390,350 391,350 392,350 393,350 395,350 399,349 406,348 412,348 419,347 426,347 433,348 439,348 450,349 452,350 453,350 455,351 456,352 457,352 457,353 458,353 458,354 459,354 459,355 459,355 459,356 459,357 459,357 459,358 459,359 459,361 458,362 457,363 456,365 455,366 362,462 361,463 360,465 358,465 357,466 356,467 354,467 354,467 353,467 352,467 352,467 351,466 350,466 350,466 349,466 348,465 347,464 346,463 346,461 345,460 344,458 343,453 342,447 341,441 340,435 340,428 340,422 340,415 341,408 341,405 341,403 341,402 341,401 341,401 341,401 340,400 340,400 340,400 340,400 340,399 339,399 339,399 339,399 338,400 338,400 337,400 336,401 335,402 332,404 332,404 332,404 332,404 331,404 330,405 330,405 329,405 329,405 329,405 328,405 328,405 327,405 326,405 326,405 325,405 324,404 322,404 321,404 320,403 319,403 319,402 318,402 317,401 317,401 316,400 315,399 315,398 314,398 314,397 281,364 281,364 281,364 280,363 279,362 278,361 277,361 275,360 274,360 273,360 272,359 271,359 270,359 269,359 267,359 266,359 265,359 264,360 263,360 262,360 261,361 259,361 259,362 258,362 258,363 257,364 256,364 256,364 248,372 248,373 247,373 247,374 246,375 245,376 245,377 244,378 244,379 243,380 243,381 243,383 243,384 243,385 243,386 243,387 243,388 243,389 244,391 244,392 245,393 245,394 246,395 246,395 247,396 247,396 247,397 248,397 248,398 253,402 254,403 254,403 255,404 255,404 255,405 255,405 256,406 256,406 256,407 257,408 257,409 258,410 258,411 258,413 258,414 259,415 259,415 259,416 258,417 258,418 258,419 258,421 257,422 257,423 256,423 255,425 255,426 254,426 254,427 253,427 80,601 80,601 79,601 79,602 78,603 77,603 77,603 76,604 76,604 75,604 74,605 73,605 72,605 71,605 70,606 68,606 66,606 65,606 64,606 63,605 61,605 60,605 59,604 58,603 58,603 57,603 57,603 56,602 56,602 55,602 55,601 55,601 5,553 5,553 4,553 4,552 4,552 3,551 3,551 2,549 2,548 1,547 1,546 0,545 0,544 0,543 0,542 0,540 0,539 0,538 0,537 0,536 1,535 1,534 2,533 2,532 3,531 4,530 4,529 5,528 5,528 178,355 179,354 179,353 180,353 180,353 181,352 181,352 182,351 183,351 184,350 186,350 187,350 188,350 189,350 190,349 191,349 193,350 194,350 195,350 196,350 198,351 199,351 199,352 200,352 200,352 201,352 201,353 202,353 204,354 204,355 204,355 205,355 205,355 206,356 206,356 206,356 207,356 208,356 209,357 210,357 211,357 212,357 213,357 214,357 215,357 216,356 217,356 218,356 219,355 220,355 221,354 221,353 222,353 223,352 224,351 224,351 224,351 224,350 225,350 233,342 233,341 233,341 234,340 235,339 235,339 236,338 236,337 237,336 237,335 237,334 238,332 238,331 238,330 238,329 238,328 238,327 238,325 237,324 237,323 237,322 236,321 236,320 235,319 234,318 233,317 233,316 233,316 204,287 203,287 203,286 202,285 201,285 201,284 201,284 200,283 200,281 199,280 199,279 199,278 199,277 198,276 198,275 198,273 199,272 199,271 199,270 199,269 200,268 200,267 201,265 201,264 202,263 203,262 203,262 204,262 255,210 256,209 256,208 257,208 257,207 258,207 258,207 258,207 259,207 260,206 261,205 262,205 263,205 264,204 265,204 266,204 268,204 269,204 270,204 271,204 272,205 273,205 274,205 276,206 277,206 278,207 279,208 280,208">
            <text:p/>
          </draw:polygon>
          <draw:polygon draw:style-name="gr6" draw:text-style-name="P5" draw:layer="layout" svg:width="0.461cm" svg:height="0.447cm" svg:x="5.832cm" svg:y="2.313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7.509cm" svg:y="2.276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3.021cm" svg:y="1.06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3.959cm" svg:y="0.963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6.609cm" svg:y="0.56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1.821cm" svg:y="3.66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9.321cm" svg:y="3.91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2.471cm" svg:y="3.31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ath draw:style-name="gr5" draw:text-style-name="P5" draw:layer="layout" svg:width="0.479cm" svg:height="0.449cm" svg:x="10.521cm" svg:y="3.66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olygon draw:style-name="gr5" draw:text-style-name="P5" draw:layer="layout" svg:width="0.606cm" svg:height="0.605cm" svg:x="2.714cm" svg:y="2.607cm" svg:viewBox="0 0 607 606" draw:points="280,209 310,239 310,239 311,239 312,240 313,241 314,242 315,242 316,243 317,243 318,243 319,244 321,244 322,244 323,244 324,244 325,244 327,244 328,243 329,243 330,243 331,242 332,242 333,241 333,241 334,240 335,239 335,239 336,239 349,225 350,224 350,224 351,224 351,223 351,223 352,222 353,221 353,220 353,219 354,218 354,217 354,215 354,214 354,213 354,212 354,211 354,210 354,209 354,207 354,206 353,206 353,205 353,205 353,204 352,204 352,203 352,203 352,203 352,202 351,202 351,201 350,201 350,200 349,200 349,199 348,198 348,198 348,197 348,197 347,196 347,196 347,195 347,194 347,193 347,192 347,191 347,190 347,189 347,188 347,187 348,186 348,185 348,185 349,184 349,183 350,182 351,181 351,181 352,180 353,180 353,179 353,179 354,179 526,6 527,5 527,5 528,4 528,4 529,4 529,3 530,3 530,3 531,2 532,2 533,1 534,1 536,0 537,0 538,0 539,0 540,0 542,0 543,0 544,1 545,1 546,1 547,2 548,2 549,3 550,4 551,5 552,5 552,5 602,53 602,53 602,54 603,55 604,56 605,57 605,58 606,59 606,60 606,61 607,62 607,63 607,64 607,65 607,67 607,68 607,69 606,70 606,71 606,72 605,73 605,74 605,75 604,75 604,76 604,76 603,77 603,77 603,77 602,78 429,252 429,252 428,252 427,253 426,254 425,254 424,255 423,255 422,256 421,256 420,256 419,257 417,257 416,257 415,257 414,257 412,256 411,256 410,256 409,255 408,255 407,254 406,254 405,253 404,252 404,252 403,252 398,247 398,247 398,247 397,246 396,245 395,245 395,244 394,244 393,243 392,243 390,243 389,242 388,242 387,242 385,242 384,242 383,242 382,242 381,243 380,243 379,243 378,244 376,244 376,245 375,245 375,246 374,247 373,247 373,247 359,262 358,262 358,262 357,263 357,264 356,265 355,266 355,267 355,268 354,269 354,271 354,272 354,273 354,274 354,275 354,276 354,278 354,279 355,280 355,281 355,282 356,283 357,284 357,285 358,286 358,287 359,287 391,319 392,319 392,320 393,321 393,322 394,322 394,323 395,324 395,325 395,326 396,327 396,328 396,329 396,331 396,332 396,333 396,334 396,335 396,337 395,338 395,339 395,340 394,341 394,341 393,342 393,343 392,344 392,344 391,345 390,346 390,346 389,347 389,348 389,348 389,348 389,348 389,349 389,349 389,349 389,349 389,349 389,350 390,350 390,350 391,350 392,350 393,350 395,350 399,349 406,348 412,348 419,347 426,347 433,348 439,348 450,349 452,350 453,350 455,351 456,352 457,352 457,353 458,353 458,354 459,354 459,355 459,355 459,356 459,357 459,357 459,358 459,359 459,361 458,362 457,363 456,365 455,366 362,462 361,463 360,465 358,465 357,466 356,467 354,467 354,467 353,467 352,467 352,467 351,466 350,466 350,466 349,466 348,465 347,464 346,463 346,461 345,460 344,458 343,453 342,447 341,441 340,435 340,428 340,422 340,415 341,408 341,405 341,403 341,402 341,401 341,401 341,401 340,400 340,400 340,400 340,400 340,399 339,399 339,399 339,399 338,400 338,400 337,400 336,401 335,402 332,404 332,404 332,404 332,404 331,404 330,405 330,405 329,405 329,405 329,405 328,405 328,405 327,405 326,405 326,405 325,405 324,404 322,404 321,404 320,403 319,403 319,402 318,402 317,401 317,401 316,400 315,399 315,398 314,398 314,397 281,364 281,364 281,364 280,363 279,362 278,361 277,361 275,360 274,360 273,360 272,359 271,359 270,359 269,359 267,359 266,359 265,359 264,360 263,360 262,360 261,361 259,361 259,362 258,362 258,363 257,364 256,364 256,364 248,372 248,373 247,373 247,374 246,375 245,376 245,377 244,378 244,379 243,380 243,381 243,383 243,384 243,385 243,386 243,387 243,388 243,389 244,391 244,392 245,393 245,394 246,395 246,395 247,396 247,396 247,397 248,397 248,398 253,402 254,403 254,403 255,404 255,404 255,405 255,405 256,406 256,406 256,407 257,408 257,409 258,410 258,411 258,413 258,414 259,415 259,415 259,416 258,417 258,418 258,419 258,421 257,422 257,423 256,423 255,425 255,426 254,426 254,427 253,427 80,601 80,601 79,601 79,602 78,603 77,603 77,603 76,604 76,604 75,604 74,605 73,605 72,605 71,605 70,606 68,606 66,606 65,606 64,606 63,605 61,605 60,605 59,604 58,603 58,603 57,603 57,603 56,602 56,602 55,602 55,601 55,601 5,553 5,553 4,553 4,552 4,552 3,551 3,551 2,549 2,548 1,547 1,546 0,545 0,544 0,543 0,542 0,540 0,539 0,538 0,537 0,536 1,535 1,534 2,533 2,532 3,531 4,530 4,529 5,528 5,528 178,355 179,354 179,353 180,353 180,353 181,352 181,352 182,351 183,351 184,350 186,350 187,350 188,350 189,350 190,349 191,349 193,350 194,350 195,350 196,350 198,351 199,351 199,352 200,352 200,352 201,352 201,353 202,353 204,354 204,355 204,355 205,355 205,355 206,356 206,356 206,356 207,356 208,356 209,357 210,357 211,357 212,357 213,357 214,357 215,357 216,356 217,356 218,356 219,355 220,355 221,354 221,353 222,353 223,352 224,351 224,351 224,351 224,350 225,350 233,342 233,341 233,341 234,340 235,339 235,339 236,338 236,337 237,336 237,335 237,334 238,332 238,331 238,330 238,329 238,328 238,327 238,325 237,324 237,323 237,322 236,321 236,320 235,319 234,318 233,317 233,316 233,316 204,287 203,287 203,286 202,285 201,285 201,284 201,284 200,283 200,281 199,280 199,279 199,278 199,277 198,276 198,275 198,273 199,272 199,271 199,270 199,269 200,268 200,267 201,265 201,264 202,263 203,262 203,262 204,262 255,210 256,209 256,208 257,208 257,207 258,207 258,207 258,207 259,207 260,206 261,205 262,205 263,205 264,204 265,204 266,204 268,204 269,204 270,204 271,204 272,205 273,205 274,205 276,206 277,206 278,207 279,208 280,208">
            <text:p/>
          </draw:polygon>
          <draw:path draw:style-name="gr6" draw:text-style-name="P5" draw:layer="layout" svg:width="0.495cm" svg:height="0.495cm" svg:x="5.821cm" svg:y="1.76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9.971cm" svg:y="3.51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3.871cm" svg:y="1.51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1.494cm" svg:y="1.253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9.925cm" svg:y="4.113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1.221cm" svg:y="4.013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319cm" svg:height="0.592cm" svg:x="8.071cm" svg:y="3.37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6.371cm" svg:y="2.32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9.221cm" svg:y="3.22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3.571cm" svg:y="1.113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6.821cm" svg:y="1.12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1.401cm" svg:y="2.47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5" draw:text-style-name="P5" draw:layer="layout" svg:width="0.678cm" svg:height="0.64cm" svg:x="1.892cm" svg:y="2.222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5" draw:text-style-name="P5" draw:layer="layout" svg:width="0.479cm" svg:height="0.449cm" svg:x="6.421cm" svg:y="1.81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ath draw:style-name="gr5" draw:text-style-name="P5" draw:layer="layout" svg:width="0.479cm" svg:height="0.449cm" svg:x="9.671cm" svg:y="2.66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ath draw:style-name="gr5" draw:text-style-name="P5" draw:layer="layout" svg:width="0.479cm" svg:height="0.449cm" svg:x="3.141cm" svg:y="1.613cm" svg:viewBox="0 0 480 450" svg:d="M77 8l163 156 2 3 3 2 2 3 2 2 2 3 2 2 2 3 2 3 3 6 3 6 3 6 2 6 29 87v1 1 1 1 1 1 1l-1 1v1l-1 1-1 1h-1v1h-1v1h-1-1-1-1-1-1-1-1-1v-1h-1l-72-44-6-4-6-4-5-4-6-4-5-4-5-4-5-5-5-4-159-160-1-1-1-1-1-1v-1h-1v-1-1l-1-2-1-1-1-2v-1-2l-1-2v-1-2-2-1l1-2v-2l1-1v-2l1-1 1-2 2-3 1-1 2-2 28-25 1-1 1-1 1-1h1l1-1 2-1 2-1h1l2-1h2l2-1h2 2 2 2l2 1h1l2 1h2l2 1 1 1 1 1h1v1h1l1 1 1 1zM285 25l50 28 3 1 2 1 3 1 3 1 4 1h3l3 1h3 3 3 3l4-1h3l3-1 3-1 3-1 71-31h1l1-1h1 1 1 1 1 1 2 1 1l1 1h1l1 1h1l1 1h1l1 1 1 1v1l1 1h1l1 1v1l1 2v1 1l1 1v1 1 1 1 330 1l-1 3v3 2l-1 3-1 3-1 3-1 2-2 3-1 2-2 3-2 2-2 2-2 2-3 1-2 2-2 2h-1-1l-65 34-3 1-3 1-3 1-3 1h-3l-3 1h-3-4-3-3l-3-1h-3l-3-1-3-1-3-1-3-1-56-29-3-1-3-1-3-1h-3l-3-1h-3l-3-1-3 1h-3-3l-3 1-3 1-3 1-3 1-2 2-3 1-41 26-1 1h-1l-2 2-3 1h-2l-3 1-3 1h-2-3-3-2-3l-2-1h-3l-2-1-3-1-2-1-2-2h-1-1v-1l-36-25-3-2-2-2-2-3-2-2-2-2-2-3-2-3-2-2-1-3-1-3-1-3-1-3-1-3v-3l-1-3v-3l-2-134v-1-1-1h1v-1-1l1-1v-1h1v-1h1v-1h1l1-1h1 1 1l1-1h1l1 1h1 1 1v1h1 1v1h1l20 21 5 5 5 4 10 9 11 8 6 4 6 3 118 70h2l1 1 1 1h1l2 1h2l2 1h3l2 1h2 3l2-1h2 2l3-1 2-1 2-1 2-1 2-1 2-2 1-1 1-1h1v-1l1-2 1-2 1-2 1-2 1-2v-3l1-2v-2-3-2-2l-1-3v-2l-1-2-1-2-1-2-35-131v-3l-1-4-1-3-2-3-1-3-1-3-4-6-3-5-2-3-2-3-2-2-3-3-2-2-2-2-64-61h-1l-1-1v-1l-1-1-1-1v-1l-1-1v-1l-1-1v-1l-1-1v-2-1-2-1-1-2-1l1-2v-1l1-1v-2l1-1v-1l2-2 1-1 1-1h1v-1l1-1 25-17h1v-1l3-1 2-2 3-1 3-1 2-1h3l3-1h3 3 3 3l3 1 2 1 3 1 3 1 2 1h1z">
            <text:p/>
          </draw:path>
          <draw:path draw:style-name="gr5" draw:text-style-name="P5" draw:layer="layout" svg:width="0.479cm" svg:height="0.449cm" svg:x="2.141cm" svg:y="2.913cm" svg:viewBox="0 0 480 450" svg:d="M77 8l163 156 2 3 3 2 2 3 2 2 2 3 2 2 2 3 2 3 3 6 3 6 3 6 2 6 29 87v1 1 1 1 1 1 1l-1 1v1l-1 1-1 1h-1v1h-1v1h-1-1-1-1-1-1-1-1-1v-1h-1l-72-44-6-4-6-4-5-4-6-4-5-4-5-4-5-5-5-4-159-160-1-1-1-1-1-1v-1h-1v-1-1l-1-2-1-1-1-2v-1-2l-1-2v-1-2-2-1l1-2v-2l1-1v-2l1-1 1-2 2-3 1-1 2-2 28-25 1-1 1-1 1-1h1l1-1 2-1 2-1h1l2-1h2l2-1h2 2 2 2l2 1h1l2 1h2l2 1 1 1 1 1h1v1h1l1 1 1 1zM285 25l50 28 3 1 2 1 3 1 3 1 4 1h3l3 1h3 3 3 3l4-1h3l3-1 3-1 3-1 71-31h1l1-1h1 1 1 1 1 1 2 1 1l1 1h1l1 1h1l1 1h1l1 1 1 1v1l1 1h1l1 1v1l1 2v1 1l1 1v1 1 1 1 330 1l-1 3v3 2l-1 3-1 3-1 3-1 2-2 3-1 2-2 3-2 2-2 2-2 2-3 1-2 2-2 2h-1-1l-65 34-3 1-3 1-3 1-3 1h-3l-3 1h-3-4-3-3l-3-1h-3l-3-1-3-1-3-1-3-1-56-29-3-1-3-1-3-1h-3l-3-1h-3l-3-1-3 1h-3-3l-3 1-3 1-3 1-3 1-2 2-3 1-41 26-1 1h-1l-2 2-3 1h-2l-3 1-3 1h-2-3-3-2-3l-2-1h-3l-2-1-3-1-2-1-2-2h-1-1v-1l-36-25-3-2-2-2-2-3-2-2-2-2-2-3-2-3-2-2-1-3-1-3-1-3-1-3-1-3v-3l-1-3v-3l-2-134v-1-1-1h1v-1-1l1-1v-1h1v-1h1v-1h1l1-1h1 1 1l1-1h1l1 1h1 1 1v1h1 1v1h1l20 21 5 5 5 4 10 9 11 8 6 4 6 3 118 70h2l1 1 1 1h1l2 1h2l2 1h3l2 1h2 3l2-1h2 2l3-1 2-1 2-1 2-1 2-1 2-2 1-1 1-1h1v-1l1-2 1-2 1-2 1-2 1-2v-3l1-2v-2-3-2-2l-1-3v-2l-1-2-1-2-1-2-35-131v-3l-1-4-1-3-2-3-1-3-1-3-4-6-3-5-2-3-2-3-2-2-3-3-2-2-2-2-64-61h-1l-1-1v-1l-1-1-1-1v-1l-1-1v-1l-1-1v-1l-1-1v-2-1-2-1-1-2-1l1-2v-1l1-1v-2l1-1v-1l2-2 1-1 1-1h1v-1l1-1 25-17h1v-1l3-1 2-2 3-1 3-1 2-1h3l3-1h3 3 3 3l3 1 2 1 3 1 3 1 2 1h1z">
            <text:p/>
          </draw:path>
          <draw:path draw:style-name="gr5" draw:text-style-name="P5" draw:layer="layout" svg:width="0.479cm" svg:height="0.449cm" svg:x="5.041cm" svg:y="1.21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olygon draw:style-name="gr6" draw:text-style-name="P5" draw:layer="layout" svg:width="0.487cm" svg:height="0.647cm" svg:x="2.933cm" svg:y="3.163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olygon draw:style-name="gr6" draw:text-style-name="P5" draw:layer="layout" svg:width="0.487cm" svg:height="0.647cm" svg:x="7.531cm" svg:y="2.889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olygon draw:style-name="gr6" draw:text-style-name="P5" draw:layer="layout" svg:width="0.487cm" svg:height="0.647cm" svg:x="5.271cm" svg:y="1.813cm" svg:viewBox="0 0 488 648" draw:points="206,0 225,0 225,0 226,1 227,1 229,1 229,1 230,1 231,1 232,2 233,2 234,3 235,4 236,5 238,6 239,7 239,8 240,9 241,10 241,11 242,12 242,13 243,14 243,15 243,15 243,16 243,17 243,18 243,19 243,33 243,34 243,34 243,35 243,36 244,38 244,39 245,40 245,41 246,43 246,44 247,45 248,45 249,46 250,47 251,48 251,48 252,49 253,50 255,50 256,50 257,51 258,51 259,51 259,51 260,51 260,51 261,52 262,52 382,52 385,52 387,52 389,52 391,52 393,53 395,53 397,54 400,54 402,55 404,56 405,57 407,58 409,59 411,60 413,61 415,63 484,116 484,117 485,117 485,118 485,118 486,119 487,120 487,121 488,122 488,123 488,123 488,124 488,125 488,126 488,127 488,129 488,130 488,131 488,131 487,132 487,133 487,133 487,133 486,134 486,134 486,135 485,135 485,136 485,136 484,137 483,138 419,183 417,185 416,186 414,187 412,188 410,189 408,189 403,191 401,192 399,192 397,193 395,193 393,193 391,194 389,194 386,194 263,195 261,195 260,195 260,195 259,195 258,195 258,195 257,196 256,196 255,197 253,197 252,198 251,198 251,199 250,200 249,201 248,202 248,203 247,204 246,205 246,206 246,207 245,208 245,209 245,210 245,210 245,211 245,212 244,212 244,213 245,296 245,298 245,299 246,299 246,300 246,301 246,301 246,302 247,303 247,304 248,305 248,306 249,307 250,308 251,309 252,310 253,311 254,312 255,312 256,313 257,313 258,314 259,314 259,314 260,314 261,314 262,315 263,315 264,315 322,314 323,314 324,314 325,314 325,314 326,314 327,315 328,315 329,315 330,316 331,316 332,317 333,318 334,319 335,319 336,320 336,321 337,322 338,323 338,324 339,325 339,326 339,327 340,328 340,329 340,330 340,331 340,332 340,332 342,430 342,431 342,431 342,433 341,434 341,434 341,435 341,436 341,437 340,438 340,439 339,440 338,441 337,442 337,443 336,444 335,445 334,445 333,446 332,446 331,447 330,447 328,448 328,448 327,448 327,448 326,448 325,448 324,448 265,449 263,449 262,449 261,449 261,449 260,449 260,449 259,450 258,450 256,451 255,451 254,452 253,452 252,453 252,454 251,455 250,456 249,457 249,458 248,459 248,460 248,461 247,462 247,463 247,464 247,464 247,465 246,466 246,466 246,467 248,630 248,631 248,632 248,632 248,633 247,634 247,634 247,636 247,637 246,638 245,639 245,640 244,641 243,642 243,643 242,643 241,644 240,645 239,645 238,646 237,647 236,647 234,647 234,647 233,647 232,648 231,648 230,648 230,648 207,648 206,648 204,648 204,648 203,648 203,648 202,647 201,647 200,647 199,646 198,645 197,645 196,644 195,643 194,643 193,642 192,641 192,640 191,639 190,638 190,637 189,636 189,635 189,634 189,634 189,632 189,631 189,631 189,630 189,467 189,466 189,466 188,465 188,464 188,464 188,463 188,462 188,462 187,461 187,460 187,460 187,459 186,459 186,458 185,457 184,456 183,454 182,453 181,452 180,452 179,451 178,451 177,450 176,450 175,449 174,449 174,449 173,449 173,449 172,449 170,449 100,449 98,449 96,449 93,448 91,448 89,448 87,447 85,447 83,446 81,445 79,444 77,443 75,442 71,440 67,438 5,389 5,389 4,388 4,387 3,387 3,386 2,385 1,383 1,382 1,382 0,381 0,380 0,379 0,379 0,379 0,378 0,377 0,376 1,375 1,375 1,374 1,373 2,372 2,371 3,371 3,370 4,370 4,369 4,369 5,368 6,367 64,326 65,325 67,324 69,323 71,322 75,320 79,318 81,318 83,317 85,317 87,316 90,316 92,316 94,316 96,316 170,315 171,315 173,315 173,315 174,315 174,315 175,315 176,314 177,314 178,313 179,313 180,312 181,311 182,311 183,310 184,309 184,308 185,307 186,306 186,305 187,304 187,303 188,302 188,301 188,300 188,300 188,299 188,298 188,297 188,213 188,212 188,212 188,211 188,210 188,209 188,209 187,207 187,206 186,205 186,204 185,203 184,202 184,201 183,201 182,200 181,199 180,198 179,198 178,197 177,197 176,196 175,196 174,196 173,195 173,195 172,195 171,195 170,195 115,195 113,195 112,195 112,195 111,195 110,195 110,195 109,194 108,194 107,193 106,193 105,192 104,192 103,191 102,190 101,189 100,188 99,187 99,186 98,185 98,184 97,183 97,182 97,181 96,180 96,179 96,179 96,178 96,178 95,70 95,68 95,67 95,67 95,66 95,65 95,65 95,64 96,63 96,62 97,61 97,60 98,59 99,58 99,57 100,56 101,55 102,55 103,54 104,53 105,53 106,52 107,52 108,52 109,52 109,52 110,52 111,52 112,52 170,52 170,52 171,51 171,51 172,51 173,51 173,51 174,51 175,50 177,50 178,50 179,49 180,48 181,48 181,47 182,46 183,45 184,45 185,44 185,43 186,41 186,40 187,39 187,38 187,37 187,37 188,36 188,36 188,34 188,33 188,18 188,18 188,17 188,16 188,16 188,15 189,13 189,12 189,11 190,10 190,9 191,8 191,7 192,6 193,5 194,4 195,4 196,3 197,2 198,2 199,2 200,1 201,1 202,1 203,0 204,0 205,0 205,0">
            <text:p/>
          </draw:polygon>
          <draw:polygon draw:style-name="gr6" draw:text-style-name="P5" draw:layer="layout" svg:width="0.487cm" svg:height="0.647cm" svg:x="9.583cm" svg:y="3.263cm" svg:viewBox="0 0 488 648" draw:points="206,0 225,0 225,0 226,1 227,1 229,1 229,1 230,1 231,1 232,2 233,2 234,3 235,4 236,5 238,6 239,7 239,8 240,9 241,10 241,11 242,12 242,13 243,14 243,15 243,15 243,16 243,17 243,18 243,19 243,33 243,34 243,34 243,35 243,36 244,38 244,39 245,40 245,41 246,43 246,44 247,45 248,45 249,46 250,47 251,48 251,48 252,49 253,50 255,50 256,50 257,51 258,51 259,51 259,51 260,51 260,51 261,52 262,52 382,52 385,52 387,52 389,52 391,52 393,53 395,53 397,54 400,54 402,55 404,56 405,57 407,58 409,59 411,60 413,61 415,63 484,116 484,117 485,117 485,118 485,118 486,119 487,120 487,121 488,122 488,123 488,123 488,124 488,125 488,126 488,127 488,129 488,130 488,131 488,131 487,132 487,133 487,133 487,133 486,134 486,134 486,135 485,135 485,136 485,136 484,137 483,138 419,183 417,185 416,186 414,187 412,188 410,189 408,189 403,191 401,192 399,192 397,193 395,193 393,193 391,194 389,194 386,194 263,195 261,195 260,195 260,195 259,195 258,195 258,195 257,196 256,196 255,197 253,197 252,198 251,198 251,199 250,200 249,201 248,202 248,203 247,204 246,205 246,206 246,207 245,208 245,209 245,210 245,210 245,211 245,212 244,212 244,213 245,296 245,298 245,299 246,299 246,300 246,301 246,301 246,302 247,303 247,304 248,305 248,306 249,307 250,308 251,309 252,310 253,311 254,312 255,312 256,313 257,313 258,314 259,314 259,314 260,314 261,314 262,315 263,315 264,315 322,314 323,314 324,314 325,314 325,314 326,314 327,315 328,315 329,315 330,316 331,316 332,317 333,318 334,319 335,319 336,320 336,321 337,322 338,323 338,324 339,325 339,326 339,327 340,328 340,329 340,330 340,331 340,332 340,332 342,430 342,431 342,431 342,433 341,434 341,434 341,435 341,436 341,437 340,438 340,439 339,440 338,441 337,442 337,443 336,444 335,445 334,445 333,446 332,446 331,447 330,447 328,448 328,448 327,448 327,448 326,448 325,448 324,448 265,449 263,449 262,449 261,449 261,449 260,449 260,449 259,450 258,450 256,451 255,451 254,452 253,452 252,453 252,454 251,455 250,456 249,457 249,458 248,459 248,460 248,461 247,462 247,463 247,464 247,464 247,465 246,466 246,466 246,467 248,630 248,631 248,632 248,632 248,633 247,634 247,634 247,636 247,637 246,638 245,639 245,640 244,641 243,642 243,643 242,643 241,644 240,645 239,645 238,646 237,647 236,647 234,647 234,647 233,647 232,648 231,648 230,648 230,648 207,648 206,648 204,648 204,648 203,648 203,648 202,647 201,647 200,647 199,646 198,645 197,645 196,644 195,643 194,643 193,642 192,641 192,640 191,639 190,638 190,637 189,636 189,635 189,634 189,634 189,632 189,631 189,631 189,630 189,467 189,466 189,466 188,465 188,464 188,464 188,463 188,462 188,462 187,461 187,460 187,460 187,459 186,459 186,458 185,457 184,456 183,454 182,453 181,452 180,452 179,451 178,451 177,450 176,450 175,449 174,449 174,449 173,449 173,449 172,449 170,449 100,449 98,449 96,449 93,448 91,448 89,448 87,447 85,447 83,446 81,445 79,444 77,443 75,442 71,440 67,438 5,389 5,389 4,388 4,387 3,387 3,386 2,385 1,383 1,382 1,382 0,381 0,380 0,379 0,379 0,379 0,378 0,377 0,376 1,375 1,375 1,374 1,373 2,372 2,371 3,371 3,370 4,370 4,369 4,369 5,368 6,367 64,326 65,325 67,324 69,323 71,322 75,320 79,318 81,318 83,317 85,317 87,316 90,316 92,316 94,316 96,316 170,315 171,315 173,315 173,315 174,315 174,315 175,315 176,314 177,314 178,313 179,313 180,312 181,311 182,311 183,310 184,309 184,308 185,307 186,306 186,305 187,304 187,303 188,302 188,301 188,300 188,300 188,299 188,298 188,297 188,213 188,212 188,212 188,211 188,210 188,209 188,209 187,207 187,206 186,205 186,204 185,203 184,202 184,201 183,201 182,200 181,199 180,198 179,198 178,197 177,197 176,196 175,196 174,196 173,195 173,195 172,195 171,195 170,195 115,195 113,195 112,195 112,195 111,195 110,195 110,195 109,194 108,194 107,193 106,193 105,192 104,192 103,191 102,190 101,189 100,188 99,187 99,186 98,185 98,184 97,183 97,182 97,181 96,180 96,179 96,179 96,178 96,178 95,70 95,68 95,67 95,67 95,66 95,65 95,65 95,64 96,63 96,62 97,61 97,60 98,59 99,58 99,57 100,56 101,55 102,55 103,54 104,53 105,53 106,52 107,52 108,52 109,52 109,52 110,52 111,52 112,52 170,52 170,52 171,51 171,51 172,51 173,51 173,51 174,51 175,50 177,50 178,50 179,49 180,48 181,48 181,47 182,46 183,45 184,45 185,44 185,43 186,41 186,40 187,39 187,38 187,37 187,37 188,36 188,36 188,34 188,33 188,18 188,18 188,17 188,16 188,16 188,15 189,13 189,12 189,11 190,10 190,9 191,8 191,7 192,6 193,5 194,4 195,4 196,3 197,2 198,2 199,2 200,1 201,1 202,1 203,0 204,0 205,0 205,0">
            <text:p/>
          </draw:polygon>
          <draw:polygon draw:style-name="gr6" draw:text-style-name="P5" draw:layer="layout" svg:width="0.487cm" svg:height="0.647cm" svg:x="2.533cm" svg:y="1.415cm" svg:viewBox="0 0 488 648" draw:points="282,0 263,0 263,0 262,1 261,1 259,1 259,1 258,1 257,1 256,2 255,2 254,3 253,4 252,5 250,6 249,7 249,8 248,9 247,10 247,11 246,12 246,13 245,14 245,15 245,15 245,16 245,17 245,18 245,19 245,33 245,34 245,34 245,35 245,36 244,38 244,39 243,40 243,41 242,43 242,44 241,45 240,45 239,46 238,47 237,48 237,48 236,49 235,50 233,50 232,50 231,51 230,51 229,51 229,51 228,51 228,51 227,52 226,52 106,52 103,52 101,52 99,52 97,52 95,53 93,53 91,54 88,54 86,55 84,56 83,57 81,58 79,59 77,60 75,61 73,63 4,116 4,117 3,117 3,118 3,118 2,119 1,120 1,121 0,122 0,123 0,123 0,124 0,125 0,126 0,127 0,129 0,130 0,131 0,131 1,132 1,133 1,133 1,133 2,134 2,134 2,135 3,135 3,136 3,136 4,137 5,138 69,183 71,185 72,186 74,187 76,188 78,189 80,189 85,191 87,192 89,192 91,193 93,193 95,193 97,194 99,194 102,194 225,195 227,195 228,195 228,195 229,195 230,195 230,195 231,196 232,196 233,197 235,197 236,198 237,198 237,199 238,200 239,201 240,202 240,203 241,204 242,205 242,206 242,207 243,208 243,209 243,210 243,210 243,211 243,212 244,212 244,213 243,296 243,298 243,299 242,299 242,300 242,301 242,301 242,302 241,303 241,304 240,305 240,306 239,307 238,308 237,309 236,310 235,311 234,312 233,312 232,313 231,313 230,314 229,314 229,314 228,314 227,314 226,315 225,315 224,315 166,314 165,314 164,314 163,314 163,314 162,314 161,315 160,315 159,315 158,316 157,316 156,317 155,318 154,319 153,319 152,320 152,321 151,322 150,323 150,324 149,325 149,326 149,327 148,328 148,329 148,330 148,331 148,332 148,332 146,430 146,431 146,431 146,433 147,434 147,434 147,435 147,436 147,437 148,438 148,439 149,440 150,441 151,442 151,443 152,444 153,445 154,445 155,446 156,446 157,447 158,447 160,448 160,448 161,448 161,448 162,448 163,448 164,448 223,449 225,449 226,449 227,449 227,449 228,449 228,449 229,450 230,450 232,451 233,451 234,452 235,452 236,453 236,454 237,455 238,456 239,457 239,458 240,459 240,460 240,461 241,462 241,463 241,464 241,464 241,465 242,466 242,466 242,467 240,630 240,631 240,632 240,632 240,633 241,634 241,634 241,636 241,637 242,638 243,639 243,640 244,641 245,642 245,643 246,643 247,644 248,645 249,645 250,646 251,647 252,647 254,647 254,647 255,647 256,648 257,648 258,648 258,648 281,648 282,648 284,648 284,648 285,648 285,648 286,647 287,647 288,647 289,646 290,645 291,645 292,644 293,643 294,643 295,642 296,641 296,640 297,639 298,638 298,637 299,636 299,635 299,634 299,634 299,632 299,631 299,631 299,630 299,467 299,466 299,466 300,465 300,464 300,464 300,463 300,462 300,462 301,461 301,460 301,460 301,459 302,459 302,458 303,457 304,456 305,454 306,453 307,452 308,452 309,451 310,451 311,450 312,450 313,449 314,449 314,449 315,449 315,449 316,449 318,449 388,449 390,449 392,449 395,448 397,448 399,448 401,447 403,447 405,446 407,445 409,444 411,443 413,442 417,440 421,438 483,389 483,389 484,388 484,387 485,387 485,386 486,385 487,383 487,382 487,382 488,381 488,380 488,379 488,379 488,379 488,378 488,377 488,376 487,375 487,375 487,374 487,373 486,372 486,371 485,371 485,370 484,370 484,369 484,369 483,368 482,367 424,326 423,325 421,324 419,323 417,322 413,320 409,318 407,318 405,317 403,317 401,316 398,316 396,316 394,316 392,316 318,315 317,315 315,315 315,315 314,315 314,315 313,315 312,314 311,314 310,313 309,313 308,312 307,311 306,311 305,310 304,309 304,308 303,307 302,306 302,305 301,304 301,303 300,302 300,301 300,300 300,300 300,299 300,298 300,297 300,213 300,212 300,212 300,211 300,210 300,209 300,209 301,207 301,206 302,205 302,204 303,203 304,202 304,201 305,201 306,200 307,199 308,198 309,198 310,197 311,197 312,196 313,196 314,196 315,195 315,195 316,195 317,195 318,195 373,195 375,195 376,195 376,195 377,195 378,195 378,195 379,194 380,194 381,193 382,193 383,192 384,192 385,191 386,190 387,189 388,188 389,187 389,186 390,185 390,184 391,183 391,182 391,181 392,180 392,179 392,179 392,178 392,178 393,70 393,68 393,67 393,67 393,66 393,65 393,65 393,64 392,63 392,62 391,61 391,60 390,59 389,58 389,57 388,56 387,55 386,55 385,54 384,53 383,53 382,52 381,52 380,52 379,52 379,52 378,52 377,52 376,52 318,52 318,52 317,51 317,51 316,51 315,51 315,51 314,51 313,50 311,50 310,50 309,49 308,48 307,48 307,47 306,46 305,45 304,45 303,44 303,43 302,41 302,40 301,39 301,38 301,37 301,37 300,36 300,36 300,34 300,33 300,18 300,18 300,17 300,16 300,16 300,15 299,13 299,12 299,11 298,10 298,9 297,8 297,7 296,6 295,5 294,4 293,4 292,3 291,2 290,2 289,2 288,1 287,1 286,1 285,0 284,0 283,0 283,0">
            <text:p/>
          </draw:polygon>
          <draw:polygon draw:style-name="gr6" draw:text-style-name="P5" draw:layer="layout" svg:width="0.487cm" svg:height="0.647cm" svg:x="4.421cm" svg:y="1.365cm" svg:viewBox="0 0 488 648" draw:points="206,0 225,0 225,0 226,1 227,1 229,1 229,1 230,1 231,1 232,2 233,2 234,3 235,4 236,5 238,6 239,7 239,8 240,9 241,10 241,11 242,12 242,13 243,14 243,15 243,15 243,16 243,17 243,18 243,19 243,33 243,34 243,34 243,35 243,36 244,38 244,39 245,40 245,41 246,43 246,44 247,45 248,45 249,46 250,47 251,48 251,48 252,49 253,50 255,50 256,50 257,51 258,51 259,51 259,51 260,51 260,51 261,52 262,52 382,52 385,52 387,52 389,52 391,52 393,53 395,53 397,54 400,54 402,55 404,56 405,57 407,58 409,59 411,60 413,61 415,63 484,116 484,117 485,117 485,118 485,118 486,119 487,120 487,121 488,122 488,123 488,123 488,124 488,125 488,126 488,127 488,129 488,130 488,131 488,131 487,132 487,133 487,133 487,133 486,134 486,134 486,135 485,135 485,136 485,136 484,137 483,138 419,183 417,185 416,186 414,187 412,188 410,189 408,189 403,191 401,192 399,192 397,193 395,193 393,193 391,194 389,194 386,194 263,195 261,195 260,195 260,195 259,195 258,195 258,195 257,196 256,196 255,197 253,197 252,198 251,198 251,199 250,200 249,201 248,202 248,203 247,204 246,205 246,206 246,207 245,208 245,209 245,210 245,210 245,211 245,212 244,212 244,213 245,296 245,298 245,299 246,299 246,300 246,301 246,301 246,302 247,303 247,304 248,305 248,306 249,307 250,308 251,309 252,310 253,311 254,312 255,312 256,313 257,313 258,314 259,314 259,314 260,314 261,314 262,315 263,315 264,315 322,314 323,314 324,314 325,314 325,314 326,314 327,315 328,315 329,315 330,316 331,316 332,317 333,318 334,319 335,319 336,320 336,321 337,322 338,323 338,324 339,325 339,326 339,327 340,328 340,329 340,330 340,331 340,332 340,332 342,430 342,431 342,431 342,433 341,434 341,434 341,435 341,436 341,437 340,438 340,439 339,440 338,441 337,442 337,443 336,444 335,445 334,445 333,446 332,446 331,447 330,447 328,448 328,448 327,448 327,448 326,448 325,448 324,448 265,449 263,449 262,449 261,449 261,449 260,449 260,449 259,450 258,450 256,451 255,451 254,452 253,452 252,453 252,454 251,455 250,456 249,457 249,458 248,459 248,460 248,461 247,462 247,463 247,464 247,464 247,465 246,466 246,466 246,467 248,630 248,631 248,632 248,632 248,633 247,634 247,634 247,636 247,637 246,638 245,639 245,640 244,641 243,642 243,643 242,643 241,644 240,645 239,645 238,646 237,647 236,647 234,647 234,647 233,647 232,648 231,648 230,648 230,648 207,648 206,648 204,648 204,648 203,648 203,648 202,647 201,647 200,647 199,646 198,645 197,645 196,644 195,643 194,643 193,642 192,641 192,640 191,639 190,638 190,637 189,636 189,635 189,634 189,634 189,632 189,631 189,631 189,630 189,467 189,466 189,466 188,465 188,464 188,464 188,463 188,462 188,462 187,461 187,460 187,460 187,459 186,459 186,458 185,457 184,456 183,454 182,453 181,452 180,452 179,451 178,451 177,450 176,450 175,449 174,449 174,449 173,449 173,449 172,449 170,449 100,449 98,449 96,449 93,448 91,448 89,448 87,447 85,447 83,446 81,445 79,444 77,443 75,442 71,440 67,438 5,389 5,389 4,388 4,387 3,387 3,386 2,385 1,383 1,382 1,382 0,381 0,380 0,379 0,379 0,379 0,378 0,377 0,376 1,375 1,375 1,374 1,373 2,372 2,371 3,371 3,370 4,370 4,369 4,369 5,368 6,367 64,326 65,325 67,324 69,323 71,322 75,320 79,318 81,318 83,317 85,317 87,316 90,316 92,316 94,316 96,316 170,315 171,315 173,315 173,315 174,315 174,315 175,315 176,314 177,314 178,313 179,313 180,312 181,311 182,311 183,310 184,309 184,308 185,307 186,306 186,305 187,304 187,303 188,302 188,301 188,300 188,300 188,299 188,298 188,297 188,213 188,212 188,212 188,211 188,210 188,209 188,209 187,207 187,206 186,205 186,204 185,203 184,202 184,201 183,201 182,200 181,199 180,198 179,198 178,197 177,197 176,196 175,196 174,196 173,195 173,195 172,195 171,195 170,195 115,195 113,195 112,195 112,195 111,195 110,195 110,195 109,194 108,194 107,193 106,193 105,192 104,192 103,191 102,190 101,189 100,188 99,187 99,186 98,185 98,184 97,183 97,182 97,181 96,180 96,179 96,179 96,178 96,178 95,70 95,68 95,67 95,67 95,66 95,65 95,65 95,64 96,63 96,62 97,61 97,60 98,59 99,58 99,57 100,56 101,55 102,55 103,54 104,53 105,53 106,52 107,52 108,52 109,52 109,52 110,52 111,52 112,52 170,52 170,52 171,51 171,51 172,51 173,51 173,51 174,51 175,50 177,50 178,50 179,49 180,48 181,48 181,47 182,46 183,45 184,45 185,44 185,43 186,41 186,40 187,39 187,38 187,37 187,37 188,36 188,36 188,34 188,33 188,18 188,18 188,17 188,16 188,16 188,15 189,13 189,12 189,11 190,10 190,9 191,8 191,7 192,6 193,5 194,4 195,4 196,3 197,2 198,2 199,2 200,1 201,1 202,1 203,0 204,0 205,0 205,0">
            <text:p/>
          </draw:polygon>
          <draw:path draw:style-name="gr5" draw:text-style-name="P5" draw:layer="layout" svg:width="0.678cm" svg:height="0.64cm" svg:x="6.771cm" svg:y="2.313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5" draw:text-style-name="P5" draw:layer="layout" svg:width="0.678cm" svg:height="0.64cm" svg:x="8.892cm" svg:y="2.563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ath draw:style-name="gr5" draw:text-style-name="P5" draw:layer="layout" svg:width="0.479cm" svg:height="0.449cm" svg:x="6.241cm" svg:y="7.31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ath draw:style-name="gr5" draw:text-style-name="P5" draw:layer="layout" svg:width="0.479cm" svg:height="0.449cm" svg:x="7.571cm" svg:y="3.663cm" svg:viewBox="0 0 480 450" svg:d="M77 8l163 156 2 3 3 2 2 3 2 2 2 3 2 2 2 3 2 3 3 6 3 6 3 6 2 6 29 87v1 1 1 1 1 1 1l-1 1v1l-1 1-1 1h-1v1h-1v1h-1-1-1-1-1-1-1-1-1v-1h-1l-72-44-6-4-6-4-5-4-6-4-5-4-5-4-5-5-5-4-159-160-1-1-1-1-1-1v-1h-1v-1-1l-1-2-1-1-1-2v-1-2l-1-2v-1-2-2-1l1-2v-2l1-1v-2l1-1 1-2 2-3 1-1 2-2 28-25 1-1 1-1 1-1h1l1-1 2-1 2-1h1l2-1h2l2-1h2 2 2 2l2 1h1l2 1h2l2 1 1 1 1 1h1v1h1l1 1 1 1zM285 25l50 28 3 1 2 1 3 1 3 1 4 1h3l3 1h3 3 3 3l4-1h3l3-1 3-1 3-1 71-31h1l1-1h1 1 1 1 1 1 2 1 1l1 1h1l1 1h1l1 1h1l1 1 1 1v1l1 1h1l1 1v1l1 2v1 1l1 1v1 1 1 1 330 1l-1 3v3 2l-1 3-1 3-1 3-1 2-2 3-1 2-2 3-2 2-2 2-2 2-3 1-2 2-2 2h-1-1l-65 34-3 1-3 1-3 1-3 1h-3l-3 1h-3-4-3-3l-3-1h-3l-3-1-3-1-3-1-3-1-56-29-3-1-3-1-3-1h-3l-3-1h-3l-3-1-3 1h-3-3l-3 1-3 1-3 1-3 1-2 2-3 1-41 26-1 1h-1l-2 2-3 1h-2l-3 1-3 1h-2-3-3-2-3l-2-1h-3l-2-1-3-1-2-1-2-2h-1-1v-1l-36-25-3-2-2-2-2-3-2-2-2-2-2-3-2-3-2-2-1-3-1-3-1-3-1-3-1-3v-3l-1-3v-3l-2-134v-1-1-1h1v-1-1l1-1v-1h1v-1h1v-1h1l1-1h1 1 1l1-1h1l1 1h1 1 1v1h1 1v1h1l20 21 5 5 5 4 10 9 11 8 6 4 6 3 118 70h2l1 1 1 1h1l2 1h2l2 1h3l2 1h2 3l2-1h2 2l3-1 2-1 2-1 2-1 2-1 2-2 1-1 1-1h1v-1l1-2 1-2 1-2 1-2 1-2v-3l1-2v-2-3-2-2l-1-3v-2l-1-2-1-2-1-2-35-131v-3l-1-4-1-3-2-3-1-3-1-3-4-6-3-5-2-3-2-3-2-2-3-3-2-2-2-2-64-61h-1l-1-1v-1l-1-1-1-1v-1l-1-1v-1l-1-1v-1l-1-1v-2-1-2-1-1-2-1l1-2v-1l1-1v-2l1-1v-1l2-2 1-1 1-1h1v-1l1-1 25-17h1v-1l3-1 2-2 3-1 3-1 2-1h3l3-1h3 3 3 3l3 1 2 1 3 1 3 1 2 1h1z">
            <text:p/>
          </draw:path>
          <draw:path draw:style-name="gr5" draw:text-style-name="P5" draw:layer="layout" svg:width="0.479cm" svg:height="0.449cm" svg:x="3.521cm" svg:y="3.263cm" svg:viewBox="0 0 480 450" svg:d="M77 8l163 156 2 3 3 2 2 3 2 2 2 3 2 2 2 3 2 3 3 6 3 6 3 6 2 6 29 87v1 1 1 1 1 1 1l-1 1v1l-1 1-1 1h-1v1h-1v1h-1-1-1-1-1-1-1-1-1v-1h-1l-72-44-6-4-6-4-5-4-6-4-5-4-5-4-5-5-5-4-159-160-1-1-1-1-1-1v-1h-1v-1-1l-1-2-1-1-1-2v-1-2l-1-2v-1-2-2-1l1-2v-2l1-1v-2l1-1 1-2 2-3 1-1 2-2 28-25 1-1 1-1 1-1h1l1-1 2-1 2-1h1l2-1h2l2-1h2 2 2 2l2 1h1l2 1h2l2 1 1 1 1 1h1v1h1l1 1 1 1zM285 25l50 28 3 1 2 1 3 1 3 1 4 1h3l3 1h3 3 3 3l4-1h3l3-1 3-1 3-1 71-31h1l1-1h1 1 1 1 1 1 2 1 1l1 1h1l1 1h1l1 1h1l1 1 1 1v1l1 1h1l1 1v1l1 2v1 1l1 1v1 1 1 1 330 1l-1 3v3 2l-1 3-1 3-1 3-1 2-2 3-1 2-2 3-2 2-2 2-2 2-3 1-2 2-2 2h-1-1l-65 34-3 1-3 1-3 1-3 1h-3l-3 1h-3-4-3-3l-3-1h-3l-3-1-3-1-3-1-3-1-56-29-3-1-3-1-3-1h-3l-3-1h-3l-3-1-3 1h-3-3l-3 1-3 1-3 1-3 1-2 2-3 1-41 26-1 1h-1l-2 2-3 1h-2l-3 1-3 1h-2-3-3-2-3l-2-1h-3l-2-1-3-1-2-1-2-2h-1-1v-1l-36-25-3-2-2-2-2-3-2-2-2-2-2-3-2-3-2-2-1-3-1-3-1-3-1-3-1-3v-3l-1-3v-3l-2-134v-1-1-1h1v-1-1l1-1v-1h1v-1h1v-1h1l1-1h1 1 1l1-1h1l1 1h1 1 1v1h1 1v1h1l20 21 5 5 5 4 10 9 11 8 6 4 6 3 118 70h2l1 1 1 1h1l2 1h2l2 1h3l2 1h2 3l2-1h2 2l3-1 2-1 2-1 2-1 2-1 2-2 1-1 1-1h1v-1l1-2 1-2 1-2 1-2 1-2v-3l1-2v-2-3-2-2l-1-3v-2l-1-2-1-2-1-2-35-131v-3l-1-4-1-3-2-3-1-3-1-3-4-6-3-5-2-3-2-3-2-2-3-3-2-2-2-2-64-61h-1l-1-1v-1l-1-1-1-1v-1l-1-1v-1l-1-1v-1l-1-1v-2-1-2-1-1-2-1l1-2v-1l1-1v-2l1-1v-1l2-2 1-1 1-1h1v-1l1-1 25-17h1v-1l3-1 2-2 3-1 3-1 2-1h3l3-1h3 3 3 3l3 1 2 1 3 1 3 1 2 1h1z">
            <text:p/>
          </draw:path>
          <draw:path draw:style-name="gr5" draw:text-style-name="P5" draw:layer="layout" svg:width="0.479cm" svg:height="0.449cm" svg:x="8.032cm" svg:y="2.787cm" svg:viewBox="0 0 480 450" svg:d="M77 8l163 156 2 3 3 2 2 3 2 2 2 3 2 2 2 3 2 3 3 6 3 6 3 6 2 6 29 87v1 1 1 1 1 1 1l-1 1v1l-1 1-1 1h-1v1h-1v1h-1-1-1-1-1-1-1-1-1v-1h-1l-72-44-6-4-6-4-5-4-6-4-5-4-5-4-5-5-5-4-159-160-1-1-1-1-1-1v-1h-1v-1-1l-1-2-1-1-1-2v-1-2l-1-2v-1-2-2-1l1-2v-2l1-1v-2l1-1 1-2 2-3 1-1 2-2 28-25 1-1 1-1 1-1h1l1-1 2-1 2-1h1l2-1h2l2-1h2 2 2 2l2 1h1l2 1h2l2 1 1 1 1 1h1v1h1l1 1 1 1zM285 25l50 28 3 1 2 1 3 1 3 1 4 1h3l3 1h3 3 3 3l4-1h3l3-1 3-1 3-1 71-31h1l1-1h1 1 1 1 1 1 2 1 1l1 1h1l1 1h1l1 1h1l1 1 1 1v1l1 1h1l1 1v1l1 2v1 1l1 1v1 1 1 1 330 1l-1 3v3 2l-1 3-1 3-1 3-1 2-2 3-1 2-2 3-2 2-2 2-2 2-3 1-2 2-2 2h-1-1l-65 34-3 1-3 1-3 1-3 1h-3l-3 1h-3-4-3-3l-3-1h-3l-3-1-3-1-3-1-3-1-56-29-3-1-3-1-3-1h-3l-3-1h-3l-3-1-3 1h-3-3l-3 1-3 1-3 1-3 1-2 2-3 1-41 26-1 1h-1l-2 2-3 1h-2l-3 1-3 1h-2-3-3-2-3l-2-1h-3l-2-1-3-1-2-1-2-2h-1-1v-1l-36-25-3-2-2-2-2-3-2-2-2-2-2-3-2-3-2-2-1-3-1-3-1-3-1-3-1-3v-3l-1-3v-3l-2-134v-1-1-1h1v-1-1l1-1v-1h1v-1h1v-1h1l1-1h1 1 1l1-1h1l1 1h1 1 1v1h1 1v1h1l20 21 5 5 5 4 10 9 11 8 6 4 6 3 118 70h2l1 1 1 1h1l2 1h2l2 1h3l2 1h2 3l2-1h2 2l3-1 2-1 2-1 2-1 2-1 2-2 1-1 1-1h1v-1l1-2 1-2 1-2 1-2 1-2v-3l1-2v-2-3-2-2l-1-3v-2l-1-2-1-2-1-2-35-131v-3l-1-4-1-3-2-3-1-3-1-3-4-6-3-5-2-3-2-3-2-2-3-3-2-2-2-2-64-61h-1l-1-1v-1l-1-1-1-1v-1l-1-1v-1l-1-1v-1l-1-1v-2-1-2-1-1-2-1l1-2v-1l1-1v-2l1-1v-1l2-2 1-1 1-1h1v-1l1-1 25-17h1v-1l3-1 2-2 3-1 3-1 2-1h3l3-1h3 3 3 3l3 1 2 1 3 1 3 1 2 1h1z">
            <text:p/>
          </draw:path>
          <draw:path draw:style-name="gr6" draw:text-style-name="P5" draw:layer="layout" svg:width="0.495cm" svg:height="0.495cm" svg:x="3.375cm" svg:y="2.61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6" draw:text-style-name="P5" draw:layer="layout" svg:width="0.495cm" svg:height="0.495cm" svg:x="5.221cm" svg:y="2.46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ath draw:style-name="gr5" draw:text-style-name="P5" draw:layer="layout" svg:width="0.678cm" svg:height="0.64cm" svg:x="4.092cm" svg:y="3.072cm" svg:viewBox="0 0 679 641" svg:d="M44 12l-2 463v1 1 1 1h1v1l1 1 1 1h1l1 1h1l1 1h1 1 1l1-1h1 1v-1h1l163-122 1-2 2-1 1-1 1-2 1-2 1-2 1-1v-2l1-2v-2l1-2v-2-2-2l-1-2v-2l-5-23-2-23 1-23 3-23 6-21 9-21 10-20 13-19 14-18 16-17 18-14 18-13 20-12 21-9 22-7 23-5h2l2-1 1-1h2l2-1 1-2 1-1 2-1 1-2 1-1 1-2 1-1v-2l1-2v-2-1-1-2l-1-2v-1l-1-2v-2l-1-1-1-1-1-2-1-1-1-1-1-2-1-1-2-1-1-1-2-1h-1-1v-1l-36-16-2-1-2-1-2-1h-2-2l-2-1h-3-2-2-2-2-2l-2 1h-2l-2 1-2 1-141 59h-2l-2 1h-2l-2 1h-3-2l-2 1h-2l-2-1h-2-2l-2-1h-2l-2-1-2-1-2-1-114-58v-1h-1-1v-1h-1-1-1-2l-1 1h-1l-1 1h-1l-1 1-1 1-1 1-1 1v1 1l-1 1v1 1zM662 3l-86 38h-1-1l-1 1-2 1-1 1-2 1-1 1-1 2-2 1-1 2v1l-1 2-1 1-1 2v2l-1 2v2 2 1 9 2 2 2l1 2v2l1 2 1 2 1 2 2 3 2 4 2 1 1 2 1 1 2 1 4 3 4 3 4 3 3 4 7 5 7 7 6 7 3 3 3 3 6 6 5 7 5 6 4 6 4 7 5 6 7 14 1 1 1 2 1 1 1 2 2 1 1 2 2 1 1 1 2 1 2 1 2 1 2 1h1l2 1h2 2 1 1v-1h1v-1-1l1-192v-1-1l-1-1v-1-1h-1v-1-1h-1v-1h-1l-1-1-1-1h-1l-1-1h-1-1-1l-1-1h-1-1l-1 1h-1zM431 112l-19 4-19 5-18 8-16 9-16 11-15 12-13 14-12 15-9 16-9 17-6 18-4 19-1 19v19l4 20 6 19 1 2v2 2l1 1v2l-1 2v2 2l-1 2v1l-1 2-1 2-1 1-1 2-2 1-1 1-270 204-4 3v1l-1 1v1l-1 1v1l-1 1v2 1 1 1 1 1l1 1v1 2l1 1 1 1v1l1 1v1l27 31 1 1 1 1h1l1 1 1 1h1l2 1h1l1 1h1 1 2 1 1 1 2 1l2-1h1v-1h1l1-1h1v-1l268-203 1-1 2-1 2-1h1l2-1h2 2 2 2 2 2l2 1 1 1 2 1h2l1 2 15 10 16 8 15 6 15 5 16 3 15 1h15l15-2 14-2 14-5 14-5 13-6 12-8 12-9 22-20 18-23 8-12 6-13 6-14 4-14 3-14 2-15v-15l-1-15-3-15-4-15-6-15-7-14-9-15-11-14-3-3-3-4-7-6-7-7-6-6-11-8-11-7-11-7-11-5-11-4-12-4-11-2-12-2h-3l-5-1h-9-10l-4 1zM469 166l7 2 7 1 6 2 7 3 6 3 7 4 6 4 6 4 4 3 3 3 7 6 7 7 3 3 2 3 7 10 6 11 5 10 3 10 3 11 1 10 1 10-1 11-2 10-2 9-3 10-5 9-10 18-13 15-15 14-9 5-8 5-10 5-9 3-10 3-10 1-10 1h-11l-10-1-11-3-10-3-11-5-11-6-10-7-3-3-4-3-7-6-6-7-3-3-3-4-10-15-8-15-5-15-3-15-1-16 2-14 4-15 6-13 7-13 9-12 10-11 11-10 13-8 13-7 14-5 15-4h4l5-1h4 5 5 5l4 1zM648 379l-11 18-12 18-14 17-15 15-16 14-18 12-19 10-19 9-20 7-21 4-22 3h-22l-22-3-23-5-22-8-23-11-1-1-2-1h-2l-2-1h-2-2-2-2-2-2l-2 1h-2l-2 1-1 1-2 1-2 1-160 122h-1l-1 1v1h-1v1 1h-1v1 1h-1v1 1 1 1 2l1 1v1 1l1 1 1 1v1h1v1h1v1h1l19 13 2 1h2l2 1 2 1 2 1h2l2 1h2 2 2l2-1h2 2l2-1 2-1 2-1 137-63h2l2-1 2-1h2 2l2-1h3 2 2 2l2 1h2 2l2 1 2 1h2l122 58 2 1h2l2 1h2l2 1h2 2 2 2 2l2-1h3l2-1h1l2-1 2-1 127-65v-1l2-1 2-1 1-1 2-1 1-2 1-1 2-2 1-1 1-2v-2l1-1 1-2v-2l1-2v-2-2-159-2-1-1-1h-1v-1-1l-1-1v-1l-1-1-1-1-1-1v-1l-1-1-1-1-1-1h-1l-1-1h-1l-1-1h-1-2v-1h-1-1-1-1l-1 1-1 1-1 1-1 2-2 2-2 3-1 3z">
            <text:p/>
          </draw:path>
          <draw:polygon draw:style-name="gr6" draw:text-style-name="P5" draw:layer="layout" svg:width="0.461cm" svg:height="0.447cm" svg:x="5.671cm" svg:y="3.36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olygon draw:style-name="gr6" draw:text-style-name="P5" draw:layer="layout" svg:width="0.461cm" svg:height="0.447cm" svg:x="8.309cm" svg:y="3.71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ath draw:style-name="gr6" draw:text-style-name="P5" draw:layer="layout" svg:width="0.319cm" svg:height="0.592cm" svg:x="10.005cm" svg:y="6.903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5" draw:text-style-name="P5" draw:layer="layout" svg:width="0.521cm" svg:height="0.718cm" svg:x="6.514cm" svg:y="10.403cm" svg:viewBox="0 0 522 719" svg:d="M426 1l86 44h1l1 1h1l1 1 1 1 1 1v1l1 1 1 1v1l1 1v1 1l1 2v1 1 1 1 1 1l-1 2v1l-1 1v1 1h-1v1l-1 1-1 1-1 1-8 7-2 2-2 2-1 2-2 2-1 3-1 2-1 3-1 3v3 3 2 3 3l1 3 1 3 1 2 2 4 1 4 3 8 3 9 1 4 1 4 1 3v3 3l-1 3v3l-1 3-1 3-2 3-3 6-3 6-4 5-2 2-2 2-191 175h-1v1h-1v1h-1-1l-1 1h-1-1-1-1v-1h-1-1-1v-1h-1l-1-1v-1l-1-1v-1h-1v-1l-1-1v-1-1-1l32-252 1-3 1-3v-3l2-3 2-6 3-6 2-3 2-3 2-3 2-2 3-2 2-2 2-2 3-1 8-3 8-3 8-3 7-2 3-1 3-1 2-1 3-2 2-1 2-2 2-2 2-2 2-3 1-2 2-2 1-3 1-3v-2l1-3v-3-12-1-1-1-2l1-1v-1l1-1v-1l1-1 1-1 1-1v-1h1l1-1 1-1h1l1-1h1 1l1-1h1 1 1 1 1 1 1l1 1h1 1zM245 217l-3 138v1 1 1h-1v1 1h-1v1h-1v1h-1l-1 1h-1-1l-1 1h-1-1-1-1v-1h-1l-1-1h-1v-1l-2-1-79-112-2-2-1-2-1-2v-2-2-1-1-1-1l1-1 1-1 1-1 1-1 2-1 2-1h2l2-1h3 6 6l6-2 7-1 7-2 7-2 7-3 6-3 5-3 5-2 2-2 3-2 2-1 2-1 3-1h2l2-1h1l1 1h1 1 1v1h1l1 1 1 1v1l1 2 1 1v3 2zM100 288l315 340 2 2 2 3 1 2 1 2 1 3v2 3 2 3l-1 2-1 3-1 2-1 2-2 2-2 2-2 2-24 14-30 16-18 7-19 6-20 5-21 4-22 2h-23l-24-3-24-6-24-9-24-12-24-17-25-20-9-9-10-11-9-11-8-9-18-27-14-26-10-25-7-25-4-24-1-24 1-23 3-22 5-21 7-19 7-19 8-17 17-29 16-22 2-2 2-2 2-2 2-1 2-1 3-1h2 3 2 2l3 1 2 1 3 1 2 1 2 2zM476 339l1 6 2 7 2 6 3 7 3 7 3 6 3 6 4 5 7 9 1 2 2 2 1 2v2l1 2v1 1 1 1l-1 1v1l-1 1v1h-1l-1 1-1 1h-2l-2 1h-3l-2 1-141 8h-1l-1-1h-1-1l-1-1-1-1h-1v-1h-1v-1-1l-1-1v-1-1-1-1-1h1v-1-1l1-1v-1h1l104-88 2-1 2-2 2-1h2l2-1h1 1 1l1 1h1 1v1h1l1 1 1 1 1 2 1 2 1 2v2l1 3v1 2 1 1zM366 484l137 11h2 3l2 1 2 1 1 1h1v1l1 1 1 1v1l1 1v1 1 2l-1 1v2l-1 2-2 2-1 3h-1v1l-1 1-1 1h-1v1l-3 5-4 6-3 6-3 7-2 6-3 7-1 7-2 5v3l-1 3v6l-1 3-1 2v2l-1 2-1 2-2 1v1h-1-1v1h-1-1-1-1-1-2l-2-1-2-1-2-1-2-2-104-91v-1h-1v-1l-1-1v-1h-1v-1-1-2-1-1h1v-1-1h1v-1l1-1h1v-1h1l1-1h1 1 1z">
            <text:p/>
          </draw:path>
          <draw:polygon draw:style-name="gr6" draw:text-style-name="P5" draw:layer="layout" svg:width="0.461cm" svg:height="0.447cm" svg:x="7.071cm" svg:y="3.565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ath draw:style-name="gr5" draw:text-style-name="P5" draw:layer="layout" svg:width="0.479cm" svg:height="0.449cm" svg:x="4.071cm" svg:y="2.063cm" svg:viewBox="0 0 480 450" svg:d="M403 8l-163 156-2 3-3 2-2 3-2 2-2 3-2 2-2 3-2 3-3 6-3 6-3 6-2 6-29 87v1 1 1 1 1 1 1l1 1v1l1 1 1 1h1v1h1v1h1 1 1 1 1 1 1 1 1v-1h1l72-44 6-4 6-4 5-4 6-4 5-4 5-4 5-5 5-4 159-160 1-1 1-1 1-1v-1h1v-1-1l1-2 1-1 1-2v-1-2l1-2v-1-2-2-1l-1-2v-2l-1-1v-2l-1-1-1-2-2-3-1-1-2-2-28-25-1-1-1-1-1-1h-1l-1-1-2-1-2-1h-1l-2-1h-2l-2-1h-2-2-2-2l-2 1h-1l-2 1h-2l-2 1-1 1-1 1h-1v1h-1l-1 1-1 1zM195 25l-50 28-3 1-2 1-3 1-3 1-4 1h-3l-3 1h-3-3-3-3l-4-1h-3l-3-1-3-1-3-1-71-31h-1l-1-1h-1-1-1-1-1-1-2-1-1l-1 1h-1l-1 1h-1l-1 1h-1l-1 1-1 1v1l-1 1h-1l-1 1v1l-1 2v1 1l-1 1v1 1 1 1 330 1l1 3v3 2l1 3 1 3 1 3 1 2 2 3 1 2 2 3 2 2 2 2 2 2 3 1 2 2 2 2h1 1l65 34 3 1 3 1 3 1 3 1h3l3 1h3 4 3 3l3-1h3l3-1 3-1 3-1 3-1 56-29 3-1 3-1 3-1h3l3-1h3l3-1 3 1h3 3l3 1 3 1 3 1 3 1 2 2 3 1 41 26 1 1h1l2 2 3 1h2l3 1 3 1h2 3 3 2 3l2-1h3l2-1 3-1 2-1 2-2h1 1v-1l36-25 3-2 2-2 2-3 2-2 2-2 2-3 2-3 2-2 1-3 1-3 1-3 1-3 1-3v-3l1-3v-3l2-134v-1-1-1h-1v-1-1l-1-1v-1h-1v-1h-1v-1h-1l-1-1h-1-1-1l-1-1h-1l-1 1h-1-1-1v1h-1-1v1h-1l-20 21-5 5-5 4-10 9-11 8-6 4-6 3-118 70h-2l-1 1-1 1h-1l-2 1h-2l-2 1h-3l-2 1h-2-3l-2-1h-2-2l-3-1-2-1-2-1-2-1-2-1-2-2-1-1-1-1h-1v-1l-1-2-1-2-1-2-1-2-1-2v-3l-1-2v-2-3-2-2l1-3v-2l1-2 1-2 1-2 35-131v-3l1-4 1-3 2-3 1-3 1-3 4-6 3-5 2-3 2-3 2-2 3-3 2-2 2-2 64-61h1l1-1v-1l1-1 1-1v-1l1-1v-1l1-1v-1l1-1v-2-1-2-1-1-2-1l-1-2v-1l-1-1v-2l-1-1v-1l-2-2-1-1-1-1h-1v-1l-1-1-25-17h-1v-1l-3-1-2-2-3-1-3-1-2-1h-3l-3-1h-3-3-3-3l-3 1-2 1-3 1-3 1-2 1h-1z">
            <text:p/>
          </draw:path>
          <draw:polygon draw:style-name="gr6" draw:text-style-name="P5" draw:layer="layout" svg:width="0.461cm" svg:height="0.447cm" svg:x="4.021cm" svg:y="2.563cm" svg:viewBox="0 0 462 448" draw:points="1,424 222,10 222,10 223,10 223,10 223,10 223,10 223,10 223,9 223,9 223,9 223,9 223,9 223,9 224,8 224,7 225,6 226,5 227,4 228,4 229,3 230,2 231,2 232,1 233,1 234,1 235,0 237,0 238,0 239,0 240,0 242,0 243,0 244,1 245,1 246,2 247,2 248,3 249,4 250,4 251,5 252,6 253,7 254,8 254,9 255,9 255,10 255,10 255,10 255,10 255,10 255,10 255,10 255,10 255,10 255,10 255,11 461,433 461,433 461,433 461,433 461,434 461,434 461,435 462,435 462,435 462,435 462,436 462,437 462,437 462,438 462,439 462,439 462,439 462,440 462,440 462,440 462,441 461,442 461,443 460,443 460,444 460,444 459,445 459,445 458,446 458,446 458,446 458,446 457,447 456,447 455,447 455,447 453,448 453,448 453,448 452,448 452,448 452,448 451,448 450,448 450,448 448,447 448,447 448,447 448,447 448,447 447,447 447,447 447,447 446,446 272,338 272,338 268,335 264,334 260,332 257,331 253,330 249,329 245,328 240,328 236,328 232,328 228,329 224,330 220,331 216,332 213,333 209,335 209,336 16,439 15,440 15,440 14,440 14,440 14,440 14,440 14,440 14,440 13,440 12,440 12,441 11,441 10,441 9,440 9,440 8,440 7,440 7,440 6,439 5,439 5,439 4,438 4,438 3,437 3,437 2,436 2,436 2,435 1,435 1,434 1,433 0,433 0,432 0,431 0,430 0,430 0,429 0,428 0,428 0,427 0,427 0,427 0,426 1,426 1,425 1,425 1,425 1,425">
            <text:p/>
          </draw:polygon>
          <draw:path draw:style-name="gr6" draw:text-style-name="P5" draw:layer="layout" svg:width="0.452cm" svg:height="0.544cm" svg:x="4.871cm" svg:y="2.968cm" svg:viewBox="0 0 453 545" svg:d="M212 5l-208 150-1 1h-1v1 1h-1v1 1h-1v1 1 1 1 1 1l1 1v1 1l1 1 1 1 1 1 1 1h1l219 112h1l1 1 2 1h2l2 1h2 2 2 2 2l1-1h2l2-1 2-1h2l1-1 2-1v-1l193-142 1-1h1v-1h1v-1l1-1v-1l1-1v-1-1-1-1-1-1-1-1h-1v-1-1h-1v-1h-1v-1h-1v-1h-1v-1h-1l-204-116h-1v-1h-1-2l-1-1-2-1h-2l-2-1h-1-2-2-2-2l-2 1h-1l-2 1-2 1-1 1-2 1zM385 236l-127 93h-1l-1 1-2 1-2 1-2 1-2 1h-2-2l-1 1h-2-2-2l-2-1h-2l-2-1h-2l-2-1-164-78h-1l-2-1-2-1h-1-2-2-2-1-2-2l-2 1h-1l-2 1-2 1h-1l-2 1-1 1-1 1h-1l-27 25h-1v1l-1 1v1l-1 1v1 1l-1 1v1 1 1 1l1 1v1 1l1 1v1h1v1h1v1h1v1h1l1 1 219 112v1h1l1 1h2l2 1h2l2 1h2 2 1l2-1h2 2l2-1 1-1 2-1 2-1 1-1h1l182-137 1-1 1-1 1-1v-1l1-1v-1-1h1v-1-1-1-1-1-1-1l-1-1v-1-1l-1-1-1-1v-1h-1v-1h-1v-1l-26-18h-1v-1h-1l-1-1-2-1h-1l-2-1h-2-1-2-1-2-2-1l-2 1h-1l-2 1h-1l-2 1-1 1zM389 368l-128 94h-1l-1 1-2 1-2 1h-2l-2 1h-1l-2 1h-2-2-2-2-2l-1-1h-2l-2-1-1-1h-1l-164-87h-1l-2-1-3-1h-1l-2-1h-2-1-2-1l-2 1h-2l-1 1h-2l-2 1-1 1-2 1-1 1h-1v1h-1l-26 24h-1v1l-1 1v1h-1v2h-1v1 1 1 1 1 1 1l1 1v1 1l1 1 1 1v1l1 1h1v1h1 1l218 116v1l2 1h2l2 1h2 2l2 1h1 2 2l2-1h2l1-1 2-1 2-1h2l1-2h1l177-131 1-1 1-1v-1h1v-1l1-1v-1-1l1-1v-1-2-1-1-1l-1-1v-1-2h-1v-1l-1-1-1-1-1-1-22-17v-1h-1l-1-1-2-1-1-1h-1l-2-1h-1-2l-1-1h-2-2l-1 1h-2-1-2l-1 1-2 1h-1l-1 1z">
            <text:p/>
          </draw:path>
          <draw:polygon draw:style-name="gr5" draw:text-style-name="P5" draw:layer="layout" svg:width="0.606cm" svg:height="0.605cm" svg:x="5.007cm" svg:y="3.313cm" svg:viewBox="0 0 607 606" draw:points="280,209 310,239 310,239 311,239 312,240 313,241 314,242 315,242 316,243 317,243 318,243 319,244 321,244 322,244 323,244 324,244 325,244 327,244 328,243 329,243 330,243 331,242 332,242 333,241 333,241 334,240 335,239 335,239 336,239 349,225 350,224 350,224 351,224 351,223 351,223 352,222 353,221 353,220 353,219 354,218 354,217 354,215 354,214 354,213 354,212 354,211 354,210 354,209 354,207 354,206 353,206 353,205 353,205 353,204 352,204 352,203 352,203 352,203 352,202 351,202 351,201 350,201 350,200 349,200 349,199 348,198 348,198 348,197 348,197 347,196 347,196 347,195 347,194 347,193 347,192 347,191 347,190 347,189 347,188 347,187 348,186 348,185 348,185 349,184 349,183 350,182 351,181 351,181 352,180 353,180 353,179 353,179 354,179 526,6 527,5 527,5 528,4 528,4 529,4 529,3 530,3 530,3 531,2 532,2 533,1 534,1 536,0 537,0 538,0 539,0 540,0 542,0 543,0 544,1 545,1 546,1 547,2 548,2 549,3 550,4 551,5 552,5 552,5 602,53 602,53 602,54 603,55 604,56 605,57 605,58 606,59 606,60 606,61 607,62 607,63 607,64 607,65 607,67 607,68 607,69 606,70 606,71 606,72 605,73 605,74 605,75 604,75 604,76 604,76 603,77 603,77 603,77 602,78 429,252 429,252 428,252 427,253 426,254 425,254 424,255 423,255 422,256 421,256 420,256 419,257 417,257 416,257 415,257 414,257 412,256 411,256 410,256 409,255 408,255 407,254 406,254 405,253 404,252 404,252 403,252 398,247 398,247 398,247 397,246 396,245 395,245 395,244 394,244 393,243 392,243 390,243 389,242 388,242 387,242 385,242 384,242 383,242 382,242 381,243 380,243 379,243 378,244 376,244 376,245 375,245 375,246 374,247 373,247 373,247 359,262 358,262 358,262 357,263 357,264 356,265 355,266 355,267 355,268 354,269 354,271 354,272 354,273 354,274 354,275 354,276 354,278 354,279 355,280 355,281 355,282 356,283 357,284 357,285 358,286 358,287 359,287 391,319 392,319 392,320 393,321 393,322 394,322 394,323 395,324 395,325 395,326 396,327 396,328 396,329 396,331 396,332 396,333 396,334 396,335 396,337 395,338 395,339 395,340 394,341 394,341 393,342 393,343 392,344 392,344 391,345 390,346 390,346 389,347 389,348 389,348 389,348 389,348 389,349 389,349 389,349 389,349 389,349 389,350 390,350 390,350 391,350 392,350 393,350 395,350 399,349 406,348 412,348 419,347 426,347 433,348 439,348 450,349 452,350 453,350 455,351 456,352 457,352 457,353 458,353 458,354 459,354 459,355 459,355 459,356 459,357 459,357 459,358 459,359 459,361 458,362 457,363 456,365 455,366 362,462 361,463 360,465 358,465 357,466 356,467 354,467 354,467 353,467 352,467 352,467 351,466 350,466 350,466 349,466 348,465 347,464 346,463 346,461 345,460 344,458 343,453 342,447 341,441 340,435 340,428 340,422 340,415 341,408 341,405 341,403 341,402 341,401 341,401 341,401 340,400 340,400 340,400 340,400 340,399 339,399 339,399 339,399 338,400 338,400 337,400 336,401 335,402 332,404 332,404 332,404 332,404 331,404 330,405 330,405 329,405 329,405 329,405 328,405 328,405 327,405 326,405 326,405 325,405 324,404 322,404 321,404 320,403 319,403 319,402 318,402 317,401 317,401 316,400 315,399 315,398 314,398 314,397 281,364 281,364 281,364 280,363 279,362 278,361 277,361 275,360 274,360 273,360 272,359 271,359 270,359 269,359 267,359 266,359 265,359 264,360 263,360 262,360 261,361 259,361 259,362 258,362 258,363 257,364 256,364 256,364 248,372 248,373 247,373 247,374 246,375 245,376 245,377 244,378 244,379 243,380 243,381 243,383 243,384 243,385 243,386 243,387 243,388 243,389 244,391 244,392 245,393 245,394 246,395 246,395 247,396 247,396 247,397 248,397 248,398 253,402 254,403 254,403 255,404 255,404 255,405 255,405 256,406 256,406 256,407 257,408 257,409 258,410 258,411 258,413 258,414 259,415 259,415 259,416 258,417 258,418 258,419 258,421 257,422 257,423 256,423 255,425 255,426 254,426 254,427 253,427 80,601 80,601 79,601 79,602 78,603 77,603 77,603 76,604 76,604 75,604 74,605 73,605 72,605 71,605 70,606 68,606 66,606 65,606 64,606 63,605 61,605 60,605 59,604 58,603 58,603 57,603 57,603 56,602 56,602 55,602 55,601 55,601 5,553 5,553 4,553 4,552 4,552 3,551 3,551 2,549 2,548 1,547 1,546 0,545 0,544 0,543 0,542 0,540 0,539 0,538 0,537 0,536 1,535 1,534 2,533 2,532 3,531 4,530 4,529 5,528 5,528 178,355 179,354 179,353 180,353 180,353 181,352 181,352 182,351 183,351 184,350 186,350 187,350 188,350 189,350 190,349 191,349 193,350 194,350 195,350 196,350 198,351 199,351 199,352 200,352 200,352 201,352 201,353 202,353 204,354 204,355 204,355 205,355 205,355 206,356 206,356 206,356 207,356 208,356 209,357 210,357 211,357 212,357 213,357 214,357 215,357 216,356 217,356 218,356 219,355 220,355 221,354 221,353 222,353 223,352 224,351 224,351 224,351 224,350 225,350 233,342 233,341 233,341 234,340 235,339 235,339 236,338 236,337 237,336 237,335 237,334 238,332 238,331 238,330 238,329 238,328 238,327 238,325 237,324 237,323 237,322 236,321 236,320 235,319 234,318 233,317 233,316 233,316 204,287 203,287 203,286 202,285 201,285 201,284 201,284 200,283 200,281 199,280 199,279 199,278 199,277 198,276 198,275 198,273 199,272 199,271 199,270 199,269 200,268 200,267 201,265 201,264 202,263 203,262 203,262 204,262 255,210 256,209 256,208 257,208 257,207 258,207 258,207 258,207 259,207 260,206 261,205 262,205 263,205 264,204 265,204 266,204 268,204 269,204 270,204 271,204 272,205 273,205 274,205 276,206 277,206 278,207 279,208 280,208">
            <text:p/>
          </draw:polygon>
          <draw:path draw:style-name="gr6" draw:text-style-name="P5" draw:layer="layout" svg:width="0.319cm" svg:height="0.592cm" svg:x="6.193cm" svg:y="3.299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5" draw:layer="layout" svg:width="0.319cm" svg:height="0.592cm" svg:x="7.776cm" svg:y="8.473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ath draw:style-name="gr6" draw:text-style-name="P6" draw:layer="layout" svg:width="0.642cm" svg:height="0.39cm" svg:x="6.278cm" svg:y="8.372cm" svg:viewBox="0 0 643 391" svg:d="M31 0h-2-2-2-1-1l-1 1-2 1h-1l-2 1-1 1-2 1-1 1-2 2-1 1-1 1-1 2-1 1-1 2-1 2v1l-1 2v1 1 1h-1v1 1 2l-3 336v1 1 2l1 2v1l1 2v2l1 1 1 2 1 1 1 2 1 1 1 1 1 2 2 1 1 1 1 1 2 1h2l1 1 2 1h2 2 1 1l1 1 585-3h1 1 1l1-1h1 1l2-1h2l1-1 2-1 1-1 2-1 1-1 2-1 1-1 1-2 1-1 1-2 1-1 1-2v-2l1-1v-2-2l1-2v-1-1l4-332v-1-1-1-1-1-1-1l-1-2-1-2v-1l-1-2-1-1-1-2-1-1-2-1-1-2-1-1-2-1-1-1-2-1h-1l-2-1-2-1h-1-2-2l-1-1h-1zM511 188h1v1l1 1h1v1l1 1 1 1v1l1 1v1l1 1v1 2 1 1 1 2 1 1 1l-1 2v1 1l-1 1v1l-1 1h-1v1l-1 1-1 1-2 1-168 116-3 2-2 1-3 1-2 1-3 1h-2l-3 1h-2-3-2l-3-1h-2l-3-1h-2l-2-1-3-1-2-1-1-1h-1v-1h-1l-167-119-1-1h-1l-1-1v-1l-1-1-1-1v-1h-1v-1l-1-2v-1-1l-1-1v-1-1-1-2-1l1-1v-1-1l1-1v-1l1-2 1-1 1-1v-1h1l1-1 1-1h1l179-113 1-1h1l3-2 2-1h3l2-1 3-1h2 3 3 2 3l2 1 3 1h2l3 1 2 2 2 1h1l1 1h1zM298 143l-4 2-5 3-4 3-4 3-6 7-6 8-5 8-3 9-2 10-1 9v10l2 9 2 9 4 9 3 4 3 4 3 3 3 4 4 3 4 2 5 3 5 2 2 1 3 1 7 1 7 1h7 7l7-1 7-1 3-1 2-1 5-2 5-3 4-2 4-3 4-4 3-3 6-8 4-8 3-9 2-10 1-9-1-10-1-9-3-9-4-9-6-8-6-7-4-3-4-3-4-2-5-2-2-1-3-1-3-1-4-1-7-1h-7-7l-7 1-4 1h-3l-3 1z">
            <text:p/>
          </draw:path>
          <draw:path draw:style-name="gr6" draw:text-style-name="P5" draw:layer="layout" svg:width="0.495cm" svg:height="0.495cm" svg:x="6.375cm" svg:y="7.817cm" svg:viewBox="0 0 496 496" svg:d="M55 2l-7 2-6 2-6 3-6 3-5 4-4 4-4 4-4 5-3 5-3 6-4 11-2 12-1 12 1 12 3 12 4 12 6 10 4 5 4 5 4 4 5 4 5 3 6 3 6 3 6 1 2 1 2 1h1l2 1 1 1 2 1 1 2 2 1 1 1 1 2 1 1 1 2v1l1 2v2 2l1 157-2 18-17 4-7 3-7 4-6 4-6 4-5 5-5 5-4 5-4 5-3 6-2 6-2 6-2 6-1 13v12l3 12 4 12 3 5 3 5 4 5 4 5 4 4 5 4 5 3 6 3 6 2 7 2h4l4 1h5 5 4l5-1h4l4-1 5-2 5-1 4-2 4-3 4-2 4-3 4-3 3-3 3-3 3-4 2-4 3-3 2-4 2-5 2-4 1-4 1-2 1-1 1-2 1-2 1-1 1-2 1-1 1-2 2-1 1-1 2-1 2-1h1l2-1h2 2 170 2 2l2 1h2l1 1 2 1 2 1 1 1 1 1 2 2 1 1 1 2 1 1 1 2 1 2 1 2 1 4 2 4 2 3 3 4 2 4 3 3 3 3 3 3 3 3 3 3 4 2 4 3 4 2 4 1 4 2 5 1 4 1h4 5 5 5 5l4-1 4-1 6-2 6-2 6-3 5-4 5-4 4-4 4-4 4-5 6-11 5-11 2-12 2-12-1-12-2-11-4-12-2-5-3-5-4-5-4-4-4-4-5-4-5-3-6-3-6-3-7-2h-2l-2-1-1-1h-2l-2-1-1-2-1-1-2-1-1-1-1-2-1-1-1-2v-2l-1-1v-2-2l-2-149v-2-2l1-2v-1l1-2 1-1 1-2 1-1 2-2 1-1 1-1 2-1 2-1 1-1h2l2-1 6-2 6-3 5-3 5-4 5-4 4-4 4-5 4-5 6-10 4-12 2-12 1-12v-12l-3-12-4-11-3-5-3-5-4-4-4-5-4-4-5-3-6-4-6-2-6-2-7-2-4-1h-5-4l-5-1-5 1h-5-4l-4 1-6 1-5 2-4 2-5 2-4 2-4 3-3 3-4 3-3 4-3 3-2 4-2 4-2 4-2 4-2 4-1 5-1 1v2l-1 2-1 1-1 2-1 1-2 2-1 1-1 1-2 1-1 1-2 1-2 1h-1l-2 1h-2l-164 2h-2l-2-1h-2l-1-1h-2l-1-1-2-1-1-1-1-2-1-1-1-1-1-2-1-2-1-1v-2l-1-2-1-5-1-5-2-4-2-5-2-4-3-4-3-4-3-4-4-3-3-3-5-3-4-3-5-2-5-2-5-2-6-2h-3l-4-1h-3-3-3-2zM367 132l2 3 3 3 2 3 2 4 1 4 2 4v2 2l1 2v1l2 171v2 2l-1 2v2l-1 2-1 2-1 4-3 4-2 3-2 4-3 2-3 5-2 2-2 2-1 2-1 1-1 2-1 1-2 2-1 1-2 1-2 1-1 2-2 1h-2l-2 1-2 1h-2l-1 1h-2l-179 1h-2-2l-2-1h-2l-2-1-2-1-1-1-2-1-4-2-3-3-3-3-2-3h-1v-1l-2-3-1-3-1-3-1-4v-3l-1-4v-4l-2-194v-2-2-2l1-2 1-4 1-4 2-5 2-4 2-3 2-4h18l189-3h2 2l2 1h2l2 1 2 1 3 2 4 2 3 2 3 3z">
            <text:p/>
          </draw:path>
          <draw:polygon draw:style-name="gr6" draw:text-style-name="P5" draw:layer="layout" svg:width="0.487cm" svg:height="0.647cm" svg:x="6.771cm" svg:y="7.292cm" svg:viewBox="0 0 488 648" draw:points="206,0 225,0 225,0 226,1 227,1 229,1 229,1 230,1 231,1 232,2 233,2 234,3 235,4 236,5 238,6 239,7 239,8 240,9 241,10 241,11 242,12 242,13 243,14 243,15 243,15 243,16 243,17 243,18 243,19 243,33 243,34 243,34 243,35 243,36 244,38 244,39 245,40 245,41 246,43 246,44 247,45 248,45 249,46 250,47 251,48 251,48 252,49 253,50 255,50 256,50 257,51 258,51 259,51 259,51 260,51 260,51 261,52 262,52 382,52 385,52 387,52 389,52 391,52 393,53 395,53 397,54 400,54 402,55 404,56 405,57 407,58 409,59 411,60 413,61 415,63 484,116 484,117 485,117 485,118 485,118 486,119 487,120 487,121 488,122 488,123 488,123 488,124 488,125 488,126 488,127 488,129 488,130 488,131 488,131 487,132 487,133 487,133 487,133 486,134 486,134 486,135 485,135 485,136 485,136 484,137 483,138 419,183 417,185 416,186 414,187 412,188 410,189 408,189 403,191 401,192 399,192 397,193 395,193 393,193 391,194 389,194 386,194 263,195 261,195 260,195 260,195 259,195 258,195 258,195 257,196 256,196 255,197 253,197 252,198 251,198 251,199 250,200 249,201 248,202 248,203 247,204 246,205 246,206 246,207 245,208 245,209 245,210 245,210 245,211 245,212 244,212 244,213 245,296 245,298 245,299 246,299 246,300 246,301 246,301 246,302 247,303 247,304 248,305 248,306 249,307 250,308 251,309 252,310 253,311 254,312 255,312 256,313 257,313 258,314 259,314 259,314 260,314 261,314 262,315 263,315 264,315 322,314 323,314 324,314 325,314 325,314 326,314 327,315 328,315 329,315 330,316 331,316 332,317 333,318 334,319 335,319 336,320 336,321 337,322 338,323 338,324 339,325 339,326 339,327 340,328 340,329 340,330 340,331 340,332 340,332 342,430 342,431 342,431 342,433 341,434 341,434 341,435 341,436 341,437 340,438 340,439 339,440 338,441 337,442 337,443 336,444 335,445 334,445 333,446 332,446 331,447 330,447 328,448 328,448 327,448 327,448 326,448 325,448 324,448 265,449 263,449 262,449 261,449 261,449 260,449 260,449 259,450 258,450 256,451 255,451 254,452 253,452 252,453 252,454 251,455 250,456 249,457 249,458 248,459 248,460 248,461 247,462 247,463 247,464 247,464 247,465 246,466 246,466 246,467 248,630 248,631 248,632 248,632 248,633 247,634 247,634 247,636 247,637 246,638 245,639 245,640 244,641 243,642 243,643 242,643 241,644 240,645 239,645 238,646 237,647 236,647 234,647 234,647 233,647 232,648 231,648 230,648 230,648 207,648 206,648 204,648 204,648 203,648 203,648 202,647 201,647 200,647 199,646 198,645 197,645 196,644 195,643 194,643 193,642 192,641 192,640 191,639 190,638 190,637 189,636 189,635 189,634 189,634 189,632 189,631 189,631 189,630 189,467 189,466 189,466 188,465 188,464 188,464 188,463 188,462 188,462 187,461 187,460 187,460 187,459 186,459 186,458 185,457 184,456 183,454 182,453 181,452 180,452 179,451 178,451 177,450 176,450 175,449 174,449 174,449 173,449 173,449 172,449 170,449 100,449 98,449 96,449 93,448 91,448 89,448 87,447 85,447 83,446 81,445 79,444 77,443 75,442 71,440 67,438 5,389 5,389 4,388 4,387 3,387 3,386 2,385 1,383 1,382 1,382 0,381 0,380 0,379 0,379 0,379 0,378 0,377 0,376 1,375 1,375 1,374 1,373 2,372 2,371 3,371 3,370 4,370 4,369 4,369 5,368 6,367 64,326 65,325 67,324 69,323 71,322 75,320 79,318 81,318 83,317 85,317 87,316 90,316 92,316 94,316 96,316 170,315 171,315 173,315 173,315 174,315 174,315 175,315 176,314 177,314 178,313 179,313 180,312 181,311 182,311 183,310 184,309 184,308 185,307 186,306 186,305 187,304 187,303 188,302 188,301 188,300 188,300 188,299 188,298 188,297 188,213 188,212 188,212 188,211 188,210 188,209 188,209 187,207 187,206 186,205 186,204 185,203 184,202 184,201 183,201 182,200 181,199 180,198 179,198 178,197 177,197 176,196 175,196 174,196 173,195 173,195 172,195 171,195 170,195 115,195 113,195 112,195 112,195 111,195 110,195 110,195 109,194 108,194 107,193 106,193 105,192 104,192 103,191 102,190 101,189 100,188 99,187 99,186 98,185 98,184 97,183 97,182 97,181 96,180 96,179 96,179 96,178 96,178 95,70 95,68 95,67 95,67 95,66 95,65 95,65 95,64 96,63 96,62 97,61 97,60 98,59 99,58 99,57 100,56 101,55 102,55 103,54 104,53 105,53 106,52 107,52 108,52 109,52 109,52 110,52 111,52 112,52 170,52 170,52 171,51 171,51 172,51 173,51 173,51 174,51 175,50 177,50 178,50 179,49 180,48 181,48 181,47 182,46 183,45 184,45 185,44 185,43 186,41 186,40 187,39 187,38 187,37 187,37 188,36 188,36 188,34 188,33 188,18 188,18 188,17 188,16 188,16 188,15 189,13 189,12 189,11 190,10 190,9 191,8 191,7 192,6 193,5 194,4 195,4 196,3 197,2 198,2 199,2 200,1 201,1 202,1 203,0 204,0 205,0 205,0">
            <text:p/>
          </draw:polygon>
          <draw:path draw:style-name="gr6" draw:text-style-name="P5" draw:layer="layout" svg:width="0.319cm" svg:height="0.592cm" svg:x="6.951cm" svg:y="8.063cm" svg:viewBox="0 0 320 593" svg:d="M136 1l-27 5-23 9-11 5-9 5-9 7-8 7-14 15-11 17-9 18-7 20-4 20-3 20-1 20v20l2 19 2 18 3 17 4 15 1 6 3 6 5 13 11 25 120 274 1 3 2 2 1 2 1 1 2 1v1h1 1 1l1 1 1-1h1 1 1v-1l2-1 1-1 1-2 1-2 2-3 116-270 5-12 5-14 5-13 4-12 6-33 5-38 1-20-1-20-2-21-4-20-5-20-8-18-11-18-6-8-7-7-8-7-9-6-9-6-10-5-11-5-12-3-27-5-13-1h-14-15l-6 1zM140 250l-6-2-6-3-5-3-5-4-5-4-4-4-7-10-6-10-4-12-3-12-1-12v-13l2-12 4-11 5-11 4-5 3-5 5-4 4-4 5-4 6-3 6-3 6-2 6-1 7-2h7 7 8 7l6 1 3 1h3l7 3 6 2 5 4 5 3 5 4 4 4 4 5 3 5 6 10 4 12 2 11v12 13l-3 12-4 11-6 11-7 10-8 8-5 4-5 4-6 3-6 2-3 1-3 1-6 1-7 1-8 1-7-1h-7l-7-1-3-1z">
            <text:p/>
          </draw:path>
          <draw:polygon draw:style-name="gr6" draw:text-style-name="P5" draw:layer="layout" svg:width="0.452cm" svg:height="0.287cm" svg:x="6.521cm" svg:y="3.825cm" svg:viewBox="0 0 453 288" draw:points="212,5 4,155 3,156 2,156 2,157 2,158 1,158 1,159 1,160 0,160 0,161 0,162 0,163 0,164 0,165 0,166 1,167 1,168 1,169 2,170 3,171 4,172 5,173 6,173 225,285 226,285 227,286 229,287 231,287 233,288 235,288 237,288 239,288 241,288 243,288 244,287 246,287 248,286 250,285 252,285 253,284 255,283 255,282 448,140 449,139 450,139 450,138 451,138 451,137 452,136 452,135 453,134 453,133 453,132 453,131 453,130 453,129 453,128 453,127 453,126 452,126 452,125 452,124 451,124 451,123 450,123 450,122 449,122 449,121 448,121 448,120 447,120 243,4 242,4 242,3 241,3 239,3 238,2 236,1 234,1 232,0 231,0 229,0 227,0 225,0 223,0 221,1 220,1 218,2 216,3 215,4 213,5">
            <text:p/>
          </draw:polygon>
          <draw:polygon draw:style-name="gr5" draw:text-style-name="P5" draw:layer="layout" svg:width="0.236cm" svg:height="0.377cm" svg:x="5.334cm" svg:y="6.163cm" svg:viewBox="0 0 237 378" draw:points="96,1 10,45 9,45 8,46 7,46 6,47 5,48 4,49 4,50 3,51 2,52 2,53 1,54 1,55 1,56 0,58 0,59 0,60 0,61 0,62 0,63 0,64 1,66 1,67 2,68 2,69 2,70 3,70 3,71 4,72 5,73 6,74 14,81 16,83 18,85 19,87 21,89 22,92 23,94 24,97 25,100 25,103 25,106 25,108 25,111 25,114 24,117 23,120 22,122 20,126 19,130 16,138 13,147 12,151 11,155 10,158 10,161 10,164 11,167 11,170 12,173 13,176 15,179 18,185 21,191 25,196 27,198 29,200 220,375 221,375 221,376 222,376 222,377 223,377 224,377 225,378 226,378 227,378 228,378 229,378 229,377 230,377 231,377 232,377 232,376 233,376 234,375 234,374 235,373 235,372 236,372 236,371 237,370 237,369 237,368 237,367 205,115 204,112 203,109 203,106 201,103 199,97 196,91 194,88 192,85 190,82 188,80 185,78 183,76 181,74 178,73 170,70 162,67 154,64 147,62 144,61 141,60 139,59 136,57 134,56 132,54 130,52 128,50 126,47 125,45 123,43 122,40 121,37 121,35 120,32 120,29 120,17 120,16 120,15 120,14 120,12 119,11 119,10 118,9 118,8 117,7 116,6 115,5 115,4 114,4 113,3 112,2 111,2 110,1 109,1 108,1 107,0 106,0 105,0 104,0 103,0 102,0 101,0 100,0 99,1 98,1 97,1">
            <text:p/>
          </draw:polygon>
          <draw:polygon draw:style-name="gr5" draw:text-style-name="P5" draw:layer="layout" svg:width="0.152cm" svg:height="0.241cm" svg:x="8.071cm" svg:y="4.813cm" svg:viewBox="0 0 153 242" draw:points="149,229 149,230 149,232 149,233 147,233 147,235 147,236 146,236 146,238 144,238 144,239 143,239 141,241 140,241 138,241 137,242 135,242 134,242 132,242 131,242 131,241 129,241 128,239 126,239 126,238 123,236 6,70 3,67 1,64 0,61 0,58 0,55 0,53 0,52 0,51 0,49 1,48 3,46 4,45 6,43 9,42 12,40 15,40 18,39 22,39 31,39 40,39 49,36 59,34 70,31 80,28 91,24 100,19 107,15 114,12 117,9 122,6 125,4 128,3 132,1 135,1 138,0 140,0 141,1 143,1 144,1 146,1 146,3 147,3 149,4 150,6 150,7 152,10 153,12 153,16 153,19">
            <text:p/>
          </draw:polygon>
          <draw:polygon draw:style-name="gr6" draw:text-style-name="P5" draw:layer="layout" svg:width="0.452cm" svg:height="0.287cm" svg:x="9.629cm" svg:y="6.637cm" svg:viewBox="0 0 453 288" draw:points="212,5 4,155 3,156 2,156 2,157 2,158 1,158 1,159 1,160 0,160 0,161 0,162 0,163 0,164 0,165 0,166 1,167 1,168 1,169 2,170 3,171 4,172 5,173 6,173 225,285 226,285 227,286 229,287 231,287 233,288 235,288 237,288 239,288 241,288 243,288 244,287 246,287 248,286 250,285 252,285 253,284 255,283 255,282 448,140 449,139 450,139 450,138 451,138 451,137 452,136 452,135 453,134 453,133 453,132 453,131 453,130 453,129 453,128 453,127 453,126 452,126 452,125 452,124 451,124 451,123 450,123 450,122 449,122 449,121 448,121 448,120 447,120 243,4 242,4 242,3 241,3 239,3 238,2 236,1 234,1 232,0 231,0 229,0 227,0 225,0 223,0 221,1 220,1 218,2 216,3 215,4 213,5">
            <text:p/>
          </draw:polygon>
          <draw:polygon draw:style-name="gr5" draw:text-style-name="P5" draw:layer="layout" svg:width="0.152cm" svg:height="0.241cm" draw:transform="rotate (-3.14159265358979) translate (9.739cm 6.6751262135922cm)" svg:viewBox="0 0 153 242" draw:points="149,229 149,230 149,232 149,233 147,233 147,235 147,236 146,236 146,238 144,238 144,239 143,239 141,241 140,241 138,241 137,242 135,242 134,242 132,242 131,242 131,241 129,241 128,239 126,239 126,238 123,236 6,70 3,67 1,64 0,61 0,58 0,55 0,53 0,52 0,51 0,49 1,48 3,46 4,45 6,43 9,42 12,40 15,40 18,39 22,39 31,39 40,39 49,36 59,34 70,31 80,28 91,24 100,19 107,15 114,12 117,9 122,6 125,4 128,3 132,1 135,1 138,0 140,0 141,1 143,1 144,1 146,1 146,3 147,3 149,4 150,6 150,7 152,10 153,12 153,16 153,19">
            <text:p/>
          </draw:polygon>
          <draw:polygon draw:style-name="gr5" draw:text-style-name="P5" draw:layer="layout" svg:width="0.152cm" svg:height="0.241cm" draw:transform="rotate (-1.5707963267949) translate (3.42112621359223cm 5.313cm)" svg:viewBox="0 0 153 242" draw:points="4,229 4,230 4,232 4,233 6,233 6,235 6,236 7,236 7,238 9,238 9,239 10,239 12,241 13,241 15,241 16,242 18,242 19,242 21,242 22,242 22,241 24,241 25,239 27,239 27,238 30,236 147,70 150,67 152,64 153,61 153,58 153,55 153,53 153,52 153,51 153,49 152,48 150,46 149,45 147,43 144,42 141,40 138,40 135,39 131,39 122,39 113,39 104,36 94,34 83,31 73,28 62,24 53,19 46,15 39,12 36,9 31,6 28,4 25,3 21,1 18,1 15,0 13,0 12,1 10,1 9,1 7,1 7,3 6,3 4,4 3,6 3,7 1,10 0,12 0,16 0,19">
            <text:p/>
          </draw:polygon>
          <draw:polygon draw:style-name="gr5" draw:text-style-name="P5" draw:layer="layout" svg:width="0.152cm" svg:height="0.241cm" draw:transform="rotate (-3.14159265358979) translate (5.724cm 10.9631262135922cm)" svg:viewBox="0 0 153 242" draw:points="4,229 4,230 4,232 4,233 6,233 6,235 6,236 7,236 7,238 9,238 9,239 10,239 12,241 13,241 15,241 16,242 18,242 19,242 21,242 22,242 22,241 24,241 25,239 27,239 27,238 30,236 147,70 150,67 152,64 153,61 153,58 153,55 153,53 153,52 153,51 153,49 152,48 150,46 149,45 147,43 144,42 141,40 138,40 135,39 131,39 122,39 113,39 104,36 94,34 83,31 73,28 62,24 53,19 46,15 39,12 36,9 31,6 28,4 25,3 21,1 18,1 15,0 13,0 12,1 10,1 9,1 7,1 7,3 6,3 4,4 3,6 3,7 1,10 0,12 0,16 0,19">
            <text:p/>
          </draw:polygon>
          <draw:polygon draw:style-name="gr5" draw:text-style-name="P5" draw:layer="layout" svg:width="0.152cm" svg:height="0.241cm" draw:transform="rotate (-1.5707963267949) translate (6.17812621359223cm 11.113cm)" svg:viewBox="0 0 153 242" draw:points="4,229 4,230 4,232 4,233 6,233 6,235 6,236 7,236 7,238 9,238 9,239 10,239 12,241 13,241 15,241 16,242 18,242 19,242 21,242 22,242 22,241 24,241 25,239 27,239 27,238 30,236 147,70 150,67 152,64 153,61 153,58 153,55 153,53 153,52 153,51 153,49 152,48 150,46 149,45 147,43 144,42 141,40 138,40 135,39 131,39 122,39 113,39 104,36 94,34 83,31 73,28 62,24 53,19 46,15 39,12 36,9 31,6 28,4 25,3 21,1 18,1 15,0 13,0 12,1 10,1 9,1 7,1 7,3 6,3 4,4 3,6 3,7 1,10 0,12 0,16 0,19">
            <text:p/>
          </draw:polygon>
          <draw:polygon draw:style-name="gr5" draw:text-style-name="P5" draw:layer="layout" svg:width="0.152cm" svg:height="0.241cm" svg:x="7.117cm" svg:y="10.371cm" svg:viewBox="0 0 153 242" draw:points="4,229 4,230 4,232 4,233 6,233 6,235 6,236 7,236 7,238 9,238 9,239 10,239 12,241 13,241 15,241 16,242 18,242 19,242 21,242 22,242 22,241 24,241 25,239 27,239 27,238 30,236 147,70 150,67 152,64 153,61 153,58 153,55 153,53 153,52 153,51 153,49 152,48 150,46 149,45 147,43 144,42 141,40 138,40 135,39 131,39 122,39 113,39 104,36 94,34 83,31 73,28 62,24 53,19 46,15 39,12 36,9 31,6 28,4 25,3 21,1 18,1 15,0 13,0 12,1 10,1 9,1 7,1 7,3 6,3 4,4 3,6 3,7 1,10 0,12 0,16 0,19">
            <text:p/>
          </draw:polygon>
          <draw:polygon draw:style-name="gr5" draw:text-style-name="P5" draw:layer="layout" svg:width="0.152cm" svg:height="0.241cm" draw:transform="rotate (-1.5707963267949) translate (7.67112621359223cm 4.16cm)" svg:viewBox="0 0 153 242" draw:points="4,229 4,230 4,232 4,233 6,233 6,235 6,236 7,236 7,238 9,238 9,239 10,239 12,241 13,241 15,241 16,242 18,242 19,242 21,242 22,242 22,241 24,241 25,239 27,239 27,238 30,236 147,70 150,67 152,64 153,61 153,58 153,55 153,53 153,52 153,51 153,49 152,48 150,46 149,45 147,43 144,42 141,40 138,40 135,39 131,39 122,39 113,39 104,36 94,34 83,31 73,28 62,24 53,19 46,15 39,12 36,9 31,6 28,4 25,3 21,1 18,1 15,0 13,0 12,1 10,1 9,1 7,1 7,3 6,3 4,4 3,6 3,7 1,10 0,12 0,16 0,19">
            <text:p/>
          </draw:polygon>
          <draw:polygon draw:style-name="gr5" draw:text-style-name="P5" draw:layer="layout" svg:width="0.152cm" svg:height="0.241cm" draw:transform="rotate (1.5707963267949) translate (5.22887378640777cm 4.066cm)" svg:viewBox="0 0 153 242" draw:points="149,229 149,230 149,232 149,233 147,233 147,235 147,236 146,236 146,238 144,238 144,239 143,239 141,241 140,241 138,241 137,242 135,242 134,242 132,242 131,242 131,241 129,241 128,239 126,239 126,238 123,236 6,70 3,67 1,64 0,61 0,58 0,55 0,53 0,52 0,51 0,49 1,48 3,46 4,45 6,43 9,42 12,40 15,40 18,39 22,39 31,39 40,39 49,36 59,34 70,31 80,28 91,24 100,19 107,15 114,12 117,9 122,6 125,4 128,3 132,1 135,1 138,0 140,0 141,1 143,1 144,1 146,1 146,3 147,3 149,4 150,6 150,7 152,10 153,12 153,16 153,19">
            <text:p/>
          </draw:polygon>
          <draw:polygon draw:style-name="gr5" draw:text-style-name="P5" draw:layer="layout" svg:width="0.152cm" svg:height="0.241cm" draw:transform="rotate (1.5707963267949) translate (4.22087378640777cm 5.363cm)" svg:viewBox="0 0 153 242" draw:points="149,229 149,230 149,232 149,233 147,233 147,235 147,236 146,236 146,238 144,238 144,239 143,239 141,241 140,241 138,241 137,242 135,242 134,242 132,242 131,242 131,241 129,241 128,239 126,239 126,238 123,236 6,70 3,67 1,64 0,61 0,58 0,55 0,53 0,52 0,51 0,49 1,48 3,46 4,45 6,43 9,42 12,40 15,40 18,39 22,39 31,39 40,39 49,36 59,34 70,31 80,28 91,24 100,19 107,15 114,12 117,9 122,6 125,4 128,3 132,1 135,1 138,0 140,0 141,1 143,1 144,1 146,1 146,3 147,3 149,4 150,6 150,7 152,10 153,12 153,16 153,19">
            <text:p/>
          </draw:polygon>
          <draw:polygon draw:style-name="gr6" draw:text-style-name="P5" draw:layer="layout" svg:width="0.452cm" svg:height="0.287cm" svg:x="5.568cm" svg:y="3.825cm" svg:viewBox="0 0 453 288" draw:points="212,5 4,155 3,156 2,156 2,157 2,158 1,158 1,159 1,160 0,160 0,161 0,162 0,163 0,164 0,165 0,166 1,167 1,168 1,169 2,170 3,171 4,172 5,173 6,173 225,285 226,285 227,286 229,287 231,287 233,288 235,288 237,288 239,288 241,288 243,288 244,287 246,287 248,286 250,285 252,285 253,284 255,283 255,282 448,140 449,139 450,139 450,138 451,138 451,137 452,136 452,135 453,134 453,133 453,132 453,131 453,130 453,129 453,128 453,127 453,126 452,126 452,125 452,124 451,124 451,123 450,123 450,122 449,122 449,121 448,121 448,120 447,120 243,4 242,4 242,3 241,3 239,3 238,2 236,1 234,1 232,0 231,0 229,0 227,0 225,0 223,0 221,1 220,1 218,2 216,3 215,4 213,5">
            <text:p/>
          </draw:polygon>
        </draw:g>
        <draw:g>
          <draw:frame draw:style-name="gr7" draw:text-style-name="P7" draw:layer="layout" svg:width="3.304cm" svg:height="1.525cm" svg:x="4.185cm" svg:y="4.811cm">
            <draw:text-box>
              <text:p><text:span text:style-name="T1">o</text:span><text:span text:style-name="T1">f</text:span><text:span text:style-name="T1"> </text:span><text:span text:style-name="T1">t</text:span><text:span text:style-name="T1">h</text:span><text:span text:style-name="T1">e</text:span></text:p>
            </draw:text-box>
          </draw:frame>
          <draw:frame draw:style-name="gr8" draw:text-style-name="P8" draw:layer="layout" svg:width="3.067cm" svg:height="2.033cm" svg:x="7.571cm" svg:y="4.431cm">
            <draw:text-box>
              <text:p><text:span text:style-name="T2">M</text:span><text:span text:style-name="T2">a</text:span><text:span text:style-name="T2">p</text:span></text:p>
            </draw:text-box>
          </draw:frame>
          <draw:frame draw:style-name="gr9" draw:text-style-name="P9" draw:layer="layout" svg:width="4.244cm" svg:height="1.525cm" svg:x="5.675cm" svg:y="5.938cm">
            <draw:text-box>
              <text:p><text:span text:style-name="T3">B</text:span><text:span text:style-name="T3">R</text:span><text:span text:style-name="T3">A</text:span><text:span text:style-name="T3">S</text:span><text:span text:style-name="T3">I</text:span><text:span text:style-name="T3">L</text:span></text:p>
            </draw:text-box>
          </draw:frame>
          <draw:frame draw:style-name="gr10" draw:text-style-name="P10" draw:layer="layout" svg:width="4.083cm" svg:height="2.033cm" svg:x="3.471cm" svg:y="3.363cm">
            <draw:text-box>
              <text:p><text:span text:style-name="T2">S</text:span><text:span text:style-name="T2">t</text:span><text:span text:style-name="T2">a</text:span><text:span text:style-name="T2">t</text:span><text:span text:style-name="T2">e</text:span></text:p>
            </draw:text-box>
          </draw:frame>
        </draw:g>
        <draw:g>
          <draw:frame draw:style-name="gr11" draw:text-style-name="P11" draw:layer="layout" svg:width="1.746cm" svg:height="0.594cm" svg:x="6.071cm" svg:y="8.73cm">
            <draw:text-box>
              <text:p><text:span text:style-name="T4">C</text:span><text:span text:style-name="T4">u</text:span><text:span text:style-name="T4">r</text:span><text:span text:style-name="T4">i</text:span><text:span text:style-name="T4">t</text:span><text:span text:style-name="T4">i</text:span><text:span text:style-name="T4">b</text:span><text:span text:style-name="T4">a</text:span></text:p>
            </draw:text-box>
          </draw:frame>
          <draw:frame draw:style-name="gr12" draw:text-style-name="P12" draw:layer="layout" svg:width="1.264cm" svg:height="0.678cm" svg:x="6.257cm" svg:y="9.197cm">
            <draw:text-box>
              <text:p><text:span text:style-name="T5">2</text:span><text:span text:style-name="T5">0</text:span><text:span text:style-name="T5">2</text:span><text:span text:style-name="T5">3</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ranth" svg:font-family="Amaranth" style:font-adornments="Bold" style:font-pitch="variable"/>
    <style:font-face style:name="Amaranth1" svg:font-family="Amaranth" style:font-pitch="variable"/>
    <style:font-face style:name="Barlow" svg:font-family="Barlow" style:font-pitch="variable"/>
    <style:font-face style:name="Barlow Black" svg:font-family="'Barlow Black'" style:font-pitch="variable"/>
    <style:font-face style:name="Barlow ExtraBold" svg:font-family="'Barlow ExtraBold'" style:font-pitch="variable"/>
    <style:font-face style:name="Barlow SemiBold" svg:font-family="'Barlow Semi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aleway ExtraBold" svg:font-family="'Raleway ExtraBold'" style:font-pitch="variable"/>
    <style:font-face style:name="Staatliches" svg:font-family="Staatliche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0.5cm" fo:margin-left="0.5cm" fo:margin-right="0.5cm" fo:page-width="12cm" fo:page-height="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4:58:56.094503852</meta:creation-date>
    <dc:date>2023-06-20T18:34:53.336617128</dc:date>
    <meta:editing-duration>PT1H42M31S</meta:editing-duration>
    <meta:editing-cycles>20</meta:editing-cycles>
    <meta:generator>LibreOffice/7.4.6.2$Linux_X86_64 LibreOffice_project/5b1f5509c2decdade7fda905e3e1429a67acd63d</meta:generator>
    <meta:document-statistic meta:object-count="162"/>
  </office:meta>
</office:document-meta>
</file>